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3078640" table:style-name="ce7">
            <text:p>3.078.6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432970" table:style-name="ce9">
            <text:p>17.432.970</text:p>
          </table:table-cell>
          <table:table-cell office:value-type="float" office:value="17195416.5" table:style-name="ce9">
            <text:p>17.195.417</text:p>
          </table:table-cell>
          <table:table-cell office:value-type="percentage" office:value="0.98637332020877677" table:style-name="ce10">
            <text:p>98,64%</text:p>
          </table:table-cell>
          <table:table-cell office:value-type="float" office:value="7471006" table:style-name="ce8">
            <text:p>7.471.006</text:p>
          </table:table-cell>
          <table:table-cell office:value-type="float" office:value="7287739" table:style-name="ce8">
            <text:p>7.287.739</text:p>
          </table:table-cell>
          <table:table-cell office:value-type="float" office:value="4141416" table:style-name="ce8">
            <text:p>4.141.416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46851" table:style-name="ce7">
            <text:p>1.846.851</text:p>
          </table:table-cell>
          <table:table-cell office:value-type="float" office:value="149980" table:style-name="ce7">
            <text:p>149.980</text:p>
          </table:table-cell>
          <table:table-cell office:value-type="float" office:value="465860" table:style-name="ce7">
            <text:p>465.860</text:p>
          </table:table-cell>
          <table:table-cell office:value-type="float" office:value="254040" table:style-name="ce7">
            <text:p>254.040</text:p>
          </table:table-cell>
          <table:table-cell office:value-type="float" office:value="58035" table:style-name="ce13">
            <text:p>58.035</text:p>
          </table:table-cell>
          <table:table-cell office:value-type="float" office:value="2774766" table:style-name="ce14">
            <text:p>2.774.766</text:p>
          </table:table-cell>
          <table:table-cell office:value-type="float" office:value="2634656.5" table:style-name="ce14">
            <text:p>2.634.657</text:p>
          </table:table-cell>
          <table:table-cell office:value-type="percentage" office:value="0.94950583220350837" table:style-name="ce15">
            <text:p>94,95%</text:p>
          </table:table-cell>
          <table:table-cell office:value-type="float" office:value="1148684" table:style-name="ce13">
            <text:p>1.148.684</text:p>
          </table:table-cell>
          <table:table-cell office:value-type="float" office:value="1124092" table:style-name="ce13">
            <text:p>1.124.092</text:p>
          </table:table-cell>
          <table:table-cell office:value-type="float" office:value="682543" table:style-name="ce13">
            <text:p>682.543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485" table:style-name="ce7">
            <text:p>1.575.485</text:p>
          </table:table-cell>
          <table:table-cell office:value-type="float" office:value="114000" table:style-name="ce7">
            <text:p>114.000</text:p>
          </table:table-cell>
          <table:table-cell office:value-type="float" office:value="510430" table:style-name="ce7">
            <text:p>510.43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62615" table:style-name="ce14">
            <text:p>2.462.615</text:p>
          </table:table-cell>
          <table:table-cell office:value-type="float" office:value="2285203.5" table:style-name="ce14">
            <text:p>2.285.204</text:p>
          </table:table-cell>
          <table:table-cell office:value-type="percentage" office:value="0.92795808520617307" table:style-name="ce15">
            <text:p>92,80%</text:p>
          </table:table-cell>
          <table:table-cell office:value-type="float" office:value="927213" table:style-name="ce13">
            <text:p>927.213</text:p>
          </table:table-cell>
          <table:table-cell office:value-type="float" office:value="916433" table:style-name="ce13">
            <text:p>916.433</text:p>
          </table:table-cell>
          <table:table-cell office:value-type="float" office:value="714065" table:style-name="ce13">
            <text:p>714.065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7106" table:style-name="ce7">
            <text:p>1.337.106</text:p>
          </table:table-cell>
          <table:table-cell office:value-type="float" office:value="125540" table:style-name="ce7">
            <text:p>125.540</text:p>
          </table:table-cell>
          <table:table-cell office:value-type="float" office:value="461430" table:style-name="ce7">
            <text:p>461.430</text:p>
          </table:table-cell>
          <table:table-cell office:value-type="float" office:value="225400" table:style-name="ce7">
            <text:p>225.400</text:p>
          </table:table-cell>
          <table:table-cell office:value-type="float" office:value="50120" table:style-name="ce13">
            <text:p>50.120</text:p>
          </table:table-cell>
          <table:table-cell office:value-type="float" office:value="2199596" table:style-name="ce14">
            <text:p>2.199.596</text:p>
          </table:table-cell>
          <table:table-cell office:value-type="float" office:value="2036953.5" table:style-name="ce14">
            <text:p>2.036.954</text:p>
          </table:table-cell>
          <table:table-cell office:value-type="percentage" office:value="0.92605801247138109" table:style-name="ce15">
            <text:p>92,61%</text:p>
          </table:table-cell>
          <table:table-cell office:value-type="float" office:value="927706" table:style-name="ce13">
            <text:p>927.706</text:p>
          </table:table-cell>
          <table:table-cell office:value-type="float" office:value="910664" table:style-name="ce13">
            <text:p>910.664</text:p>
          </table:table-cell>
          <table:table-cell office:value-type="float" office:value="471324" table:style-name="ce13">
            <text:p>471.324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41402.5" table:style-name="ce14">
            <text:p>4.141.403</text:p>
          </table:table-cell>
          <table:table-cell office:value-type="percentage" office:value="0.92806409541032764" table:style-name="ce15">
            <text:p>92,81%</text:p>
          </table:table-cell>
          <table:table-cell office:value-type="float" office:value="1818576" table:style-name="ce13">
            <text:p>1.818.576</text:p>
          </table:table-cell>
          <table:table-cell office:value-type="float" office:value="1757763" table:style-name="ce13">
            <text:p>1.757.763</text:p>
          </table:table-cell>
          <table:table-cell office:value-type="float" office:value="976916" table:style-name="ce13">
            <text:p>976.916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1579" table:style-name="ce14">
            <text:p>1.261.579</text:p>
          </table:table-cell>
          <table:table-cell office:value-type="percentage" office:value="0.9725250921200721" table:style-name="ce15">
            <text:p>97,25%</text:p>
          </table:table-cell>
          <table:table-cell office:value-type="float" office:value="519150" table:style-name="ce13">
            <text:p>519.150</text:p>
          </table:table-cell>
          <table:table-cell office:value-type="float" office:value="513944" table:style-name="ce13">
            <text:p>513.944</text:p>
          </table:table-cell>
          <table:table-cell office:value-type="float" office:value="350997" table:style-name="ce13">
            <text:p>350.997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77" table:style-name="ce7">
            <text:p>4.086.177</text:p>
          </table:table-cell>
          <table:table-cell office:value-type="float" office:value="281990" table:style-name="ce7">
            <text:p>281.990</text:p>
          </table:table-cell>
          <table:table-cell office:value-type="float" office:value="749240" table:style-name="ce7">
            <text:p>749.24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84212" table:style-name="ce14">
            <text:p>5.684.212</text:p>
          </table:table-cell>
          <table:table-cell office:value-type="float" office:value="5291399.5" table:style-name="ce14">
            <text:p>5.291.400</text:p>
          </table:table-cell>
          <table:table-cell office:value-type="percentage" office:value="0.93089411513856279" table:style-name="ce15">
            <text:p>93,09%</text:p>
          </table:table-cell>
          <table:table-cell office:value-type="float" office:value="2147481" table:style-name="ce13">
            <text:p>2.147.481</text:p>
          </table:table-cell>
          <table:table-cell office:value-type="float" office:value="2113016" table:style-name="ce13">
            <text:p>2.113.016</text:p>
          </table:table-cell>
          <table:table-cell office:value-type="float" office:value="1477565" table:style-name="ce13">
            <text:p>1.477.565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841190" table:style-name="ce7">
            <text:p>841.190</text:p>
          </table:table-cell>
          <table:table-cell office:value-type="float" office:value="381360" table:style-name="ce7">
            <text:p>381.360</text:p>
          </table:table-cell>
          <table:table-cell office:value-type="float" office:value="93090" table:style-name="ce13">
            <text:p>93.090</text:p>
          </table:table-cell>
          <table:table-cell office:value-type="float" office:value="4337045" table:style-name="ce14">
            <text:p>4.337.045</text:p>
          </table:table-cell>
          <table:table-cell office:value-type="float" office:value="3973587.5" table:style-name="ce14">
            <text:p>3.973.588</text:p>
          </table:table-cell>
          <table:table-cell office:value-type="percentage" office:value="0.91619697282366219" table:style-name="ce15">
            <text:p>91,62%</text:p>
          </table:table-cell>
          <table:table-cell office:value-type="float" office:value="1761298" table:style-name="ce13">
            <text:p>1.761.298</text:p>
          </table:table-cell>
          <table:table-cell office:value-type="float" office:value="1707725" table:style-name="ce13">
            <text:p>1.707.725</text:p>
          </table:table-cell>
          <table:table-cell office:value-type="float" office:value="1054127" table:style-name="ce13">
            <text:p>1.054.127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60426" table:style-name="ce7">
            <text:p>8.660.426</text:p>
          </table:table-cell>
          <table:table-cell office:value-type="float" office:value="689070" table:style-name="ce7">
            <text:p>689.070</text:p>
          </table:table-cell>
          <table:table-cell office:value-type="float" office:value="3136830" table:style-name="ce7">
            <text:p>3.136.8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23016" table:style-name="ce14">
            <text:p>14.323.016</text:p>
          </table:table-cell>
          <table:table-cell office:value-type="float" office:value="14120981" table:style-name="ce14">
            <text:p>14.120.981</text:p>
          </table:table-cell>
          <table:table-cell office:value-type="percentage" office:value="0.98589438146267516" table:style-name="ce15">
            <text:p>98,59%</text:p>
          </table:table-cell>
          <table:table-cell office:value-type="float" office:value="6484626" table:style-name="ce13">
            <text:p>6.484.626</text:p>
          </table:table-cell>
          <table:table-cell office:value-type="float" office:value="6334690" table:style-name="ce13">
            <text:p>6.334.690</text:p>
          </table:table-cell>
          <table:table-cell office:value-type="float" office:value="3667093" table:style-name="ce13">
            <text:p>3.667.093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078708" table:style-name="ce14">
            <text:p>10.078.708</text:p>
          </table:table-cell>
          <table:table-cell office:value-type="percentage" office:value="0.95999077985913572" table:style-name="ce15">
            <text:p>96,00%</text:p>
          </table:table-cell>
          <table:table-cell office:value-type="float" office:value="4444868" table:style-name="ce13">
            <text:p>4.444.868</text:p>
          </table:table-cell>
          <table:table-cell office:value-type="float" office:value="4366770" table:style-name="ce13">
            <text:p>4.366.770</text:p>
          </table:table-cell>
          <table:table-cell office:value-type="float" office:value="2850742" table:style-name="ce13">
            <text:p>2.850.742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0189" table:style-name="ce7">
            <text:p>1.640.189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769" table:style-name="ce14">
            <text:p>2.319.769</text:p>
          </table:table-cell>
          <table:table-cell office:value-type="float" office:value="2320332.5" table:style-name="ce14">
            <text:p>2.320.333</text:p>
          </table:table-cell>
          <table:table-cell office:value-type="percentage" office:value="1" table:style-name="ce15">
            <text:p>100,00%</text:p>
          </table:table-cell>
          <table:table-cell office:value-type="float" office:value="967747" table:style-name="ce13">
            <text:p>967.747</text:p>
          </table:table-cell>
          <table:table-cell office:value-type="float" office:value="946420" table:style-name="ce13">
            <text:p>946.420</text:p>
          </table:table-cell>
          <table:table-cell office:value-type="float" office:value="630629" table:style-name="ce13">
            <text:p>630.629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5000" table:style-name="ce7">
            <text:p>245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48374" table:style-name="ce14">
            <text:p>6.048.374</text:p>
          </table:table-cell>
          <table:table-cell office:value-type="float" office:value="6104082" table:style-name="ce14">
            <text:p>6.104.082</text:p>
          </table:table-cell>
          <table:table-cell office:value-type="percentage" office:value="1" table:style-name="ce15">
            <text:p>100,00%</text:p>
          </table:table-cell>
          <table:table-cell office:value-type="float" office:value="2474907" table:style-name="ce13">
            <text:p>2.474.907</text:p>
          </table:table-cell>
          <table:table-cell office:value-type="float" office:value="2440303" table:style-name="ce13">
            <text:p>2.440.303</text:p>
          </table:table-cell>
          <table:table-cell office:value-type="float" office:value="1937098" table:style-name="ce13">
            <text:p>1.937.098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4327" table:style-name="ce7">
            <text:p>464.327</text:p>
          </table:table-cell>
          <table:table-cell office:value-type="float" office:value="48000" table:style-name="ce7">
            <text:p>48.00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90577" table:style-name="ce14">
            <text:p>690.577</text:p>
          </table:table-cell>
          <table:table-cell office:value-type="float" office:value="640258" table:style-name="ce14">
            <text:p>640.258</text:p>
          </table:table-cell>
          <table:table-cell office:value-type="percentage" office:value="0.92713484520915124" table:style-name="ce15">
            <text:p>92,71%</text:p>
          </table:table-cell>
          <table:table-cell office:value-type="float" office:value="284164" table:style-name="ce13">
            <text:p>284.164</text:p>
          </table:table-cell>
          <table:table-cell office:value-type="float" office:value="285238" table:style-name="ce13">
            <text:p>285.238</text:p>
          </table:table-cell>
          <table:table-cell office:value-type="float" office:value="169306" table:style-name="ce13">
            <text:p>169.306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730" table:style-name="ce7">
            <text:p>2.170.73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575" table:style-name="ce14">
            <text:p>13.433.575</text:p>
          </table:table-cell>
          <table:table-cell office:value-type="float" office:value="13119276.5" table:style-name="ce14">
            <text:p>13.119.277</text:p>
          </table:table-cell>
          <table:table-cell office:value-type="percentage" office:value="0.97660351023461733" table:style-name="ce15">
            <text:p>97,66%</text:p>
          </table:table-cell>
          <table:table-cell office:value-type="float" office:value="5754960" table:style-name="ce13">
            <text:p>5.754.960</text:p>
          </table:table-cell>
          <table:table-cell office:value-type="float" office:value="5674003" table:style-name="ce13">
            <text:p>5.674.003</text:p>
          </table:table-cell>
          <table:table-cell office:value-type="float" office:value="3212853" table:style-name="ce13">
            <text:p>3.212.853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803449" table:style-name="ce14">
            <text:p>2.803.449</text:p>
          </table:table-cell>
          <table:table-cell office:value-type="percentage" office:value="0.96066595048034176" table:style-name="ce15">
            <text:p>96,07%</text:p>
          </table:table-cell>
          <table:table-cell office:value-type="float" office:value="1297841" table:style-name="ce13">
            <text:p>1.297.841</text:p>
          </table:table-cell>
          <table:table-cell office:value-type="float" office:value="1273117" table:style-name="ce13">
            <text:p>1.273.117</text:p>
          </table:table-cell>
          <table:table-cell office:value-type="float" office:value="677091" table:style-name="ce13">
            <text:p>677.091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12314.5" table:style-name="ce14">
            <text:p>1.312.315</text:p>
          </table:table-cell>
          <table:table-cell office:value-type="percentage" office:value="0.93193101386412269" table:style-name="ce15">
            <text:p>93,19%</text:p>
          </table:table-cell>
          <table:table-cell office:value-type="float" office:value="567763" table:style-name="ce13">
            <text:p>567.763</text:p>
          </table:table-cell>
          <table:table-cell office:value-type="float" office:value="560907" table:style-name="ce13">
            <text:p>560.907</text:p>
          </table:table-cell>
          <table:table-cell office:value-type="float" office:value="348748" table:style-name="ce13">
            <text:p>348.748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53488" table:style-name="ce7">
            <text:p>2.953.48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96893" table:style-name="ce14">
            <text:p>4.496.893</text:p>
          </table:table-cell>
          <table:table-cell office:value-type="float" office:value="4399559" table:style-name="ce14">
            <text:p>4.399.559</text:p>
          </table:table-cell>
          <table:table-cell office:value-type="percentage" office:value="0.978355277743989" table:style-name="ce15">
            <text:p>97,84%</text:p>
          </table:table-cell>
          <table:table-cell office:value-type="float" office:value="1946410" table:style-name="ce13">
            <text:p>1.946.410</text:p>
          </table:table-cell>
          <table:table-cell office:value-type="float" office:value="1906350" table:style-name="ce13">
            <text:p>1.906.350</text:p>
          </table:table-cell>
          <table:table-cell office:value-type="float" office:value="1164875" table:style-name="ce13">
            <text:p>1.164.875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4976" table:style-name="ce7">
            <text:p>104.976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7661" table:style-name="ce14">
            <text:p>167.661</text:p>
          </table:table-cell>
          <table:table-cell office:value-type="float" office:value="148618" table:style-name="ce14">
            <text:p>148.618</text:p>
          </table:table-cell>
          <table:table-cell office:value-type="percentage" office:value="0.8864196205438355" table:style-name="ce15">
            <text:p>88,64%</text:p>
          </table:table-cell>
          <table:table-cell office:value-type="float" office:value="67300" table:style-name="ce13">
            <text:p>67.300</text:p>
          </table:table-cell>
          <table:table-cell office:value-type="float" office:value="64165" table:style-name="ce13">
            <text:p>64.165</text:p>
          </table:table-cell>
          <table:table-cell office:value-type="float" office:value="34463" table:style-name="ce13">
            <text:p>34.463</text:p>
          </table:table-cell>
          <table:table-cell office:value-type="date" office:date-value="2022-04-12T00:00:00" table:style-name="ce16">
            <text:p>12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1420" table:style-name="ce14">
            <text:p>151.420</text:p>
          </table:table-cell>
          <table:table-cell office:value-type="float" office:value="138653.5" table:style-name="ce14">
            <text:p>138.654</text:p>
          </table:table-cell>
          <table:table-cell office:value-type="percentage" office:value="0.91568815215955623" table:style-name="ce15">
            <text:p>91,57%</text:p>
          </table:table-cell>
          <table:table-cell office:value-type="float" office:value="65703" table:style-name="ce13">
            <text:p>65.703</text:p>
          </table:table-cell>
          <table:table-cell office:value-type="float" office:value="61799" table:style-name="ce13">
            <text:p>61.799</text:p>
          </table:table-cell>
          <table:table-cell office:value-type="float" office:value="26646" table:style-name="ce13">
            <text:p>26.646</text:p>
          </table:table-cell>
          <table:table-cell office:value-type="date" office:date-value="2022-04-11T00:00:00" table:style-name="ce17">
            <text:p>11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654" table:style-name="ce7">
            <text:p>48.654</text:p>
          </table:table-cell>
          <table:table-cell office:value-type="float" office:value="0" table:style-name="ce7">
            <text:p>0</text:p>
          </table:table-cell>
          <table:table-cell office:value-type="float" office:value="58110" table:style-name="ce7">
            <text:p>58.1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64" table:style-name="ce14">
            <text:p>212.564</text:p>
          </table:table-cell>
          <table:table-cell office:value-type="float" office:value="204103" table:style-name="ce14">
            <text:p>204.103</text:p>
          </table:table-cell>
          <table:table-cell office:value-type="percentage" office:value="0.96019551758529198" table:style-name="ce15">
            <text:p>96,02%</text:p>
          </table:table-cell>
          <table:table-cell office:value-type="float" office:value="95086" table:style-name="ce13">
            <text:p>95.086</text:p>
          </table:table-cell>
          <table:table-cell office:value-type="float" office:value="96444" table:style-name="ce13">
            <text:p>96.444</text:p>
          </table:table-cell>
          <table:table-cell office:value-type="float" office:value="47508" table:style-name="ce13">
            <text:p>47.508</text:p>
          </table:table-cell>
          <table:table-cell office:value-type="date" office:date-value="2022-04-08T00:00:00" table:style-name="ce17">
            <text:p>08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930" table:style-name="ce7">
            <text:p>7.93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635" table:style-name="ce14">
            <text:p>12.635</text:p>
          </table:table-cell>
          <table:table-cell office:value-type="float" office:value="13272.5" table:style-name="ce14">
            <text:p>13.273</text:p>
          </table:table-cell>
          <table:table-cell office:value-type="percentage" office:value="1" table:style-name="ce15">
            <text:p>100,00%</text:p>
          </table:table-cell>
          <table:table-cell office:value-type="float" office:value="8102" table:style-name="ce13">
            <text:p>8.102</text:p>
          </table:table-cell>
          <table:table-cell office:value-type="float" office:value="8241" table:style-name="ce13">
            <text:p>8.241</text:p>
          </table:table-cell>
          <table:table-cell office:value-type="float" office:value="3557" table:style-name="ce13">
            <text:p>3.557</text:p>
          </table:table-cell>
          <table:table-cell office:value-type="date" office:date-value="2022-04-08T00:00:00" table:style-name="ce17">
            <text:p>08/04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256695" table:style-name="ce19">
            <text:p>63.256.695</text:p>
          </table:table-cell>
          <table:table-cell office:value-type="float" office:value="5208330" table:style-name="ce19">
            <text:p>5.208.330</text:p>
          </table:table-cell>
          <table:table-cell office:value-type="float" office:value="17760090" table:style-name="ce20">
            <text:p>17.760.090</text:p>
          </table:table-cell>
          <table:table-cell office:value-type="float" office:value="9010380" table:style-name="ce21">
            <text:p>9.010.380</text:p>
          </table:table-cell>
          <table:table-cell office:value-type="float" office:value="2096980" table:style-name="ce22">
            <text:p>2.096.980</text:p>
          </table:table-cell>
          <table:table-cell office:value-type="float" office:value="97332475" table:style-name="ce23">
            <text:p>97.332.475</text:p>
          </table:table-cell>
          <table:table-cell office:value-type="float" office:value="94223806" table:style-name="ce23">
            <text:p>94.223.806</text:p>
          </table:table-cell>
          <table:table-cell office:value-type="percentage" office:value="0.96806133821214346" table:style-name="ce24">
            <text:p>96,81%</text:p>
          </table:table-cell>
          <table:table-cell office:value-type="float" office:value="41180591" table:style-name="ce23">
            <text:p>41.180.591</text:p>
          </table:table-cell>
          <table:table-cell office:value-type="float" office:value="40349823" table:style-name="ce23">
            <text:p>40.349.823</text:p>
          </table:table-cell>
          <table:table-cell office:value-type="float" office:value="24639562" table:style-name="ce23">
            <text:p>24.639.562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40805" table:style-name="ce32">
            <text:p>7.040.805</text:p>
          </table:table-cell>
          <table:table-cell office:value-type="percentage" office:value="0.93777308352884692" table:style-name="ce33">
            <text:p>93,8%</text:p>
          </table:table-cell>
          <table:table-cell office:value-type="float" office:value="7004841" table:style-name="ce32">
            <text:p>7.004.841</text:p>
          </table:table-cell>
          <table:table-cell office:value-type="percentage" office:value="0.93298299614877722" table:style-name="ce33">
            <text:p>93,3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6815" table:style-name="ce32">
            <text:p>1.096.815</text:p>
          </table:table-cell>
          <table:table-cell office:value-type="percentage" office:value="0.92215202857219725" table:style-name="ce33">
            <text:p>92,2%</text:p>
          </table:table-cell>
          <table:table-cell office:value-type="float" office:value="1090029" table:style-name="ce32">
            <text:p>1.090.029</text:p>
          </table:table-cell>
          <table:table-cell office:value-type="percentage" office:value="0.91644666926740026" table:style-name="ce33">
            <text:p>91,6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5459" table:style-name="ce32">
            <text:p>885.459</text:p>
          </table:table-cell>
          <table:table-cell office:value-type="percentage" office:value="0.95164904610364698" table:style-name="ce33">
            <text:p>95,2%</text:p>
          </table:table-cell>
          <table:table-cell office:value-type="float" office:value="886626" table:style-name="ce32">
            <text:p>886.626</text:p>
          </table:table-cell>
          <table:table-cell office:value-type="percentage" office:value="0.95290328197092367" table:style-name="ce33">
            <text:p>95,3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918" table:style-name="ce32">
            <text:p>896.918</text:p>
          </table:table-cell>
          <table:table-cell office:value-type="percentage" office:value="0.82803615626849292" table:style-name="ce33">
            <text:p>82,8%</text:p>
          </table:table-cell>
          <table:table-cell office:value-type="float" office:value="890459" table:style-name="ce32">
            <text:p>890.459</text:p>
          </table:table-cell>
          <table:table-cell office:value-type="percentage" office:value="0.82207319696414383" table:style-name="ce33">
            <text:p>82,2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4461" table:style-name="ce32">
            <text:p>1.744.461</text:p>
          </table:table-cell>
          <table:table-cell office:value-type="percentage" office:value="0.85785583863983161" table:style-name="ce33">
            <text:p>85,8%</text:p>
          </table:table-cell>
          <table:table-cell office:value-type="float" office:value="1709718" table:style-name="ce32">
            <text:p>1.709.718</text:p>
          </table:table-cell>
          <table:table-cell office:value-type="percentage" office:value="0.84077062698886118" table:style-name="ce33">
            <text:p>84,1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537" table:style-name="ce32">
            <text:p>494.537</text:p>
          </table:table-cell>
          <table:table-cell office:value-type="percentage" office:value="0.93828999244870626" table:style-name="ce33">
            <text:p>93,8%</text:p>
          </table:table-cell>
          <table:table-cell office:value-type="float" office:value="495597" table:style-name="ce32">
            <text:p>495.597</text:p>
          </table:table-cell>
          <table:table-cell office:value-type="percentage" office:value="0.94030114104223028" table:style-name="ce33">
            <text:p>94,0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7544" table:style-name="ce32">
            <text:p>2.047.544</text:p>
          </table:table-cell>
          <table:table-cell office:value-type="percentage" office:value="0.94263515071940274" table:style-name="ce33">
            <text:p>94,3%</text:p>
          </table:table-cell>
          <table:table-cell office:value-type="float" office:value="2037280" table:style-name="ce32">
            <text:p>2.037.280</text:p>
          </table:table-cell>
          <table:table-cell office:value-type="percentage" office:value="0.93790987634826151" table:style-name="ce33">
            <text:p>93,8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0458" table:style-name="ce32">
            <text:p>1.660.458</text:p>
          </table:table-cell>
          <table:table-cell office:value-type="percentage" office:value="0.9143078341176224" table:style-name="ce33">
            <text:p>91,4%</text:p>
          </table:table-cell>
          <table:table-cell office:value-type="float" office:value="1638698" table:style-name="ce32">
            <text:p>1.638.698</text:p>
          </table:table-cell>
          <table:table-cell office:value-type="percentage" office:value="0.90232599629311894" table:style-name="ce33">
            <text:p>90,2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49505" table:style-name="ce32">
            <text:p>6.249.505</text:p>
          </table:table-cell>
          <table:table-cell office:value-type="percentage" office:value="0.92142782790906008" table:style-name="ce33">
            <text:p>92,1%</text:p>
          </table:table-cell>
          <table:table-cell office:value-type="float" office:value="6177327" table:style-name="ce32">
            <text:p>6.177.327</text:p>
          </table:table-cell>
          <table:table-cell office:value-type="percentage" office:value="0.9107858942258612" table:style-name="ce33">
            <text:p>91,1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4843" table:style-name="ce32">
            <text:p>4.194.843</text:p>
          </table:table-cell>
          <table:table-cell office:value-type="percentage" office:value="0.93384210153725733" table:style-name="ce33">
            <text:p>93,4%</text:p>
          </table:table-cell>
          <table:table-cell office:value-type="float" office:value="4213976" table:style-name="ce32">
            <text:p>4.213.976</text:p>
          </table:table-cell>
          <table:table-cell office:value-type="percentage" office:value="0.93810142683947062" table:style-name="ce33">
            <text:p>93,8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858" table:style-name="ce32">
            <text:p>909.858</text:p>
          </table:table-cell>
          <table:table-cell office:value-type="percentage" office:value="0.95785617282001079" table:style-name="ce33">
            <text:p>95,8%</text:p>
          </table:table-cell>
          <table:table-cell office:value-type="float" office:value="906519" table:style-name="ce32">
            <text:p>906.519</text:p>
          </table:table-cell>
          <table:table-cell office:value-type="percentage" office:value="0.95434102896124817" table:style-name="ce33">
            <text:p>95,4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1408" table:style-name="ce32">
            <text:p>2.341.408</text:p>
          </table:table-cell>
          <table:table-cell office:value-type="percentage" office:value="0.95329272468402493" table:style-name="ce33">
            <text:p>95,3%</text:p>
          </table:table-cell>
          <table:table-cell office:value-type="float" office:value="2346349" table:style-name="ce32">
            <text:p>2.346.349</text:p>
          </table:table-cell>
          <table:table-cell office:value-type="percentage" office:value="0.95530442847621477" table:style-name="ce33">
            <text:p>95,5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192" table:style-name="ce32">
            <text:p>269.192</text:p>
          </table:table-cell>
          <table:table-cell office:value-type="percentage" office:value="0.95634843096643085" table:style-name="ce33">
            <text:p>95,6%</text:p>
          </table:table-cell>
          <table:table-cell office:value-type="float" office:value="273519" table:style-name="ce32">
            <text:p>273.519</text:p>
          </table:table-cell>
          <table:table-cell office:value-type="percentage" office:value="0.9717208033281346" table:style-name="ce33">
            <text:p>97,2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10720" table:style-name="ce32">
            <text:p>5.510.720</text:p>
          </table:table-cell>
          <table:table-cell office:value-type="percentage" office:value="0.92292830504171219" table:style-name="ce33">
            <text:p>92,3%</text:p>
          </table:table-cell>
          <table:table-cell office:value-type="float" office:value="5504476" table:style-name="ce32">
            <text:p>5.504.476</text:p>
          </table:table-cell>
          <table:table-cell office:value-type="percentage" office:value="0.9218825679444399" table:style-name="ce33">
            <text:p>92,2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0553" table:style-name="ce32">
            <text:p>1.230.553</text:p>
          </table:table-cell>
          <table:table-cell office:value-type="percentage" office:value="0.93392526187487379" table:style-name="ce33">
            <text:p>93,4%</text:p>
          </table:table-cell>
          <table:table-cell office:value-type="float" office:value="1233058" table:style-name="ce32">
            <text:p>1.233.058</text:p>
          </table:table-cell>
          <table:table-cell office:value-type="percentage" office:value="0.9358264256451434" table:style-name="ce33">
            <text:p>93,6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825" table:style-name="ce32">
            <text:p>539.825</text:p>
          </table:table-cell>
          <table:table-cell office:value-type="percentage" office:value="0.93045362253392949" table:style-name="ce33">
            <text:p>93,0%</text:p>
          </table:table-cell>
          <table:table-cell office:value-type="float" office:value="540065" table:style-name="ce32">
            <text:p>540.065</text:p>
          </table:table-cell>
          <table:table-cell office:value-type="percentage" office:value="0.93086729153667691" table:style-name="ce33">
            <text:p>93,1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4401" table:style-name="ce32">
            <text:p>1.864.401</text:p>
          </table:table-cell>
          <table:table-cell office:value-type="percentage" office:value="0.95353440194184591" table:style-name="ce33">
            <text:p>95,4%</text:p>
          </table:table-cell>
          <table:table-cell office:value-type="float" office:value="1851729" table:style-name="ce32">
            <text:p>1.851.729</text:p>
          </table:table-cell>
          <table:table-cell office:value-type="percentage" office:value="0.94705339922761911" table:style-name="ce33">
            <text:p>94,7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367" table:style-name="ce32">
            <text:p>64.367</text:p>
          </table:table-cell>
          <table:table-cell office:value-type="percentage" office:value="0.90620732376916469" table:style-name="ce33">
            <text:p>90,6%</text:p>
          </table:table-cell>
          <table:table-cell office:value-type="float" office:value="62415" table:style-name="ce32">
            <text:p>62.415</text:p>
          </table:table-cell>
          <table:table-cell office:value-type="percentage" office:value="0.87872559095580682" table:style-name="ce33">
            <text:p>87,9%</text:p>
          </table:table-cell>
          <table:table-cell office:value-type="date" office:date-value="2022-04-12T00:00:00" table:style-name="ce34">
            <text:p>12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2304" table:style-name="ce32">
            <text:p>62.304</text:p>
          </table:table-cell>
          <table:table-cell office:value-type="percentage" office:value="0.91266516274572995" table:style-name="ce33">
            <text:p>91,3%</text:p>
          </table:table-cell>
          <table:table-cell office:value-type="float" office:value="60180" table:style-name="ce32">
            <text:p>60.180</text:p>
          </table:table-cell>
          <table:table-cell office:value-type="percentage" office:value="0.88155157765212555" table:style-name="ce33">
            <text:p>88,2%</text:p>
          </table:table-cell>
          <table:table-cell office:value-type="date" office:date-value="2022-04-11T00:00:00" table:style-name="ce34">
            <text:p>11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86" table:style-name="ce32">
            <text:p>95.086</text:p>
          </table:table-cell>
          <table:table-cell office:value-type="string" table:style-name="ce33">
            <text:p>-</text:p>
          </table:table-cell>
          <table:table-cell office:value-type="float" office:value="96444" table:style-name="ce32">
            <text:p>96.444</text:p>
          </table:table-cell>
          <table:table-cell office:value-type="string" table:style-name="ce33">
            <text:p>-</text:p>
          </table:table-cell>
          <table:table-cell office:value-type="date" office:date-value="2022-04-08T00:00:00" table:style-name="ce34">
            <text:p>08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102" table:style-name="ce32">
            <text:p>8.102</text:p>
          </table:table-cell>
          <table:table-cell office:value-type="string" table:style-name="ce33">
            <text:p>-</text:p>
          </table:table-cell>
          <table:table-cell office:value-type="float" office:value="8241" table:style-name="ce32">
            <text:p>8.241</text:p>
          </table:table-cell>
          <table:table-cell office:value-type="string" table:style-name="ce33">
            <text:p>-</text:p>
          </table:table-cell>
          <table:table-cell office:value-type="date" office:date-value="2022-04-08T00:00:00" table:style-name="ce34">
            <text:p>08/04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207161" table:style-name="ce35">
            <text:p>39.207.161</text:p>
          </table:table-cell>
          <table:table-cell office:value-type="percentage" office:value="0.92940927650809235" table:style-name="ce36">
            <text:p>92,9%</text:p>
          </table:table-cell>
          <table:table-cell office:value-type="float" office:value="39027546" table:style-name="ce35">
            <text:p>39.027.546</text:p>
          </table:table-cell>
          <table:table-cell office:value-type="percentage" office:value="0.92515148678442427" table:style-name="ce36">
            <text:p>92,5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526" table:style-name="ce45">
            <text:p>435.526</text:p>
          </table:table-cell>
          <table:table-cell office:value-type="percentage" office:value="1" table:style-name="ce46">
            <text:p>100,0%</text:p>
          </table:table-cell>
          <table:table-cell office:value-type="float" office:value="656590" table:style-name="ce45">
            <text:p>656.590</text:p>
          </table:table-cell>
          <table:table-cell office:value-type="percentage" office:value="1" table:style-name="ce46">
            <text:p>100,0%</text:p>
          </table:table-cell>
          <table:table-cell office:value-type="float" office:value="937647" table:style-name="ce45">
            <text:p>937.647</text:p>
          </table:table-cell>
          <table:table-cell office:value-type="percentage" office:value="0.97852079200274678" table:style-name="ce46">
            <text:p>97,9%</text:p>
          </table:table-cell>
          <table:table-cell office:value-type="float" office:value="1229717" table:style-name="ce45">
            <text:p>1.229.717</text:p>
          </table:table-cell>
          <table:table-cell office:value-type="percentage" office:value="0.95505249726038777" table:style-name="ce46">
            <text:p>95,5%</text:p>
          </table:table-cell>
          <table:table-cell office:value-type="float" office:value="1277505" table:style-name="ce45">
            <text:p>1.277.505</text:p>
          </table:table-cell>
          <table:table-cell office:value-type="percentage" office:value="0.92282870632563196" table:style-name="ce46">
            <text:p>92,3%</text:p>
          </table:table-cell>
          <table:table-cell office:value-type="float" office:value="968699" table:style-name="ce45">
            <text:p>968.699</text:p>
          </table:table-cell>
          <table:table-cell office:value-type="percentage" office:value="0.87921831448038756" table:style-name="ce46">
            <text:p>87,9%</text:p>
          </table:table-cell>
          <table:table-cell office:value-type="float" office:value="812856" table:style-name="ce45">
            <text:p>812.856</text:p>
          </table:table-cell>
          <table:table-cell office:value-type="percentage" office:value="0.87770809578107178" table:style-name="ce46">
            <text:p>87,8%</text:p>
          </table:table-cell>
          <table:table-cell office:value-type="float" office:value="722265" table:style-name="ce45">
            <text:p>722.265</text:p>
          </table:table-cell>
          <table:table-cell office:value-type="percentage" office:value="0.93455229114209037" table:style-name="ce46">
            <text:p>93,5%</text:p>
          </table:table-cell>
          <table:table-cell office:value-type="float" office:value="7040805" table:style-name="ce45">
            <text:p>7.040.805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777308352884692" table:style-name="ce46">
            <text:p>93,8%</text:p>
          </table:table-cell>
          <table:table-cell office:value-type="percentage" office:value="0.82811400838157856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708" table:style-name="ce48">
            <text:p>101.708</text:p>
          </table:table-cell>
          <table:table-cell office:value-type="percentage" office:value="1" table:style-name="ce49">
            <text:p>100,0%</text:p>
          </table:table-cell>
          <table:table-cell office:value-type="float" office:value="119878" table:style-name="ce48">
            <text:p>119.878</text:p>
          </table:table-cell>
          <table:table-cell office:value-type="percentage" office:value="1" table:style-name="ce49">
            <text:p>100,0%</text:p>
          </table:table-cell>
          <table:table-cell office:value-type="float" office:value="156052" table:style-name="ce48">
            <text:p>156.052</text:p>
          </table:table-cell>
          <table:table-cell office:value-type="percentage" office:value="0.96740437666604673" table:style-name="ce49">
            <text:p>96,7%</text:p>
          </table:table-cell>
          <table:table-cell office:value-type="float" office:value="188585" table:style-name="ce48">
            <text:p>188.585</text:p>
          </table:table-cell>
          <table:table-cell office:value-type="percentage" office:value="0.93837388664974875" table:style-name="ce49">
            <text:p>93,8%</text:p>
          </table:table-cell>
          <table:table-cell office:value-type="float" office:value="192411" table:style-name="ce48">
            <text:p>192.411</text:p>
          </table:table-cell>
          <table:table-cell office:value-type="percentage" office:value="0.90064455127154941" table:style-name="ce49">
            <text:p>90,1%</text:p>
          </table:table-cell>
          <table:table-cell office:value-type="float" office:value="132048" table:style-name="ce48">
            <text:p>132.048</text:p>
          </table:table-cell>
          <table:table-cell office:value-type="percentage" office:value="0.83427892695131356" table:style-name="ce49">
            <text:p>83,4%</text:p>
          </table:table-cell>
          <table:table-cell office:value-type="float" office:value="110866" table:style-name="ce48">
            <text:p>110.866</text:p>
          </table:table-cell>
          <table:table-cell office:value-type="percentage" office:value="0.847612348812673" table:style-name="ce49">
            <text:p>84,8%</text:p>
          </table:table-cell>
          <table:table-cell office:value-type="float" office:value="95267" table:style-name="ce48">
            <text:p>95.267</text:p>
          </table:table-cell>
          <table:table-cell office:value-type="percentage" office:value="0.89003802423461043" table:style-name="ce49">
            <text:p>89,0%</text:p>
          </table:table-cell>
          <table:table-cell office:value-type="float" office:value="1096815" table:style-name="ce48">
            <text:p>1.096.815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215202857219725" table:style-name="ce49">
            <text:p>92,2%</text:p>
          </table:table-cell>
          <table:table-cell office:value-type="percentage" office:value="0.82397100815620983" table:style-name="ce49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85" table:style-name="ce48">
            <text:p>89.285</text:p>
          </table:table-cell>
          <table:table-cell office:value-type="percentage" office:value="1" table:style-name="ce49">
            <text:p>100,0%</text:p>
          </table:table-cell>
          <table:table-cell office:value-type="float" office:value="114816" table:style-name="ce48">
            <text:p>114.816</text:p>
          </table:table-cell>
          <table:table-cell office:value-type="percentage" office:value="1" table:style-name="ce49">
            <text:p>100,0%</text:p>
          </table:table-cell>
          <table:table-cell office:value-type="float" office:value="149201" table:style-name="ce48">
            <text:p>149.201</text:p>
          </table:table-cell>
          <table:table-cell office:value-type="percentage" office:value="0.98165010855977364" table:style-name="ce49">
            <text:p>98,2%</text:p>
          </table:table-cell>
          <table:table-cell office:value-type="float" office:value="154453" table:style-name="ce48">
            <text:p>154.453</text:p>
          </table:table-cell>
          <table:table-cell office:value-type="percentage" office:value="0.95292535305985204" table:style-name="ce49">
            <text:p>95,3%</text:p>
          </table:table-cell>
          <table:table-cell office:value-type="float" office:value="152599" table:style-name="ce48">
            <text:p>152.599</text:p>
          </table:table-cell>
          <table:table-cell office:value-type="percentage" office:value="0.91971432015429122" table:style-name="ce49">
            <text:p>92,0%</text:p>
          </table:table-cell>
          <table:table-cell office:value-type="float" office:value="93167" table:style-name="ce48">
            <text:p>93.167</text:p>
          </table:table-cell>
          <table:table-cell office:value-type="percentage" office:value="0.85796244624324303" table:style-name="ce49">
            <text:p>85,8%</text:p>
          </table:table-cell>
          <table:table-cell office:value-type="float" office:value="68924" table:style-name="ce48">
            <text:p>68.924</text:p>
          </table:table-cell>
          <table:table-cell office:value-type="percentage" office:value="0.86979127230509079" table:style-name="ce49">
            <text:p>87,0%</text:p>
          </table:table-cell>
          <table:table-cell office:value-type="float" office:value="63014" table:style-name="ce48">
            <text:p>63.014</text:p>
          </table:table-cell>
          <table:table-cell office:value-type="percentage" office:value="0.9656430060071105" table:style-name="ce49">
            <text:p>96,6%</text:p>
          </table:table-cell>
          <table:table-cell office:value-type="float" office:value="885459" table:style-name="ce48">
            <text:p>885.459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164904610364698" table:style-name="ce49">
            <text:p>95,2%</text:p>
          </table:table-cell>
          <table:table-cell office:value-type="percentage" office:value="0.87419154517424913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4" table:style-name="ce48">
            <text:p>51.864</text:p>
          </table:table-cell>
          <table:table-cell office:value-type="percentage" office:value="0.96701657561575893" table:style-name="ce49">
            <text:p>96,7%</text:p>
          </table:table-cell>
          <table:table-cell office:value-type="float" office:value="79948" table:style-name="ce48">
            <text:p>79.948</text:p>
          </table:table-cell>
          <table:table-cell office:value-type="percentage" office:value="0.91647752023293672" table:style-name="ce49">
            <text:p>91,6%</text:p>
          </table:table-cell>
          <table:table-cell office:value-type="float" office:value="112215" table:style-name="ce48">
            <text:p>112.215</text:p>
          </table:table-cell>
          <table:table-cell office:value-type="percentage" office:value="0.88085687596649742" table:style-name="ce49">
            <text:p>88,1%</text:p>
          </table:table-cell>
          <table:table-cell office:value-type="float" office:value="153740" table:style-name="ce48">
            <text:p>153.740</text:p>
          </table:table-cell>
          <table:table-cell office:value-type="percentage" office:value="0.86610180949591009" table:style-name="ce49">
            <text:p>86,6%</text:p>
          </table:table-cell>
          <table:table-cell office:value-type="float" office:value="173973" table:style-name="ce48">
            <text:p>173.973</text:p>
          </table:table-cell>
          <table:table-cell office:value-type="percentage" office:value="0.80311416608578035" table:style-name="ce49">
            <text:p>80,3%</text:p>
          </table:table-cell>
          <table:table-cell office:value-type="float" office:value="135585" table:style-name="ce48">
            <text:p>135.585</text:p>
          </table:table-cell>
          <table:table-cell office:value-type="percentage" office:value="0.73668682456111756" table:style-name="ce49">
            <text:p>73,7%</text:p>
          </table:table-cell>
          <table:table-cell office:value-type="float" office:value="105016" table:style-name="ce48">
            <text:p>105.016</text:p>
          </table:table-cell>
          <table:table-cell office:value-type="percentage" office:value="0.76535022191774826" table:style-name="ce49">
            <text:p>76,5%</text:p>
          </table:table-cell>
          <table:table-cell office:value-type="float" office:value="84577" table:style-name="ce48">
            <text:p>84.577</text:p>
          </table:table-cell>
          <table:table-cell office:value-type="percentage" office:value="0.84971266677383062" table:style-name="ce49">
            <text:p>85,0%</text:p>
          </table:table-cell>
          <table:table-cell office:value-type="float" office:value="896918" table:style-name="ce48">
            <text:p>896.918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803615626849292" table:style-name="ce49">
            <text:p>82,8%</text:p>
          </table:table-cell>
          <table:table-cell office:value-type="percentage" office:value="0.7353142997683999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48" table:style-name="ce48">
            <text:p>94.848</text:p>
          </table:table-cell>
          <table:table-cell office:value-type="percentage" office:value="0.94505888682967654" table:style-name="ce49">
            <text:p>94,5%</text:p>
          </table:table-cell>
          <table:table-cell office:value-type="float" office:value="156224" table:style-name="ce48">
            <text:p>156.224</text:p>
          </table:table-cell>
          <table:table-cell office:value-type="percentage" office:value="0.93298137907146184" table:style-name="ce49">
            <text:p>93,3%</text:p>
          </table:table-cell>
          <table:table-cell office:value-type="float" office:value="229496" table:style-name="ce48">
            <text:p>229.496</text:p>
          </table:table-cell>
          <table:table-cell office:value-type="percentage" office:value="0.91230943531235709" table:style-name="ce49">
            <text:p>91,2%</text:p>
          </table:table-cell>
          <table:table-cell office:value-type="float" office:value="325996" table:style-name="ce48">
            <text:p>325.996</text:p>
          </table:table-cell>
          <table:table-cell office:value-type="percentage" office:value="0.88526450996206352" table:style-name="ce49">
            <text:p>88,5%</text:p>
          </table:table-cell>
          <table:table-cell office:value-type="float" office:value="325169" table:style-name="ce48">
            <text:p>325.169</text:p>
          </table:table-cell>
          <table:table-cell office:value-type="percentage" office:value="0.82508214815848568" table:style-name="ce49">
            <text:p>82,5%</text:p>
          </table:table-cell>
          <table:table-cell office:value-type="float" office:value="239611" table:style-name="ce48">
            <text:p>239.611</text:p>
          </table:table-cell>
          <table:table-cell office:value-type="percentage" office:value="0.76586801848738417" table:style-name="ce49">
            <text:p>76,6%</text:p>
          </table:table-cell>
          <table:table-cell office:value-type="float" office:value="200902" table:style-name="ce48">
            <text:p>200.902</text:p>
          </table:table-cell>
          <table:table-cell office:value-type="percentage" office:value="0.78886877579308201" table:style-name="ce49">
            <text:p>78,9%</text:p>
          </table:table-cell>
          <table:table-cell office:value-type="float" office:value="172215" table:style-name="ce48">
            <text:p>172.215</text:p>
          </table:table-cell>
          <table:table-cell office:value-type="percentage" office:value="0.93460505250590187" table:style-name="ce49">
            <text:p>93,5%</text:p>
          </table:table-cell>
          <table:table-cell office:value-type="float" office:value="1744461" table:style-name="ce48">
            <text:p>1.744.461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785583863983161" table:style-name="ce49">
            <text:p>85,8%</text:p>
          </table:table-cell>
          <table:table-cell office:value-type="percentage" office:value="0.77726122576100454" table:style-name="ce49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89" table:style-name="ce48">
            <text:p>42.589</text:p>
          </table:table-cell>
          <table:table-cell office:value-type="percentage" office:value="1" table:style-name="ce49">
            <text:p>100,0%</text:p>
          </table:table-cell>
          <table:table-cell office:value-type="float" office:value="56221" table:style-name="ce48">
            <text:p>56.221</text:p>
          </table:table-cell>
          <table:table-cell office:value-type="percentage" office:value="1" table:style-name="ce49">
            <text:p>100,0%</text:p>
          </table:table-cell>
          <table:table-cell office:value-type="float" office:value="77299" table:style-name="ce48">
            <text:p>77.299</text:p>
          </table:table-cell>
          <table:table-cell office:value-type="percentage" office:value="0.97529555749019015" table:style-name="ce49">
            <text:p>97,5%</text:p>
          </table:table-cell>
          <table:table-cell office:value-type="float" office:value="85207" table:style-name="ce48">
            <text:p>85.207</text:p>
          </table:table-cell>
          <table:table-cell office:value-type="percentage" office:value="0.9366494448719358" table:style-name="ce49">
            <text:p>93,7%</text:p>
          </table:table-cell>
          <table:table-cell office:value-type="float" office:value="89524" table:style-name="ce48">
            <text:p>89.524</text:p>
          </table:table-cell>
          <table:table-cell office:value-type="percentage" office:value="0.91926971022528903" table:style-name="ce49">
            <text:p>91,9%</text:p>
          </table:table-cell>
          <table:table-cell office:value-type="float" office:value="56935" table:style-name="ce48">
            <text:p>56.935</text:p>
          </table:table-cell>
          <table:table-cell office:value-type="percentage" office:value="0.84777688436225018" table:style-name="ce49">
            <text:p>84,8%</text:p>
          </table:table-cell>
          <table:table-cell office:value-type="float" office:value="43531" table:style-name="ce48">
            <text:p>43.531</text:p>
          </table:table-cell>
          <table:table-cell office:value-type="percentage" office:value="0.85567983016531357" table:style-name="ce49">
            <text:p>85,6%</text:p>
          </table:table-cell>
          <table:table-cell office:value-type="float" office:value="43231" table:style-name="ce48">
            <text:p>43.231</text:p>
          </table:table-cell>
          <table:table-cell office:value-type="percentage" office:value="0.95468498111874212" table:style-name="ce49">
            <text:p>95,5%</text:p>
          </table:table-cell>
          <table:table-cell office:value-type="float" office:value="494537" table:style-name="ce48">
            <text:p>494.537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828999244870626" table:style-name="ce49">
            <text:p>93,8%</text:p>
          </table:table-cell>
          <table:table-cell office:value-type="percentage" office:value="0.84731048307647494" table:style-name="ce4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27" table:style-name="ce48">
            <text:p>230.027</text:p>
          </table:table-cell>
          <table:table-cell office:value-type="percentage" office:value="1" table:style-name="ce49">
            <text:p>100,0%</text:p>
          </table:table-cell>
          <table:table-cell office:value-type="float" office:value="252340" table:style-name="ce48">
            <text:p>252.340</text:p>
          </table:table-cell>
          <table:table-cell office:value-type="percentage" office:value="1" table:style-name="ce49">
            <text:p>100,0%</text:p>
          </table:table-cell>
          <table:table-cell office:value-type="float" office:value="324644" table:style-name="ce48">
            <text:p>324.644</text:p>
          </table:table-cell>
          <table:table-cell office:value-type="percentage" office:value="0.9920578897027591" table:style-name="ce49">
            <text:p>99,2%</text:p>
          </table:table-cell>
          <table:table-cell office:value-type="float" office:value="357900" table:style-name="ce48">
            <text:p>357.900</text:p>
          </table:table-cell>
          <table:table-cell office:value-type="percentage" office:value="0.93886984100334991" table:style-name="ce49">
            <text:p>93,9%</text:p>
          </table:table-cell>
          <table:table-cell office:value-type="float" office:value="326273" table:style-name="ce48">
            <text:p>326.273</text:p>
          </table:table-cell>
          <table:table-cell office:value-type="percentage" office:value="0.90580563128466807" table:style-name="ce49">
            <text:p>90,6%</text:p>
          </table:table-cell>
          <table:table-cell office:value-type="float" office:value="219075" table:style-name="ce48">
            <text:p>219.075</text:p>
          </table:table-cell>
          <table:table-cell office:value-type="percentage" office:value="0.84616959312790163" table:style-name="ce49">
            <text:p>84,6%</text:p>
          </table:table-cell>
          <table:table-cell office:value-type="float" office:value="181201" table:style-name="ce48">
            <text:p>181.201</text:p>
          </table:table-cell>
          <table:table-cell office:value-type="percentage" office:value="0.85561363496852849" table:style-name="ce49">
            <text:p>85,6%</text:p>
          </table:table-cell>
          <table:table-cell office:value-type="float" office:value="156084" table:style-name="ce48">
            <text:p>156.084</text:p>
          </table:table-cell>
          <table:table-cell office:value-type="percentage" office:value="0.92797774052010129" table:style-name="ce49">
            <text:p>92,8%</text:p>
          </table:table-cell>
          <table:table-cell office:value-type="float" office:value="2047544" table:style-name="ce48">
            <text:p>2.047.544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263515071940274" table:style-name="ce49">
            <text:p>94,3%</text:p>
          </table:table-cell>
          <table:table-cell office:value-type="percentage" office:value="0.85791584770110729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077" table:style-name="ce48">
            <text:p>139.077</text:p>
          </table:table-cell>
          <table:table-cell office:value-type="percentage" office:value="1" table:style-name="ce49">
            <text:p>100,0%</text:p>
          </table:table-cell>
          <table:table-cell office:value-type="float" office:value="159511" table:style-name="ce48">
            <text:p>159.511</text:p>
          </table:table-cell>
          <table:table-cell office:value-type="percentage" office:value="1" table:style-name="ce49">
            <text:p>100,0%</text:p>
          </table:table-cell>
          <table:table-cell office:value-type="float" office:value="225576" table:style-name="ce48">
            <text:p>225.576</text:p>
          </table:table-cell>
          <table:table-cell office:value-type="percentage" office:value="0.98924693458698054" table:style-name="ce49">
            <text:p>98,9%</text:p>
          </table:table-cell>
          <table:table-cell office:value-type="float" office:value="290295" table:style-name="ce48">
            <text:p>290.295</text:p>
          </table:table-cell>
          <table:table-cell office:value-type="percentage" office:value="0.93220447838359444" table:style-name="ce49">
            <text:p>93,2%</text:p>
          </table:table-cell>
          <table:table-cell office:value-type="float" office:value="292330" table:style-name="ce48">
            <text:p>292.330</text:p>
          </table:table-cell>
          <table:table-cell office:value-type="percentage" office:value="0.88402418040347042" table:style-name="ce49">
            <text:p>88,4%</text:p>
          </table:table-cell>
          <table:table-cell office:value-type="float" office:value="212624" table:style-name="ce48">
            <text:p>212.624</text:p>
          </table:table-cell>
          <table:table-cell office:value-type="percentage" office:value="0.8249201748974786" table:style-name="ce49">
            <text:p>82,5%</text:p>
          </table:table-cell>
          <table:table-cell office:value-type="float" office:value="180967" table:style-name="ce48">
            <text:p>180.967</text:p>
          </table:table-cell>
          <table:table-cell office:value-type="percentage" office:value="0.82636352012858916" table:style-name="ce49">
            <text:p>82,6%</text:p>
          </table:table-cell>
          <table:table-cell office:value-type="float" office:value="160078" table:style-name="ce48">
            <text:p>160.078</text:p>
          </table:table-cell>
          <table:table-cell office:value-type="percentage" office:value="0.90024519728258423" table:style-name="ce49">
            <text:p>90,0%</text:p>
          </table:table-cell>
          <table:table-cell office:value-type="float" office:value="1660458" table:style-name="ce48">
            <text:p>1.660.458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43078341176224" table:style-name="ce49">
            <text:p>91,4%</text:p>
          </table:table-cell>
          <table:table-cell office:value-type="percentage" office:value="0.8105108910427129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212" table:style-name="ce48">
            <text:p>461.212</text:p>
          </table:table-cell>
          <table:table-cell office:value-type="percentage" office:value="1" table:style-name="ce49">
            <text:p>100,0%</text:p>
          </table:table-cell>
          <table:table-cell office:value-type="float" office:value="622196" table:style-name="ce48">
            <text:p>622.196</text:p>
          </table:table-cell>
          <table:table-cell office:value-type="percentage" office:value="0.97870185108283947" table:style-name="ce49">
            <text:p>97,9%</text:p>
          </table:table-cell>
          <table:table-cell office:value-type="float" office:value="810168" table:style-name="ce48">
            <text:p>810.168</text:p>
          </table:table-cell>
          <table:table-cell office:value-type="percentage" office:value="0.95036153171203208" table:style-name="ce49">
            <text:p>95,0%</text:p>
          </table:table-cell>
          <table:table-cell office:value-type="float" office:value="1045254" table:style-name="ce48">
            <text:p>1.045.254</text:p>
          </table:table-cell>
          <table:table-cell office:value-type="percentage" office:value="0.95248136278352213" table:style-name="ce49">
            <text:p>95,2%</text:p>
          </table:table-cell>
          <table:table-cell office:value-type="float" office:value="1167281" table:style-name="ce48">
            <text:p>1.167.281</text:p>
          </table:table-cell>
          <table:table-cell office:value-type="percentage" office:value="0.9151341011187506" table:style-name="ce49">
            <text:p>91,5%</text:p>
          </table:table-cell>
          <table:table-cell office:value-type="float" office:value="834281" table:style-name="ce48">
            <text:p>834.281</text:p>
          </table:table-cell>
          <table:table-cell office:value-type="percentage" office:value="0.86308383369817554" table:style-name="ce49">
            <text:p>86,3%</text:p>
          </table:table-cell>
          <table:table-cell office:value-type="float" office:value="700952" table:style-name="ce48">
            <text:p>700.952</text:p>
          </table:table-cell>
          <table:table-cell office:value-type="percentage" office:value="0.84548922922529313" table:style-name="ce49">
            <text:p>84,5%</text:p>
          </table:table-cell>
          <table:table-cell office:value-type="float" office:value="608161" table:style-name="ce48">
            <text:p>608.161</text:p>
          </table:table-cell>
          <table:table-cell office:value-type="percentage" office:value="0.90586016804619851" table:style-name="ce49">
            <text:p>90,6%</text:p>
          </table:table-cell>
          <table:table-cell office:value-type="float" office:value="6249505" table:style-name="ce48">
            <text:p>6.249.505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142782790906008" table:style-name="ce49">
            <text:p>92,1%</text:p>
          </table:table-cell>
          <table:table-cell office:value-type="percentage" office:value="0.81466547902930586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050" table:style-name="ce48">
            <text:p>299.050</text:p>
          </table:table-cell>
          <table:table-cell office:value-type="percentage" office:value="1" table:style-name="ce49">
            <text:p>100,0%</text:p>
          </table:table-cell>
          <table:table-cell office:value-type="float" office:value="437848" table:style-name="ce48">
            <text:p>437.848</text:p>
          </table:table-cell>
          <table:table-cell office:value-type="percentage" office:value="0.99561594993815028" table:style-name="ce49">
            <text:p>99,6%</text:p>
          </table:table-cell>
          <table:table-cell office:value-type="float" office:value="576832" table:style-name="ce48">
            <text:p>576.832</text:p>
          </table:table-cell>
          <table:table-cell office:value-type="percentage" office:value="0.96599122483839639" table:style-name="ce49">
            <text:p>96,6%</text:p>
          </table:table-cell>
          <table:table-cell office:value-type="float" office:value="724115" table:style-name="ce48">
            <text:p>724.115</text:p>
          </table:table-cell>
          <table:table-cell office:value-type="percentage" office:value="0.94991315709383228" table:style-name="ce49">
            <text:p>95,0%</text:p>
          </table:table-cell>
          <table:table-cell office:value-type="float" office:value="768297" table:style-name="ce48">
            <text:p>768.297</text:p>
          </table:table-cell>
          <table:table-cell office:value-type="percentage" office:value="0.91385271962346692" table:style-name="ce49">
            <text:p>91,4%</text:p>
          </table:table-cell>
          <table:table-cell office:value-type="float" office:value="531394" table:style-name="ce48">
            <text:p>531.394</text:p>
          </table:table-cell>
          <table:table-cell office:value-type="percentage" office:value="0.86557390934664236" table:style-name="ce49">
            <text:p>86,6%</text:p>
          </table:table-cell>
          <table:table-cell office:value-type="float" office:value="449670" table:style-name="ce48">
            <text:p>449.670</text:p>
          </table:table-cell>
          <table:table-cell office:value-type="percentage" office:value="0.87693774828237836" table:style-name="ce49">
            <text:p>87,7%</text:p>
          </table:table-cell>
          <table:table-cell office:value-type="float" office:value="407637" table:style-name="ce48">
            <text:p>407.637</text:p>
          </table:table-cell>
          <table:table-cell office:value-type="percentage" office:value="0.94192744859266719" table:style-name="ce49">
            <text:p>94,2%</text:p>
          </table:table-cell>
          <table:table-cell office:value-type="float" office:value="4194843" table:style-name="ce48">
            <text:p>4.194.843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384210153725733" table:style-name="ce49">
            <text:p>93,4%</text:p>
          </table:table-cell>
          <table:table-cell office:value-type="percentage" office:value="0.83114832540625261" table:style-name="ce4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35" table:style-name="ce48">
            <text:p>78.435</text:p>
          </table:table-cell>
          <table:table-cell office:value-type="percentage" office:value="1" table:style-name="ce49">
            <text:p>100,0%</text:p>
          </table:table-cell>
          <table:table-cell office:value-type="float" office:value="96161" table:style-name="ce48">
            <text:p>96.161</text:p>
          </table:table-cell>
          <table:table-cell office:value-type="percentage" office:value="1" table:style-name="ce49">
            <text:p>100,0%</text:p>
          </table:table-cell>
          <table:table-cell office:value-type="float" office:value="133484" table:style-name="ce48">
            <text:p>133.484</text:p>
          </table:table-cell>
          <table:table-cell office:value-type="percentage" office:value="1" table:style-name="ce49">
            <text:p>100,0%</text:p>
          </table:table-cell>
          <table:table-cell office:value-type="float" office:value="162372" table:style-name="ce48">
            <text:p>162.372</text:p>
          </table:table-cell>
          <table:table-cell office:value-type="percentage" office:value="0.96677046554690893" table:style-name="ce49">
            <text:p>96,7%</text:p>
          </table:table-cell>
          <table:table-cell office:value-type="float" office:value="147409" table:style-name="ce48">
            <text:p>147.409</text:p>
          </table:table-cell>
          <table:table-cell office:value-type="percentage" office:value="0.93571628072313628" table:style-name="ce49">
            <text:p>93,6%</text:p>
          </table:table-cell>
          <table:table-cell office:value-type="float" office:value="114903" table:style-name="ce48">
            <text:p>114.903</text:p>
          </table:table-cell>
          <table:table-cell office:value-type="percentage" office:value="0.88494477903913993" table:style-name="ce49">
            <text:p>88,5%</text:p>
          </table:table-cell>
          <table:table-cell office:value-type="float" office:value="95739" table:style-name="ce48">
            <text:p>95.739</text:p>
          </table:table-cell>
          <table:table-cell office:value-type="percentage" office:value="0.85096794837608658" table:style-name="ce49">
            <text:p>85,1%</text:p>
          </table:table-cell>
          <table:table-cell office:value-type="float" office:value="81355" table:style-name="ce48">
            <text:p>81.355</text:p>
          </table:table-cell>
          <table:table-cell office:value-type="percentage" office:value="0.94920020067904187" table:style-name="ce49">
            <text:p>94,9%</text:p>
          </table:table-cell>
          <table:table-cell office:value-type="float" office:value="909858" table:style-name="ce48">
            <text:p>909.858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85617282001079" table:style-name="ce49">
            <text:p>95,8%</text:p>
          </table:table-cell>
          <table:table-cell office:value-type="percentage" office:value="0.85998001888470599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91" table:style-name="ce48">
            <text:p>243.091</text:p>
          </table:table-cell>
          <table:table-cell office:value-type="percentage" office:value="1" table:style-name="ce49">
            <text:p>100,0%</text:p>
          </table:table-cell>
          <table:table-cell office:value-type="float" office:value="292382" table:style-name="ce48">
            <text:p>292.382</text:p>
          </table:table-cell>
          <table:table-cell office:value-type="percentage" office:value="1" table:style-name="ce49">
            <text:p>100,0%</text:p>
          </table:table-cell>
          <table:table-cell office:value-type="float" office:value="348280" table:style-name="ce48">
            <text:p>348.280</text:p>
          </table:table-cell>
          <table:table-cell office:value-type="percentage" office:value="0.9850494674261665" table:style-name="ce49">
            <text:p>98,5%</text:p>
          </table:table-cell>
          <table:table-cell office:value-type="float" office:value="393896" table:style-name="ce48">
            <text:p>393.896</text:p>
          </table:table-cell>
          <table:table-cell office:value-type="percentage" office:value="0.96260019550342135" table:style-name="ce49">
            <text:p>96,3%</text:p>
          </table:table-cell>
          <table:table-cell office:value-type="float" office:value="412644" table:style-name="ce48">
            <text:p>412.644</text:p>
          </table:table-cell>
          <table:table-cell office:value-type="percentage" office:value="0.93181915693584771" table:style-name="ce49">
            <text:p>93,2%</text:p>
          </table:table-cell>
          <table:table-cell office:value-type="float" office:value="269113" table:style-name="ce48">
            <text:p>269.113</text:p>
          </table:table-cell>
          <table:table-cell office:value-type="percentage" office:value="0.87205036973668004" table:style-name="ce49">
            <text:p>87,2%</text:p>
          </table:table-cell>
          <table:table-cell office:value-type="float" office:value="204926" table:style-name="ce48">
            <text:p>204.926</text:p>
          </table:table-cell>
          <table:table-cell office:value-type="percentage" office:value="0.88958248322205924" table:style-name="ce49">
            <text:p>89,0%</text:p>
          </table:table-cell>
          <table:table-cell office:value-type="float" office:value="177076" table:style-name="ce48">
            <text:p>177.076</text:p>
          </table:table-cell>
          <table:table-cell office:value-type="percentage" office:value="0.96581289815865257" table:style-name="ce49">
            <text:p>96,6%</text:p>
          </table:table-cell>
          <table:table-cell office:value-type="float" office:value="2341408" table:style-name="ce48">
            <text:p>2.341.408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29272468402493" table:style-name="ce49">
            <text:p>95,3%</text:p>
          </table:table-cell>
          <table:table-cell office:value-type="percentage" office:value="0.86819267923330545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87" table:style-name="ce48">
            <text:p>23.487</text:p>
          </table:table-cell>
          <table:table-cell office:value-type="percentage" office:value="1" table:style-name="ce49">
            <text:p>100,0%</text:p>
          </table:table-cell>
          <table:table-cell office:value-type="float" office:value="28790" table:style-name="ce48">
            <text:p>28.790</text:p>
          </table:table-cell>
          <table:table-cell office:value-type="percentage" office:value="1" table:style-name="ce49">
            <text:p>100,0%</text:p>
          </table:table-cell>
          <table:table-cell office:value-type="float" office:value="38539" table:style-name="ce48">
            <text:p>38.539</text:p>
          </table:table-cell>
          <table:table-cell office:value-type="percentage" office:value="0.99805769928005383" table:style-name="ce49">
            <text:p>99,8%</text:p>
          </table:table-cell>
          <table:table-cell office:value-type="float" office:value="45973" table:style-name="ce48">
            <text:p>45.973</text:p>
          </table:table-cell>
          <table:table-cell office:value-type="percentage" office:value="0.96785263157894741" table:style-name="ce49">
            <text:p>96,8%</text:p>
          </table:table-cell>
          <table:table-cell office:value-type="float" office:value="48542" table:style-name="ce48">
            <text:p>48.542</text:p>
          </table:table-cell>
          <table:table-cell office:value-type="percentage" office:value="0.93848116928311809" table:style-name="ce49">
            <text:p>93,8%</text:p>
          </table:table-cell>
          <table:table-cell office:value-type="float" office:value="32579" table:style-name="ce48">
            <text:p>32.579</text:p>
          </table:table-cell>
          <table:table-cell office:value-type="percentage" office:value="0.87965763041365164" table:style-name="ce49">
            <text:p>88,0%</text:p>
          </table:table-cell>
          <table:table-cell office:value-type="float" office:value="25849" table:style-name="ce48">
            <text:p>25.849</text:p>
          </table:table-cell>
          <table:table-cell office:value-type="percentage" office:value="0.85689186501359149" table:style-name="ce49">
            <text:p>85,7%</text:p>
          </table:table-cell>
          <table:table-cell office:value-type="float" office:value="25433" table:style-name="ce48">
            <text:p>25.433</text:p>
          </table:table-cell>
          <table:table-cell office:value-type="percentage" office:value="0.97875697517798732" table:style-name="ce49">
            <text:p>97,9%</text:p>
          </table:table-cell>
          <table:table-cell office:value-type="float" office:value="269192" table:style-name="ce48">
            <text:p>269.192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634843096643085" table:style-name="ce49">
            <text:p>95,6%</text:p>
          </table:table-cell>
          <table:table-cell office:value-type="percentage" office:value="0.85139922068721219" table:style-name="ce49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4894" table:style-name="ce48">
            <text:p>374.894</text:p>
          </table:table-cell>
          <table:table-cell office:value-type="percentage" office:value="1" table:style-name="ce49">
            <text:p>100,0%</text:p>
          </table:table-cell>
          <table:table-cell office:value-type="float" office:value="512731" table:style-name="ce48">
            <text:p>512.731</text:p>
          </table:table-cell>
          <table:table-cell office:value-type="percentage" office:value="0.97283179963950295" table:style-name="ce49">
            <text:p>97,3%</text:p>
          </table:table-cell>
          <table:table-cell office:value-type="float" office:value="694263" table:style-name="ce48">
            <text:p>694.263</text:p>
          </table:table-cell>
          <table:table-cell office:value-type="percentage" office:value="0.96364118380252561" table:style-name="ce49">
            <text:p>96,4%</text:p>
          </table:table-cell>
          <table:table-cell office:value-type="float" office:value="950755" table:style-name="ce48">
            <text:p>950.755</text:p>
          </table:table-cell>
          <table:table-cell office:value-type="percentage" office:value="0.96059242704537162" table:style-name="ce49">
            <text:p>96,1%</text:p>
          </table:table-cell>
          <table:table-cell office:value-type="float" office:value="1053709" table:style-name="ce48">
            <text:p>1.053.709</text:p>
          </table:table-cell>
          <table:table-cell office:value-type="percentage" office:value="0.91148695582219541" table:style-name="ce49">
            <text:p>91,1%</text:p>
          </table:table-cell>
          <table:table-cell office:value-type="float" office:value="781286" table:style-name="ce48">
            <text:p>781.286</text:p>
          </table:table-cell>
          <table:table-cell office:value-type="percentage" office:value="0.86728223754612344" table:style-name="ce49">
            <text:p>86,7%</text:p>
          </table:table-cell>
          <table:table-cell office:value-type="float" office:value="638146" table:style-name="ce48">
            <text:p>638.146</text:p>
          </table:table-cell>
          <table:table-cell office:value-type="percentage" office:value="0.86756838695029748" table:style-name="ce49">
            <text:p>86,8%</text:p>
          </table:table-cell>
          <table:table-cell office:value-type="float" office:value="504936" table:style-name="ce48">
            <text:p>504.936</text:p>
          </table:table-cell>
          <table:table-cell office:value-type="percentage" office:value="0.88470406840242488" table:style-name="ce49">
            <text:p>88,5%</text:p>
          </table:table-cell>
          <table:table-cell office:value-type="float" office:value="5510720" table:style-name="ce48">
            <text:p>5.510.720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292830504171219" table:style-name="ce49">
            <text:p>92,3%</text:p>
          </table:table-cell>
          <table:table-cell office:value-type="percentage" office:value="0.81569868267812617" table:style-name="ce49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71" table:style-name="ce48">
            <text:p>72.871</text:p>
          </table:table-cell>
          <table:table-cell office:value-type="percentage" office:value="1" table:style-name="ce49">
            <text:p>100,0%</text:p>
          </table:table-cell>
          <table:table-cell office:value-type="float" office:value="103859" table:style-name="ce48">
            <text:p>103.859</text:p>
          </table:table-cell>
          <table:table-cell office:value-type="percentage" office:value="0.99939377610130675" table:style-name="ce49">
            <text:p>99,9%</text:p>
          </table:table-cell>
          <table:table-cell office:value-type="float" office:value="149851" table:style-name="ce48">
            <text:p>149.851</text:p>
          </table:table-cell>
          <table:table-cell office:value-type="percentage" office:value="0.97596733120143808" table:style-name="ce49">
            <text:p>97,6%</text:p>
          </table:table-cell>
          <table:table-cell office:value-type="float" office:value="210002" table:style-name="ce48">
            <text:p>210.002</text:p>
          </table:table-cell>
          <table:table-cell office:value-type="percentage" office:value="0.96285699875746777" table:style-name="ce49">
            <text:p>96,3%</text:p>
          </table:table-cell>
          <table:table-cell office:value-type="float" office:value="236891" table:style-name="ce48">
            <text:p>236.891</text:p>
          </table:table-cell>
          <table:table-cell office:value-type="percentage" office:value="0.93830109162349284" table:style-name="ce49">
            <text:p>93,8%</text:p>
          </table:table-cell>
          <table:table-cell office:value-type="float" office:value="174885" table:style-name="ce48">
            <text:p>174.885</text:p>
          </table:table-cell>
          <table:table-cell office:value-type="percentage" office:value="0.87849241990415627" table:style-name="ce49">
            <text:p>87,8%</text:p>
          </table:table-cell>
          <table:table-cell office:value-type="float" office:value="150210" table:style-name="ce48">
            <text:p>150.210</text:p>
          </table:table-cell>
          <table:table-cell office:value-type="percentage" office:value="0.86357861089232435" table:style-name="ce49">
            <text:p>86,4%</text:p>
          </table:table-cell>
          <table:table-cell office:value-type="float" office:value="131984" table:style-name="ce48">
            <text:p>131.984</text:p>
          </table:table-cell>
          <table:table-cell office:value-type="percentage" office:value="0.9126514355258063" table:style-name="ce49">
            <text:p>91,3%</text:p>
          </table:table-cell>
          <table:table-cell office:value-type="float" office:value="1230553" table:style-name="ce48">
            <text:p>1.230.553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392526187487379" table:style-name="ce49">
            <text:p>93,4%</text:p>
          </table:table-cell>
          <table:table-cell office:value-type="percentage" office:value="0.81327904216311675" table:style-name="ce49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7" table:style-name="ce48">
            <text:p>42.587</text:p>
          </table:table-cell>
          <table:table-cell office:value-type="percentage" office:value="1" table:style-name="ce49">
            <text:p>100,0%</text:p>
          </table:table-cell>
          <table:table-cell office:value-type="float" office:value="56011" table:style-name="ce48">
            <text:p>56.011</text:p>
          </table:table-cell>
          <table:table-cell office:value-type="percentage" office:value="0.98889477401129944" table:style-name="ce49">
            <text:p>98,9%</text:p>
          </table:table-cell>
          <table:table-cell office:value-type="float" office:value="72642" table:style-name="ce48">
            <text:p>72.642</text:p>
          </table:table-cell>
          <table:table-cell office:value-type="percentage" office:value="0.95998414166776791" table:style-name="ce49">
            <text:p>96,0%</text:p>
          </table:table-cell>
          <table:table-cell office:value-type="float" office:value="92565" table:style-name="ce48">
            <text:p>92.565</text:p>
          </table:table-cell>
          <table:table-cell office:value-type="percentage" office:value="0.94746054166922555" table:style-name="ce49">
            <text:p>94,7%</text:p>
          </table:table-cell>
          <table:table-cell office:value-type="float" office:value="96631" table:style-name="ce48">
            <text:p>96.631</text:p>
          </table:table-cell>
          <table:table-cell office:value-type="percentage" office:value="0.91400168364499679" table:style-name="ce49">
            <text:p>91,4%</text:p>
          </table:table-cell>
          <table:table-cell office:value-type="float" office:value="66094" table:style-name="ce48">
            <text:p>66.094</text:p>
          </table:table-cell>
          <table:table-cell office:value-type="percentage" office:value="0.86139530034276479" table:style-name="ce49">
            <text:p>86,1%</text:p>
          </table:table-cell>
          <table:table-cell office:value-type="float" office:value="60086" table:style-name="ce48">
            <text:p>60.086</text:p>
          </table:table-cell>
          <table:table-cell office:value-type="percentage" office:value="0.87331763611522917" table:style-name="ce49">
            <text:p>87,3%</text:p>
          </table:table-cell>
          <table:table-cell office:value-type="float" office:value="53209" table:style-name="ce48">
            <text:p>53.209</text:p>
          </table:table-cell>
          <table:table-cell office:value-type="percentage" office:value="0.92503607378174924" table:style-name="ce49">
            <text:p>92,5%</text:p>
          </table:table-cell>
          <table:table-cell office:value-type="float" office:value="539825" table:style-name="ce48">
            <text:p>539.825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45362253392949" table:style-name="ce49">
            <text:p>93,0%</text:p>
          </table:table-cell>
          <table:table-cell office:value-type="percentage" office:value="0.82083435970890473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57" table:style-name="ce48">
            <text:p>165.057</text:p>
          </table:table-cell>
          <table:table-cell office:value-type="percentage" office:value="1" table:style-name="ce49">
            <text:p>100,0%</text:p>
          </table:table-cell>
          <table:table-cell office:value-type="float" office:value="214610" table:style-name="ce48">
            <text:p>214.610</text:p>
          </table:table-cell>
          <table:table-cell office:value-type="percentage" office:value="0.99188412227429446" table:style-name="ce49">
            <text:p>99,2%</text:p>
          </table:table-cell>
          <table:table-cell office:value-type="float" office:value="280541" table:style-name="ce48">
            <text:p>280.541</text:p>
          </table:table-cell>
          <table:table-cell office:value-type="percentage" office:value="0.98725379447711348" table:style-name="ce49">
            <text:p>98,7%</text:p>
          </table:table-cell>
          <table:table-cell office:value-type="float" office:value="327540" table:style-name="ce48">
            <text:p>327.540</text:p>
          </table:table-cell>
          <table:table-cell office:value-type="percentage" office:value="0.97058379041506282" table:style-name="ce49">
            <text:p>97,1%</text:p>
          </table:table-cell>
          <table:table-cell office:value-type="float" office:value="327027" table:style-name="ce48">
            <text:p>327.027</text:p>
          </table:table-cell>
          <table:table-cell office:value-type="percentage" office:value="0.93955996598326741" table:style-name="ce49">
            <text:p>94,0%</text:p>
          </table:table-cell>
          <table:table-cell office:value-type="float" office:value="212805" table:style-name="ce48">
            <text:p>212.805</text:p>
          </table:table-cell>
          <table:table-cell office:value-type="percentage" office:value="0.89551202474382985" table:style-name="ce49">
            <text:p>89,6%</text:p>
          </table:table-cell>
          <table:table-cell office:value-type="float" office:value="176234" table:style-name="ce48">
            <text:p>176.234</text:p>
          </table:table-cell>
          <table:table-cell office:value-type="percentage" office:value="0.88464222071631149" table:style-name="ce49">
            <text:p>88,5%</text:p>
          </table:table-cell>
          <table:table-cell office:value-type="float" office:value="160587" table:style-name="ce48">
            <text:p>160.587</text:p>
          </table:table-cell>
          <table:table-cell office:value-type="percentage" office:value="0.92923149921593362" table:style-name="ce49">
            <text:p>92,9%</text:p>
          </table:table-cell>
          <table:table-cell office:value-type="float" office:value="1864401" table:style-name="ce48">
            <text:p>1.864.401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353440194184591" table:style-name="ce49">
            <text:p>95,4%</text:p>
          </table:table-cell>
          <table:table-cell office:value-type="percentage" office:value="0.8529183295911813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6" table:style-name="ce48">
            <text:p>2.406</text:p>
          </table:table-cell>
          <table:table-cell office:value-type="percentage" office:value="0.84807895664434263" table:style-name="ce49">
            <text:p>84,8%</text:p>
          </table:table-cell>
          <table:table-cell office:value-type="float" office:value="3927" table:style-name="ce48">
            <text:p>3.927</text:p>
          </table:table-cell>
          <table:table-cell office:value-type="percentage" office:value="0.89168937329700271" table:style-name="ce49">
            <text:p>89,2%</text:p>
          </table:table-cell>
          <table:table-cell office:value-type="float" office:value="7706" table:style-name="ce48">
            <text:p>7.706</text:p>
          </table:table-cell>
          <table:table-cell office:value-type="percentage" office:value="0.92520110457437865" table:style-name="ce49">
            <text:p>92,5%</text:p>
          </table:table-cell>
          <table:table-cell office:value-type="float" office:value="10665" table:style-name="ce48">
            <text:p>10.665</text:p>
          </table:table-cell>
          <table:table-cell office:value-type="percentage" office:value="0.9228173401401748" table:style-name="ce49">
            <text:p>92,3%</text:p>
          </table:table-cell>
          <table:table-cell office:value-type="float" office:value="11281" table:style-name="ce48">
            <text:p>11.281</text:p>
          </table:table-cell>
          <table:table-cell office:value-type="percentage" office:value="0.91292384883062228" table:style-name="ce49">
            <text:p>91,3%</text:p>
          </table:table-cell>
          <table:table-cell office:value-type="float" office:value="9502" table:style-name="ce48">
            <text:p>9.502</text:p>
          </table:table-cell>
          <table:table-cell office:value-type="percentage" office:value="0.83358189314852182" table:style-name="ce49">
            <text:p>83,4%</text:p>
          </table:table-cell>
          <table:table-cell office:value-type="float" office:value="9663" table:style-name="ce48">
            <text:p>9.663</text:p>
          </table:table-cell>
          <table:table-cell office:value-type="percentage" office:value="0.88936953520478601" table:style-name="ce49">
            <text:p>88,9%</text:p>
          </table:table-cell>
          <table:table-cell office:value-type="float" office:value="9217" table:style-name="ce48">
            <text:p>9.217</text:p>
          </table:table-cell>
          <table:table-cell office:value-type="percentage" office:value="0.99310419135868977" table:style-name="ce49">
            <text:p>99,3%</text:p>
          </table:table-cell>
          <table:table-cell office:value-type="float" office:value="64367" table:style-name="ce48">
            <text:p>64.367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620732376916469" table:style-name="ce49">
            <text:p>90,6%</text:p>
          </table:table-cell>
          <table:table-cell office:value-type="percentage" office:value="0.77070536537471412" table:style-name="ce49">
            <text:p>77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8" table:style-name="ce48">
            <text:p>2.098</text:p>
          </table:table-cell>
          <table:table-cell office:value-type="percentage" office:value="0.83552369573874952" table:style-name="ce49">
            <text:p>83,6%</text:p>
          </table:table-cell>
          <table:table-cell office:value-type="float" office:value="3428" table:style-name="ce48">
            <text:p>3.428</text:p>
          </table:table-cell>
          <table:table-cell office:value-type="percentage" office:value="0.90139363660268212" table:style-name="ce49">
            <text:p>90,1%</text:p>
          </table:table-cell>
          <table:table-cell office:value-type="float" office:value="7506" table:style-name="ce48">
            <text:p>7.506</text:p>
          </table:table-cell>
          <table:table-cell office:value-type="percentage" office:value="0.93766396002498442" table:style-name="ce49">
            <text:p>93,8%</text:p>
          </table:table-cell>
          <table:table-cell office:value-type="float" office:value="10150" table:style-name="ce48">
            <text:p>10.150</text:p>
          </table:table-cell>
          <table:table-cell office:value-type="percentage" office:value="0.9397278029812054" table:style-name="ce49">
            <text:p>94,0%</text:p>
          </table:table-cell>
          <table:table-cell office:value-type="float" office:value="10630" table:style-name="ce48">
            <text:p>10.630</text:p>
          </table:table-cell>
          <table:table-cell office:value-type="percentage" office:value="0.97317586743568618" table:style-name="ce49">
            <text:p>97,3%</text:p>
          </table:table-cell>
          <table:table-cell office:value-type="float" office:value="9309" table:style-name="ce48">
            <text:p>9.309</text:p>
          </table:table-cell>
          <table:table-cell office:value-type="percentage" office:value="0.84998173849525205" table:style-name="ce49">
            <text:p>85,0%</text:p>
          </table:table-cell>
          <table:table-cell office:value-type="float" office:value="10227" table:style-name="ce48">
            <text:p>10.227</text:p>
          </table:table-cell>
          <table:table-cell office:value-type="percentage" office:value="0.87477546830895558" table:style-name="ce49">
            <text:p>87,5%</text:p>
          </table:table-cell>
          <table:table-cell office:value-type="float" office:value="8956" table:style-name="ce48">
            <text:p>8.956</text:p>
          </table:table-cell>
          <table:table-cell office:value-type="percentage" office:value="0.93486430062630477" table:style-name="ce49">
            <text:p>93,5%</text:p>
          </table:table-cell>
          <table:table-cell office:value-type="float" office:value="62304" table:style-name="ce48">
            <text:p>62.304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1266516274572995" table:style-name="ce49">
            <text:p>91,3%</text:p>
          </table:table-cell>
          <table:table-cell office:value-type="percentage" office:value="0.74152007807478992" table:style-name="ce49">
            <text:p>74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6" table:style-name="ce48">
            <text:p>3.696</text:p>
          </table:table-cell>
          <table:table-cell office:value-type="string" table:style-name="ce49">
            <text:p>-</text:p>
          </table:table-cell>
          <table:table-cell office:value-type="float" office:value="9657" table:style-name="ce48">
            <text:p>9.657</text:p>
          </table:table-cell>
          <table:table-cell office:value-type="string" table:style-name="ce49">
            <text:p>-</text:p>
          </table:table-cell>
          <table:table-cell office:value-type="float" office:value="22682" table:style-name="ce48">
            <text:p>22.682</text:p>
          </table:table-cell>
          <table:table-cell office:value-type="string" table:style-name="ce49">
            <text:p>-</text:p>
          </table:table-cell>
          <table:table-cell office:value-type="float" office:value="32663" table:style-name="ce48">
            <text:p>32.663</text:p>
          </table:table-cell>
          <table:table-cell office:value-type="string" table:style-name="ce49">
            <text:p>-</text:p>
          </table:table-cell>
          <table:table-cell office:value-type="float" office:value="25103" table:style-name="ce48">
            <text:p>25.103</text:p>
          </table:table-cell>
          <table:table-cell office:value-type="string" table:style-name="ce49">
            <text:p>-</text:p>
          </table:table-cell>
          <table:table-cell office:value-type="float" office:value="1235" table:style-name="ce48">
            <text:p>1.235</text:p>
          </table:table-cell>
          <table:table-cell office:value-type="string" table:style-name="ce49">
            <text:p>-</text:p>
          </table:table-cell>
          <table:table-cell office:value-type="float" office:value="95086" table:style-name="ce48">
            <text:p>95.086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0" table:style-name="ce51">
            <text:p>320</text:p>
          </table:table-cell>
          <table:table-cell office:value-type="string" table:style-name="ce52">
            <text:p>-</text:p>
          </table:table-cell>
          <table:table-cell office:value-type="float" office:value="922" table:style-name="ce51">
            <text:p>922</text:p>
          </table:table-cell>
          <table:table-cell office:value-type="string" table:style-name="ce52">
            <text:p>-</text:p>
          </table:table-cell>
          <table:table-cell office:value-type="float" office:value="1962" table:style-name="ce51">
            <text:p>1.962</text:p>
          </table:table-cell>
          <table:table-cell office:value-type="string" table:style-name="ce52">
            <text:p>-</text:p>
          </table:table-cell>
          <table:table-cell office:value-type="float" office:value="2425" table:style-name="ce51">
            <text:p>2.425</text:p>
          </table:table-cell>
          <table:table-cell office:value-type="string" table:style-name="ce52">
            <text:p>-</text:p>
          </table:table-cell>
          <table:table-cell office:value-type="float" office:value="2119" table:style-name="ce51">
            <text:p>2.119</text:p>
          </table:table-cell>
          <table:table-cell office:value-type="string" table:style-name="ce52">
            <text:p>-</text:p>
          </table:table-cell>
          <table:table-cell office:value-type="float" office:value="269" table:style-name="ce51">
            <text:p>269</text:p>
          </table:table-cell>
          <table:table-cell office:value-type="string" table:style-name="ce52">
            <text:p>-</text:p>
          </table:table-cell>
          <table:table-cell office:value-type="float" office:value="8102" table:style-name="ce51">
            <text:p>8.102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175" table:style-name="ce55">
            <text:p>2.950.175</text:p>
          </table:table-cell>
          <table:table-cell office:value-type="percentage" office:value="1" table:style-name="ce56">
            <text:p>100,0%</text:p>
          </table:table-cell>
          <table:table-cell office:value-type="float" office:value="3967543" table:style-name="ce55">
            <text:p>3.967.543</text:p>
          </table:table-cell>
          <table:table-cell office:value-type="percentage" office:value="0.9926726912760091" table:style-name="ce56">
            <text:p>99,3%</text:p>
          </table:table-cell>
          <table:table-cell office:value-type="float" office:value="5335958" table:style-name="ce55">
            <text:p>5.335.958</text:p>
          </table:table-cell>
          <table:table-cell office:value-type="percentage" office:value="0.96882487299506503" table:style-name="ce56">
            <text:p>96,9%</text:p>
          </table:table-cell>
          <table:table-cell office:value-type="float" office:value="6769759" table:style-name="ce55">
            <text:p>6.769.759</text:p>
          </table:table-cell>
          <table:table-cell office:value-type="percentage" office:value="0.94951340264139628" table:style-name="ce56">
            <text:p>95,0%</text:p>
          </table:table-cell>
          <table:table-cell office:value-type="float" office:value="7134770" table:style-name="ce55">
            <text:p>7.134.770</text:p>
          </table:table-cell>
          <table:table-cell office:value-type="percentage" office:value="0.91274724926082362" table:style-name="ce56">
            <text:p>91,3%</text:p>
          </table:table-cell>
          <table:table-cell office:value-type="float" office:value="5128983" table:style-name="ce55">
            <text:p>5.128.983</text:p>
          </table:table-cell>
          <table:table-cell office:value-type="percentage" office:value="0.86317161504000328" table:style-name="ce56">
            <text:p>86,3%</text:p>
          </table:table-cell>
          <table:table-cell office:value-type="float" office:value="4253187" table:style-name="ce55">
            <text:p>4.253.187</text:p>
          </table:table-cell>
          <table:table-cell office:value-type="percentage" office:value="0.86366053724105796" table:style-name="ce56">
            <text:p>86,4%</text:p>
          </table:table-cell>
          <table:table-cell office:value-type="float" office:value="3666786" table:style-name="ce55">
            <text:p>3.666.786</text:p>
          </table:table-cell>
          <table:table-cell office:value-type="percentage" office:value="0.92038679083786445" table:style-name="ce56">
            <text:p>92,0%</text:p>
          </table:table-cell>
          <table:table-cell office:value-type="float" office:value="39207161" table:style-name="ce55">
            <text:p>39.207.161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940927650809235" table:style-name="ce56">
            <text:p>92,9%</text:p>
          </table:table-cell>
          <table:table-cell office:value-type="percentage" office:value="0.82717803402907886" table:style-name="ce56">
            <text:p>82,7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777" table:style-name="ce45">
            <text:p>430.777</text:p>
          </table:table-cell>
          <table:table-cell office:value-type="percentage" office:value="1" table:style-name="ce46">
            <text:p>100,0%</text:p>
          </table:table-cell>
          <table:table-cell office:value-type="float" office:value="652970" table:style-name="ce45">
            <text:p>652.970</text:p>
          </table:table-cell>
          <table:table-cell office:value-type="percentage" office:value="0.99793221390658737" table:style-name="ce46">
            <text:p>99,8%</text:p>
          </table:table-cell>
          <table:table-cell office:value-type="float" office:value="933780" table:style-name="ce45">
            <text:p>933.780</text:p>
          </table:table-cell>
          <table:table-cell office:value-type="percentage" office:value="0.97448522221723621" table:style-name="ce46">
            <text:p>97,4%</text:p>
          </table:table-cell>
          <table:table-cell office:value-type="float" office:value="1222435" table:style-name="ce45">
            <text:p>1.222.435</text:p>
          </table:table-cell>
          <table:table-cell office:value-type="percentage" office:value="0.94939697466043171" table:style-name="ce46">
            <text:p>94,9%</text:p>
          </table:table-cell>
          <table:table-cell office:value-type="float" office:value="1267075" table:style-name="ce45">
            <text:p>1.267.075</text:p>
          </table:table-cell>
          <table:table-cell office:value-type="percentage" office:value="0.91529440829394015" table:style-name="ce46">
            <text:p>91,5%</text:p>
          </table:table-cell>
          <table:table-cell office:value-type="float" office:value="952276" table:style-name="ce45">
            <text:p>952.276</text:p>
          </table:table-cell>
          <table:table-cell office:value-type="percentage" office:value="0.86431234020074921" table:style-name="ce46">
            <text:p>86,4%</text:p>
          </table:table-cell>
          <table:table-cell office:value-type="float" office:value="792813" table:style-name="ce45">
            <text:p>792.813</text:p>
          </table:table-cell>
          <table:table-cell office:value-type="percentage" office:value="0.85606600497564012" table:style-name="ce46">
            <text:p>85,6%</text:p>
          </table:table-cell>
          <table:table-cell office:value-type="float" office:value="752715" table:style-name="ce45">
            <text:p>752.715</text:p>
          </table:table-cell>
          <table:table-cell office:value-type="percentage" office:value="0.97395211982723595" table:style-name="ce46">
            <text:p>97,4%</text:p>
          </table:table-cell>
          <table:table-cell office:value-type="float" office:value="7004841" table:style-name="ce45">
            <text:p>7.004.841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298299614877722" table:style-name="ce46">
            <text:p>93,3%</text:p>
          </table:table-cell>
          <table:table-cell office:value-type="percentage" office:value="0.82388405282998545" table:style-name="ce46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17" table:style-name="ce48">
            <text:p>100.517</text:p>
          </table:table-cell>
          <table:table-cell office:value-type="percentage" office:value="1" table:style-name="ce49">
            <text:p>100,0%</text:p>
          </table:table-cell>
          <table:table-cell office:value-type="float" office:value="119264" table:style-name="ce48">
            <text:p>119.264</text:p>
          </table:table-cell>
          <table:table-cell office:value-type="percentage" office:value="0.99698223615464998" table:style-name="ce49">
            <text:p>99,7%</text:p>
          </table:table-cell>
          <table:table-cell office:value-type="float" office:value="155503" table:style-name="ce48">
            <text:p>155.503</text:p>
          </table:table-cell>
          <table:table-cell office:value-type="percentage" office:value="0.9640009918789908" table:style-name="ce49">
            <text:p>96,4%</text:p>
          </table:table-cell>
          <table:table-cell office:value-type="float" office:value="188414" table:style-name="ce48">
            <text:p>188.414</text:p>
          </table:table-cell>
          <table:table-cell office:value-type="percentage" office:value="0.93752301338508237" table:style-name="ce49">
            <text:p>93,8%</text:p>
          </table:table-cell>
          <table:table-cell office:value-type="float" office:value="191065" table:style-name="ce48">
            <text:p>191.065</text:p>
          </table:table-cell>
          <table:table-cell office:value-type="percentage" office:value="0.89434414450680355" table:style-name="ce49">
            <text:p>89,4%</text:p>
          </table:table-cell>
          <table:table-cell office:value-type="float" office:value="129964" table:style-name="ce48">
            <text:p>129.964</text:p>
          </table:table-cell>
          <table:table-cell office:value-type="percentage" office:value="0.821112220270663" table:style-name="ce49">
            <text:p>82,1%</text:p>
          </table:table-cell>
          <table:table-cell office:value-type="float" office:value="108282" table:style-name="ce48">
            <text:p>108.282</text:p>
          </table:table-cell>
          <table:table-cell office:value-type="percentage" office:value="0.82785669505649928" table:style-name="ce49">
            <text:p>82,8%</text:p>
          </table:table-cell>
          <table:table-cell office:value-type="float" office:value="97020" table:style-name="ce48">
            <text:p>97.020</text:p>
          </table:table-cell>
          <table:table-cell office:value-type="percentage" office:value="0.90641553855208945" table:style-name="ce49">
            <text:p>90,6%</text:p>
          </table:table-cell>
          <table:table-cell office:value-type="float" office:value="1090029" table:style-name="ce48">
            <text:p>1.090.029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644666926740026" table:style-name="ce49">
            <text:p>91,6%</text:p>
          </table:table-cell>
          <table:table-cell office:value-type="percentage" office:value="0.81887309532556096" table:style-name="ce49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605" table:style-name="ce48">
            <text:p>88.605</text:p>
          </table:table-cell>
          <table:table-cell office:value-type="percentage" office:value="1" table:style-name="ce49">
            <text:p>100,0%</text:p>
          </table:table-cell>
          <table:table-cell office:value-type="float" office:value="114652" table:style-name="ce48">
            <text:p>114.652</text:p>
          </table:table-cell>
          <table:table-cell office:value-type="percentage" office:value="1" table:style-name="ce49">
            <text:p>100,0%</text:p>
          </table:table-cell>
          <table:table-cell office:value-type="float" office:value="149518" table:style-name="ce48">
            <text:p>149.518</text:p>
          </table:table-cell>
          <table:table-cell office:value-type="percentage" office:value="0.98373577209026908" table:style-name="ce49">
            <text:p>98,4%</text:p>
          </table:table-cell>
          <table:table-cell office:value-type="float" office:value="155031" table:style-name="ce48">
            <text:p>155.031</text:p>
          </table:table-cell>
          <table:table-cell office:value-type="percentage" office:value="0.95649142723172698" table:style-name="ce49">
            <text:p>95,6%</text:p>
          </table:table-cell>
          <table:table-cell office:value-type="float" office:value="152458" table:style-name="ce48">
            <text:p>152.458</text:p>
          </table:table-cell>
          <table:table-cell office:value-type="percentage" office:value="0.91886451301832206" table:style-name="ce49">
            <text:p>91,9%</text:p>
          </table:table-cell>
          <table:table-cell office:value-type="float" office:value="91995" table:style-name="ce48">
            <text:p>91.995</text:p>
          </table:table-cell>
          <table:table-cell office:value-type="percentage" office:value="0.84716965494377983" table:style-name="ce49">
            <text:p>84,7%</text:p>
          </table:table-cell>
          <table:table-cell office:value-type="float" office:value="67562" table:style-name="ce48">
            <text:p>67.562</text:p>
          </table:table-cell>
          <table:table-cell office:value-type="percentage" office:value="0.85260341737967238" table:style-name="ce49">
            <text:p>85,3%</text:p>
          </table:table-cell>
          <table:table-cell office:value-type="float" office:value="66805" table:style-name="ce48">
            <text:p>66.805</text:p>
          </table:table-cell>
          <table:table-cell office:value-type="percentage" office:value="1.0237372808630625" table:style-name="ce49">
            <text:p>102,4%</text:p>
          </table:table-cell>
          <table:table-cell office:value-type="float" office:value="886626" table:style-name="ce48">
            <text:p>886.626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290328197092367" table:style-name="ce49">
            <text:p>95,3%</text:p>
          </table:table-cell>
          <table:table-cell office:value-type="percentage" office:value="0.87534369511367982" table:style-name="ce49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17" table:style-name="ce48">
            <text:p>51.417</text:p>
          </table:table-cell>
          <table:table-cell office:value-type="percentage" office:value="0.9586821546435963" table:style-name="ce49">
            <text:p>95,9%</text:p>
          </table:table-cell>
          <table:table-cell office:value-type="float" office:value="79846" table:style-name="ce48">
            <text:p>79.846</text:p>
          </table:table-cell>
          <table:table-cell office:value-type="percentage" office:value="0.9153082513698787" table:style-name="ce49">
            <text:p>91,5%</text:p>
          </table:table-cell>
          <table:table-cell office:value-type="float" office:value="112136" table:style-name="ce48">
            <text:p>112.136</text:p>
          </table:table-cell>
          <table:table-cell office:value-type="percentage" office:value="0.88023674770199301" table:style-name="ce49">
            <text:p>88,0%</text:p>
          </table:table-cell>
          <table:table-cell office:value-type="float" office:value="153038" table:style-name="ce48">
            <text:p>153.038</text:p>
          </table:table-cell>
          <table:table-cell office:value-type="percentage" office:value="0.86214705816075898" table:style-name="ce49">
            <text:p>86,2%</text:p>
          </table:table-cell>
          <table:table-cell office:value-type="float" office:value="172751" table:style-name="ce48">
            <text:p>172.751</text:p>
          </table:table-cell>
          <table:table-cell office:value-type="percentage" office:value="0.79747302917972696" table:style-name="ce49">
            <text:p>79,7%</text:p>
          </table:table-cell>
          <table:table-cell office:value-type="float" office:value="133406" table:style-name="ce48">
            <text:p>133.406</text:p>
          </table:table-cell>
          <table:table-cell office:value-type="percentage" office:value="0.72484745744293577" table:style-name="ce49">
            <text:p>72,5%</text:p>
          </table:table-cell>
          <table:table-cell office:value-type="float" office:value="102739" table:style-name="ce48">
            <text:p>102.739</text:p>
          </table:table-cell>
          <table:table-cell office:value-type="percentage" office:value="0.74875558438340395" table:style-name="ce49">
            <text:p>74,9%</text:p>
          </table:table-cell>
          <table:table-cell office:value-type="float" office:value="85126" table:style-name="ce48">
            <text:p>85.126</text:p>
          </table:table-cell>
          <table:table-cell office:value-type="percentage" office:value="0.85522825912232758" table:style-name="ce49">
            <text:p>85,5%</text:p>
          </table:table-cell>
          <table:table-cell office:value-type="float" office:value="890459" table:style-name="ce48">
            <text:p>890.459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207319696414383" table:style-name="ce49">
            <text:p>82,2%</text:p>
          </table:table-cell>
          <table:table-cell office:value-type="percentage" office:value="0.73001906089237767" table:style-name="ce49">
            <text:p>73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803" table:style-name="ce48">
            <text:p>92.803</text:p>
          </table:table-cell>
          <table:table-cell office:value-type="percentage" office:value="0.92468264881130313" table:style-name="ce49">
            <text:p>92,5%</text:p>
          </table:table-cell>
          <table:table-cell office:value-type="float" office:value="151988" table:style-name="ce48">
            <text:p>151.988</text:p>
          </table:table-cell>
          <table:table-cell office:value-type="percentage" office:value="0.90768367115368531" table:style-name="ce49">
            <text:p>90,8%</text:p>
          </table:table-cell>
          <table:table-cell office:value-type="float" office:value="225364" table:style-name="ce48">
            <text:p>225.364</text:p>
          </table:table-cell>
          <table:table-cell office:value-type="percentage" office:value="0.89588360398322431" table:style-name="ce49">
            <text:p>89,6%</text:p>
          </table:table-cell>
          <table:table-cell office:value-type="float" office:value="324190" table:style-name="ce48">
            <text:p>324.190</text:p>
          </table:table-cell>
          <table:table-cell office:value-type="percentage" office:value="0.88036019302261792" table:style-name="ce49">
            <text:p>88,0%</text:p>
          </table:table-cell>
          <table:table-cell office:value-type="float" office:value="321804" table:style-name="ce48">
            <text:p>321.804</text:p>
          </table:table-cell>
          <table:table-cell office:value-type="percentage" office:value="0.81654381446568802" table:style-name="ce49">
            <text:p>81,7%</text:p>
          </table:table-cell>
          <table:table-cell office:value-type="float" office:value="233266" table:style-name="ce48">
            <text:p>233.266</text:p>
          </table:table-cell>
          <table:table-cell office:value-type="percentage" office:value="0.74558751142676327" table:style-name="ce49">
            <text:p>74,6%</text:p>
          </table:table-cell>
          <table:table-cell office:value-type="float" office:value="191264" table:style-name="ce48">
            <text:p>191.264</text:p>
          </table:table-cell>
          <table:table-cell office:value-type="percentage" office:value="0.751023870012683" table:style-name="ce49">
            <text:p>75,1%</text:p>
          </table:table-cell>
          <table:table-cell office:value-type="float" office:value="169039" table:style-name="ce48">
            <text:p>169.039</text:p>
          </table:table-cell>
          <table:table-cell office:value-type="percentage" office:value="0.91736900659376441" table:style-name="ce49">
            <text:p>91,7%</text:p>
          </table:table-cell>
          <table:table-cell office:value-type="float" office:value="1709718" table:style-name="ce48">
            <text:p>1.709.718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077062698886118" table:style-name="ce49">
            <text:p>84,1%</text:p>
          </table:table-cell>
          <table:table-cell office:value-type="percentage" office:value="0.76178115096047039" table:style-name="ce49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82" table:style-name="ce48">
            <text:p>42.282</text:p>
          </table:table-cell>
          <table:table-cell office:value-type="percentage" office:value="1" table:style-name="ce49">
            <text:p>100,0%</text:p>
          </table:table-cell>
          <table:table-cell office:value-type="float" office:value="56098" table:style-name="ce48">
            <text:p>56.098</text:p>
          </table:table-cell>
          <table:table-cell office:value-type="percentage" office:value="1" table:style-name="ce49">
            <text:p>100,0%</text:p>
          </table:table-cell>
          <table:table-cell office:value-type="float" office:value="77166" table:style-name="ce48">
            <text:p>77.166</text:p>
          </table:table-cell>
          <table:table-cell office:value-type="percentage" office:value="0.9736174722737424" table:style-name="ce49">
            <text:p>97,4%</text:p>
          </table:table-cell>
          <table:table-cell office:value-type="float" office:value="85090" table:style-name="ce48">
            <text:p>85.090</text:p>
          </table:table-cell>
          <table:table-cell office:value-type="percentage" office:value="0.93536330658458833" table:style-name="ce49">
            <text:p>93,5%</text:p>
          </table:table-cell>
          <table:table-cell office:value-type="float" office:value="89287" table:style-name="ce48">
            <text:p>89.287</text:p>
          </table:table-cell>
          <table:table-cell office:value-type="percentage" office:value="0.91683609553734624" table:style-name="ce49">
            <text:p>91,7%</text:p>
          </table:table-cell>
          <table:table-cell office:value-type="float" office:value="56672" table:style-name="ce48">
            <text:p>56.672</text:p>
          </table:table-cell>
          <table:table-cell office:value-type="percentage" office:value="0.8438607462997707" table:style-name="ce49">
            <text:p>84,4%</text:p>
          </table:table-cell>
          <table:table-cell office:value-type="float" office:value="43289" table:style-name="ce48">
            <text:p>43.289</text:p>
          </table:table-cell>
          <table:table-cell office:value-type="percentage" office:value="0.85092288640339664" table:style-name="ce49">
            <text:p>85,1%</text:p>
          </table:table-cell>
          <table:table-cell office:value-type="float" office:value="45713" table:style-name="ce48">
            <text:p>45.713</text:p>
          </table:table-cell>
          <table:table-cell office:value-type="percentage" office:value="1.0094958372899323" table:style-name="ce49">
            <text:p>100,9%</text:p>
          </table:table-cell>
          <table:table-cell office:value-type="float" office:value="495597" table:style-name="ce48">
            <text:p>495.597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4030114104223028" table:style-name="ce49">
            <text:p>94,0%</text:p>
          </table:table-cell>
          <table:table-cell office:value-type="percentage" office:value="0.84912662446136844" table:style-name="ce49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177" table:style-name="ce48">
            <text:p>228.177</text:p>
          </table:table-cell>
          <table:table-cell office:value-type="percentage" office:value="1" table:style-name="ce49">
            <text:p>100,0%</text:p>
          </table:table-cell>
          <table:table-cell office:value-type="float" office:value="250706" table:style-name="ce48">
            <text:p>250.706</text:p>
          </table:table-cell>
          <table:table-cell office:value-type="percentage" office:value="1" table:style-name="ce49">
            <text:p>100,0%</text:p>
          </table:table-cell>
          <table:table-cell office:value-type="float" office:value="323813" table:style-name="ce48">
            <text:p>323.813</text:p>
          </table:table-cell>
          <table:table-cell office:value-type="percentage" office:value="0.98951849237416845" table:style-name="ce49">
            <text:p>99,0%</text:p>
          </table:table-cell>
          <table:table-cell office:value-type="float" office:value="355328" table:style-name="ce48">
            <text:p>355.328</text:p>
          </table:table-cell>
          <table:table-cell office:value-type="percentage" office:value="0.93212277972628754" table:style-name="ce49">
            <text:p>93,2%</text:p>
          </table:table-cell>
          <table:table-cell office:value-type="float" office:value="323704" table:style-name="ce48">
            <text:p>323.704</text:p>
          </table:table-cell>
          <table:table-cell office:value-type="percentage" office:value="0.89867352207927775" table:style-name="ce49">
            <text:p>89,9%</text:p>
          </table:table-cell>
          <table:table-cell office:value-type="float" office:value="215937" table:style-name="ce48">
            <text:p>215.937</text:p>
          </table:table-cell>
          <table:table-cell office:value-type="percentage" office:value="0.83404917690863722" table:style-name="ce49">
            <text:p>83,4%</text:p>
          </table:table-cell>
          <table:table-cell office:value-type="float" office:value="177938" table:style-name="ce48">
            <text:p>177.938</text:p>
          </table:table-cell>
          <table:table-cell office:value-type="percentage" office:value="0.84020606386846663" table:style-name="ce49">
            <text:p>84,0%</text:p>
          </table:table-cell>
          <table:table-cell office:value-type="float" office:value="161677" table:style-name="ce48">
            <text:p>161.677</text:p>
          </table:table-cell>
          <table:table-cell office:value-type="percentage" office:value="0.96123021676833253" table:style-name="ce49">
            <text:p>96,1%</text:p>
          </table:table-cell>
          <table:table-cell office:value-type="float" office:value="2037280" table:style-name="ce48">
            <text:p>2.037.280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790987634826151" table:style-name="ce49">
            <text:p>93,8%</text:p>
          </table:table-cell>
          <table:table-cell office:value-type="percentage" office:value="0.85361525720790954" table:style-name="ce49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031" table:style-name="ce48">
            <text:p>137.031</text:p>
          </table:table-cell>
          <table:table-cell office:value-type="percentage" office:value="1" table:style-name="ce49">
            <text:p>100,0%</text:p>
          </table:table-cell>
          <table:table-cell office:value-type="float" office:value="158124" table:style-name="ce48">
            <text:p>158.124</text:p>
          </table:table-cell>
          <table:table-cell office:value-type="percentage" office:value="1" table:style-name="ce49">
            <text:p>100,0%</text:p>
          </table:table-cell>
          <table:table-cell office:value-type="float" office:value="222863" table:style-name="ce48">
            <text:p>222.863</text:p>
          </table:table-cell>
          <table:table-cell office:value-type="percentage" office:value="0.97734927289631102" table:style-name="ce49">
            <text:p>97,7%</text:p>
          </table:table-cell>
          <table:table-cell office:value-type="float" office:value="286805" table:style-name="ce48">
            <text:p>286.805</text:p>
          </table:table-cell>
          <table:table-cell office:value-type="percentage" office:value="0.92099728008683168" table:style-name="ce49">
            <text:p>92,1%</text:p>
          </table:table-cell>
          <table:table-cell office:value-type="float" office:value="287253" table:style-name="ce48">
            <text:p>287.253</text:p>
          </table:table-cell>
          <table:table-cell office:value-type="percentage" office:value="0.86867101526849133" table:style-name="ce49">
            <text:p>86,9%</text:p>
          </table:table-cell>
          <table:table-cell office:value-type="float" office:value="206583" table:style-name="ce48">
            <text:p>206.583</text:p>
          </table:table-cell>
          <table:table-cell office:value-type="percentage" office:value="0.80148282644878199" table:style-name="ce49">
            <text:p>80,1%</text:p>
          </table:table-cell>
          <table:table-cell office:value-type="float" office:value="173907" table:style-name="ce48">
            <text:p>173.907</text:p>
          </table:table-cell>
          <table:table-cell office:value-type="percentage" office:value="0.79412489953970922" table:style-name="ce49">
            <text:p>79,4%</text:p>
          </table:table-cell>
          <table:table-cell office:value-type="float" office:value="166132" table:style-name="ce48">
            <text:p>166.132</text:p>
          </table:table-cell>
          <table:table-cell office:value-type="percentage" office:value="0.93429162730013049" table:style-name="ce49">
            <text:p>93,4%</text:p>
          </table:table-cell>
          <table:table-cell office:value-type="float" office:value="1638698" table:style-name="ce48">
            <text:p>1.638.698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232599629311894" table:style-name="ce49">
            <text:p>90,2%</text:p>
          </table:table-cell>
          <table:table-cell office:value-type="percentage" office:value="0.79988929327324843" table:style-name="ce49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596" table:style-name="ce48">
            <text:p>455.596</text:p>
          </table:table-cell>
          <table:table-cell office:value-type="percentage" office:value="1" table:style-name="ce49">
            <text:p>100,0%</text:p>
          </table:table-cell>
          <table:table-cell office:value-type="float" office:value="618430" table:style-name="ce48">
            <text:p>618.430</text:p>
          </table:table-cell>
          <table:table-cell office:value-type="percentage" office:value="0.97277800848150808" table:style-name="ce49">
            <text:p>97,3%</text:p>
          </table:table-cell>
          <table:table-cell office:value-type="float" office:value="802055" table:style-name="ce48">
            <text:p>802.055</text:p>
          </table:table-cell>
          <table:table-cell office:value-type="percentage" office:value="0.94084463755331482" table:style-name="ce49">
            <text:p>94,1%</text:p>
          </table:table-cell>
          <table:table-cell office:value-type="float" office:value="1039398" table:style-name="ce48">
            <text:p>1.039.398</text:p>
          </table:table-cell>
          <table:table-cell office:value-type="percentage" office:value="0.94714511832958048" table:style-name="ce49">
            <text:p>94,7%</text:p>
          </table:table-cell>
          <table:table-cell office:value-type="float" office:value="1155272" table:style-name="ce48">
            <text:p>1.155.272</text:p>
          </table:table-cell>
          <table:table-cell office:value-type="percentage" office:value="0.90571919123815203" table:style-name="ce49">
            <text:p>90,6%</text:p>
          </table:table-cell>
          <table:table-cell office:value-type="float" office:value="817866" table:style-name="ce48">
            <text:p>817.866</text:p>
          </table:table-cell>
          <table:table-cell office:value-type="percentage" office:value="0.84610211994686679" table:style-name="ce49">
            <text:p>84,6%</text:p>
          </table:table-cell>
          <table:table-cell office:value-type="float" office:value="682531" table:style-name="ce48">
            <text:p>682.531</text:p>
          </table:table-cell>
          <table:table-cell office:value-type="percentage" office:value="0.82326979466834893" table:style-name="ce49">
            <text:p>82,3%</text:p>
          </table:table-cell>
          <table:table-cell office:value-type="float" office:value="606179" table:style-name="ce48">
            <text:p>606.179</text:p>
          </table:table-cell>
          <table:table-cell office:value-type="percentage" office:value="0.90290796484167279" table:style-name="ce49">
            <text:p>90,3%</text:p>
          </table:table-cell>
          <table:table-cell office:value-type="float" office:value="6177327" table:style-name="ce48">
            <text:p>6.177.327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07858942258612" table:style-name="ce49">
            <text:p>91,1%</text:p>
          </table:table-cell>
          <table:table-cell office:value-type="percentage" office:value="0.80525658585370608" table:style-name="ce49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442" table:style-name="ce48">
            <text:p>295.442</text:p>
          </table:table-cell>
          <table:table-cell office:value-type="percentage" office:value="1" table:style-name="ce49">
            <text:p>100,0%</text:p>
          </table:table-cell>
          <table:table-cell office:value-type="float" office:value="435567" table:style-name="ce48">
            <text:p>435.567</text:p>
          </table:table-cell>
          <table:table-cell office:value-type="percentage" office:value="0.9904292185112421" table:style-name="ce49">
            <text:p>99,0%</text:p>
          </table:table-cell>
          <table:table-cell office:value-type="float" office:value="579444" table:style-name="ce48">
            <text:p>579.444</text:p>
          </table:table-cell>
          <table:table-cell office:value-type="percentage" office:value="0.97036540844693042" table:style-name="ce49">
            <text:p>97,0%</text:p>
          </table:table-cell>
          <table:table-cell office:value-type="float" office:value="733306" table:style-name="ce48">
            <text:p>733.306</text:p>
          </table:table-cell>
          <table:table-cell office:value-type="percentage" office:value="0.96197015332626701" table:style-name="ce49">
            <text:p>96,2%</text:p>
          </table:table-cell>
          <table:table-cell office:value-type="float" office:value="769264" table:style-name="ce48">
            <text:p>769.264</text:p>
          </table:table-cell>
          <table:table-cell office:value-type="percentage" office:value="0.91500292010567097" table:style-name="ce49">
            <text:p>91,5%</text:p>
          </table:table-cell>
          <table:table-cell office:value-type="float" office:value="529517" table:style-name="ce48">
            <text:p>529.517</text:p>
          </table:table-cell>
          <table:table-cell office:value-type="percentage" office:value="0.86251651271091878" table:style-name="ce49">
            <text:p>86,3%</text:p>
          </table:table-cell>
          <table:table-cell office:value-type="float" office:value="446211" table:style-name="ce48">
            <text:p>446.211</text:p>
          </table:table-cell>
          <table:table-cell office:value-type="percentage" office:value="0.87019207329559078" table:style-name="ce49">
            <text:p>87,0%</text:p>
          </table:table-cell>
          <table:table-cell office:value-type="float" office:value="425225" table:style-name="ce48">
            <text:p>425.225</text:p>
          </table:table-cell>
          <table:table-cell office:value-type="percentage" office:value="0.98256806749097092" table:style-name="ce49">
            <text:p>98,3%</text:p>
          </table:table-cell>
          <table:table-cell office:value-type="float" office:value="4213976" table:style-name="ce48">
            <text:p>4.213.976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810142683947062" table:style-name="ce49">
            <text:p>93,8%</text:p>
          </table:table-cell>
          <table:table-cell office:value-type="percentage" office:value="0.83493925653525969" table:style-name="ce49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78" table:style-name="ce48">
            <text:p>77.678</text:p>
          </table:table-cell>
          <table:table-cell office:value-type="percentage" office:value="1" table:style-name="ce49">
            <text:p>100,0%</text:p>
          </table:table-cell>
          <table:table-cell office:value-type="float" office:value="95758" table:style-name="ce48">
            <text:p>95.758</text:p>
          </table:table-cell>
          <table:table-cell office:value-type="percentage" office:value="1" table:style-name="ce49">
            <text:p>100,0%</text:p>
          </table:table-cell>
          <table:table-cell office:value-type="float" office:value="132853" table:style-name="ce48">
            <text:p>132.853</text:p>
          </table:table-cell>
          <table:table-cell office:value-type="percentage" office:value="1.0165895091249952" table:style-name="ce49">
            <text:p>101,7%</text:p>
          </table:table-cell>
          <table:table-cell office:value-type="float" office:value="161555" table:style-name="ce48">
            <text:p>161.555</text:p>
          </table:table-cell>
          <table:table-cell office:value-type="percentage" office:value="0.96190600941930182" table:style-name="ce49">
            <text:p>96,2%</text:p>
          </table:table-cell>
          <table:table-cell office:value-type="float" office:value="146153" table:style-name="ce48">
            <text:p>146.153</text:p>
          </table:table-cell>
          <table:table-cell office:value-type="percentage" office:value="0.92774349989843596" table:style-name="ce49">
            <text:p>92,8%</text:p>
          </table:table-cell>
          <table:table-cell office:value-type="float" office:value="113234" table:style-name="ce48">
            <text:p>113.234</text:p>
          </table:table-cell>
          <table:table-cell office:value-type="percentage" office:value="0.8720906948445033" table:style-name="ce49">
            <text:p>87,2%</text:p>
          </table:table-cell>
          <table:table-cell office:value-type="float" office:value="93438" table:style-name="ce48">
            <text:p>93.438</text:p>
          </table:table-cell>
          <table:table-cell office:value-type="percentage" office:value="0.83051570582902245" table:style-name="ce49">
            <text:p>83,1%</text:p>
          </table:table-cell>
          <table:table-cell office:value-type="float" office:value="85850" table:style-name="ce48">
            <text:p>85.850</text:p>
          </table:table-cell>
          <table:table-cell office:value-type="percentage" office:value="1.0016451014479226" table:style-name="ce49">
            <text:p>100,2%</text:p>
          </table:table-cell>
          <table:table-cell office:value-type="float" office:value="906519" table:style-name="ce48">
            <text:p>906.519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434102896124817" table:style-name="ce49">
            <text:p>95,4%</text:p>
          </table:table-cell>
          <table:table-cell office:value-type="percentage" office:value="0.85682406127037924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18" table:style-name="ce48">
            <text:p>241.718</text:p>
          </table:table-cell>
          <table:table-cell office:value-type="percentage" office:value="1" table:style-name="ce49">
            <text:p>100,0%</text:p>
          </table:table-cell>
          <table:table-cell office:value-type="float" office:value="291490" table:style-name="ce48">
            <text:p>291.490</text:p>
          </table:table-cell>
          <table:table-cell office:value-type="percentage" office:value="0.99829103151146104" table:style-name="ce49">
            <text:p>99,8%</text:p>
          </table:table-cell>
          <table:table-cell office:value-type="float" office:value="348083" table:style-name="ce48">
            <text:p>348.083</text:p>
          </table:table-cell>
          <table:table-cell office:value-type="percentage" office:value="0.98449228715430781" table:style-name="ce49">
            <text:p>98,4%</text:p>
          </table:table-cell>
          <table:table-cell office:value-type="float" office:value="392888" table:style-name="ce48">
            <text:p>392.888</text:p>
          </table:table-cell>
          <table:table-cell office:value-type="percentage" office:value="0.96013685239491686" table:style-name="ce49">
            <text:p>96,0%</text:p>
          </table:table-cell>
          <table:table-cell office:value-type="float" office:value="411203" table:style-name="ce48">
            <text:p>411.203</text:p>
          </table:table-cell>
          <table:table-cell office:value-type="percentage" office:value="0.92856513796272666" table:style-name="ce49">
            <text:p>92,9%</text:p>
          </table:table-cell>
          <table:table-cell office:value-type="float" office:value="267175" table:style-name="ce48">
            <text:p>267.175</text:p>
          </table:table-cell>
          <table:table-cell office:value-type="percentage" office:value="0.86577035496017474" table:style-name="ce49">
            <text:p>86,6%</text:p>
          </table:table-cell>
          <table:table-cell office:value-type="float" office:value="202305" table:style-name="ce48">
            <text:p>202.305</text:p>
          </table:table-cell>
          <table:table-cell office:value-type="percentage" office:value="0.87820473862876691" table:style-name="ce49">
            <text:p>87,8%</text:p>
          </table:table-cell>
          <table:table-cell office:value-type="float" office:value="191487" table:style-name="ce48">
            <text:p>191.487</text:p>
          </table:table-cell>
          <table:table-cell office:value-type="percentage" office:value="1.0444137795619164" table:style-name="ce49">
            <text:p>104,4%</text:p>
          </table:table-cell>
          <table:table-cell office:value-type="float" office:value="2346349" table:style-name="ce48">
            <text:p>2.346.349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530442847621477" table:style-name="ce49">
            <text:p>95,5%</text:p>
          </table:table-cell>
          <table:table-cell office:value-type="percentage" office:value="0.8700247990638057" table:style-name="ce49">
            <text:p>87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5109" table:style-name="ce48">
            <text:p>25.109</text:p>
          </table:table-cell>
          <table:table-cell office:value-type="percentage" office:value="1" table:style-name="ce49">
            <text:p>100,0%</text:p>
          </table:table-cell>
          <table:table-cell office:value-type="float" office:value="30712" table:style-name="ce48">
            <text:p>30.712</text:p>
          </table:table-cell>
          <table:table-cell office:value-type="percentage" office:value="1" table:style-name="ce49">
            <text:p>100,0%</text:p>
          </table:table-cell>
          <table:table-cell office:value-type="float" office:value="39690" table:style-name="ce48">
            <text:p>39.690</text:p>
          </table:table-cell>
          <table:table-cell office:value-type="percentage" office:value="1.0278655409954938" table:style-name="ce49">
            <text:p>102,8%</text:p>
          </table:table-cell>
          <table:table-cell office:value-type="float" office:value="46277" table:style-name="ce48">
            <text:p>46.277</text:p>
          </table:table-cell>
          <table:table-cell office:value-type="percentage" office:value="0.97425263157894737" table:style-name="ce49">
            <text:p>97,4%</text:p>
          </table:table-cell>
          <table:table-cell office:value-type="float" office:value="48600" table:style-name="ce48">
            <text:p>48.600</text:p>
          </table:table-cell>
          <table:table-cell office:value-type="percentage" office:value="0.93960250560668157" table:style-name="ce49">
            <text:p>94,0%</text:p>
          </table:table-cell>
          <table:table-cell office:value-type="float" office:value="32390" table:style-name="ce48">
            <text:p>32.390</text:p>
          </table:table-cell>
          <table:table-cell office:value-type="percentage" office:value="0.87455448752565068" table:style-name="ce49">
            <text:p>87,5%</text:p>
          </table:table-cell>
          <table:table-cell office:value-type="float" office:value="25406" table:style-name="ce48">
            <text:p>25.406</text:p>
          </table:table-cell>
          <table:table-cell office:value-type="percentage" office:value="0.842206457601273" table:style-name="ce49">
            <text:p>84,2%</text:p>
          </table:table-cell>
          <table:table-cell office:value-type="float" office:value="25335" table:style-name="ce48">
            <text:p>25.335</text:p>
          </table:table-cell>
          <table:table-cell office:value-type="percentage" office:value="0.9749855685972677" table:style-name="ce49">
            <text:p>97,5%</text:p>
          </table:table-cell>
          <table:table-cell office:value-type="float" office:value="273519" table:style-name="ce48">
            <text:p>273.519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717208033281346" table:style-name="ce49">
            <text:p>97,2%</text:p>
          </table:table-cell>
          <table:table-cell office:value-type="percentage" office:value="0.86508463640504019" table:style-name="ce49">
            <text:p>86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839" table:style-name="ce48">
            <text:p>371.839</text:p>
          </table:table-cell>
          <table:table-cell office:value-type="percentage" office:value="1" table:style-name="ce49">
            <text:p>100,0%</text:p>
          </table:table-cell>
          <table:table-cell office:value-type="float" office:value="510960" table:style-name="ce48">
            <text:p>510.960</text:p>
          </table:table-cell>
          <table:table-cell office:value-type="percentage" office:value="0.96947158713594539" table:style-name="ce49">
            <text:p>96,9%</text:p>
          </table:table-cell>
          <table:table-cell office:value-type="float" office:value="690426" table:style-name="ce48">
            <text:p>690.426</text:p>
          </table:table-cell>
          <table:table-cell office:value-type="percentage" office:value="0.95831540492297951" table:style-name="ce49">
            <text:p>95,8%</text:p>
          </table:table-cell>
          <table:table-cell office:value-type="float" office:value="960126" table:style-name="ce48">
            <text:p>960.126</text:p>
          </table:table-cell>
          <table:table-cell office:value-type="percentage" office:value="0.97006038843799347" table:style-name="ce49">
            <text:p>97,0%</text:p>
          </table:table-cell>
          <table:table-cell office:value-type="float" office:value="1050441" table:style-name="ce48">
            <text:p>1.050.441</text:p>
          </table:table-cell>
          <table:table-cell office:value-type="percentage" office:value="0.90866004690177526" table:style-name="ce49">
            <text:p>90,9%</text:p>
          </table:table-cell>
          <table:table-cell office:value-type="float" office:value="770078" table:style-name="ce48">
            <text:p>770.078</text:p>
          </table:table-cell>
          <table:table-cell office:value-type="percentage" office:value="0.85484057173051053" table:style-name="ce49">
            <text:p>85,5%</text:p>
          </table:table-cell>
          <table:table-cell office:value-type="float" office:value="625191" table:style-name="ce48">
            <text:p>625.191</text:p>
          </table:table-cell>
          <table:table-cell office:value-type="percentage" office:value="0.8499558837724337" table:style-name="ce49">
            <text:p>85,0%</text:p>
          </table:table-cell>
          <table:table-cell office:value-type="float" office:value="525415" table:style-name="ce48">
            <text:p>525.415</text:p>
          </table:table-cell>
          <table:table-cell office:value-type="percentage" office:value="0.9205855555944914" table:style-name="ce49">
            <text:p>92,1%</text:p>
          </table:table-cell>
          <table:table-cell office:value-type="float" office:value="5504476" table:style-name="ce48">
            <text:p>5.504.476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18825679444399" table:style-name="ce49">
            <text:p>92,2%</text:p>
          </table:table-cell>
          <table:table-cell office:value-type="percentage" office:value="0.81477444363592444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905" table:style-name="ce48">
            <text:p>75.905</text:p>
          </table:table-cell>
          <table:table-cell office:value-type="percentage" office:value="1" table:style-name="ce49">
            <text:p>100,0%</text:p>
          </table:table-cell>
          <table:table-cell office:value-type="float" office:value="108155" table:style-name="ce48">
            <text:p>108.155</text:p>
          </table:table-cell>
          <table:table-cell office:value-type="percentage" office:value="1" table:style-name="ce49">
            <text:p>100,0%</text:p>
          </table:table-cell>
          <table:table-cell office:value-type="float" office:value="153717" table:style-name="ce48">
            <text:p>153.717</text:p>
          </table:table-cell>
          <table:table-cell office:value-type="percentage" office:value="1.0011462736337526" table:style-name="ce49">
            <text:p>100,1%</text:p>
          </table:table-cell>
          <table:table-cell office:value-type="float" office:value="211636" table:style-name="ce48">
            <text:p>211.636</text:p>
          </table:table-cell>
          <table:table-cell office:value-type="percentage" office:value="0.97034887186329399" table:style-name="ce49">
            <text:p>97,0%</text:p>
          </table:table-cell>
          <table:table-cell office:value-type="float" office:value="235288" table:style-name="ce48">
            <text:p>235.288</text:p>
          </table:table-cell>
          <table:table-cell office:value-type="percentage" office:value="0.93195177210577185" table:style-name="ce49">
            <text:p>93,2%</text:p>
          </table:table-cell>
          <table:table-cell office:value-type="float" office:value="171110" table:style-name="ce48">
            <text:p>171.110</text:p>
          </table:table-cell>
          <table:table-cell office:value-type="percentage" office:value="0.85952962215055706" table:style-name="ce49">
            <text:p>86,0%</text:p>
          </table:table-cell>
          <table:table-cell office:value-type="float" office:value="144910" table:style-name="ce48">
            <text:p>144.910</text:p>
          </table:table-cell>
          <table:table-cell office:value-type="percentage" office:value="0.8331081586073279" table:style-name="ce49">
            <text:p>83,3%</text:p>
          </table:table-cell>
          <table:table-cell office:value-type="float" office:value="132337" table:style-name="ce48">
            <text:p>132.337</text:p>
          </table:table-cell>
          <table:table-cell office:value-type="percentage" office:value="0.91509238258560599" table:style-name="ce49">
            <text:p>91,5%</text:p>
          </table:table-cell>
          <table:table-cell office:value-type="float" office:value="1233058" table:style-name="ce48">
            <text:p>1.233.058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58264256451434" table:style-name="ce49">
            <text:p>93,6%</text:p>
          </table:table-cell>
          <table:table-cell office:value-type="percentage" office:value="0.81493461002619827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5" table:style-name="ce48">
            <text:p>42.315</text:p>
          </table:table-cell>
          <table:table-cell office:value-type="percentage" office:value="1" table:style-name="ce49">
            <text:p>100,0%</text:p>
          </table:table-cell>
          <table:table-cell office:value-type="float" office:value="55899" table:style-name="ce48">
            <text:p>55.899</text:p>
          </table:table-cell>
          <table:table-cell office:value-type="percentage" office:value="0.98691737288135595" table:style-name="ce49">
            <text:p>98,7%</text:p>
          </table:table-cell>
          <table:table-cell office:value-type="float" office:value="72576" table:style-name="ce48">
            <text:p>72.576</text:p>
          </table:table-cell>
          <table:table-cell office:value-type="percentage" office:value="0.95911193339500467" table:style-name="ce49">
            <text:p>95,9%</text:p>
          </table:table-cell>
          <table:table-cell office:value-type="float" office:value="92520" table:style-name="ce48">
            <text:p>92.520</text:p>
          </table:table-cell>
          <table:table-cell office:value-type="percentage" office:value="0.94699993858625564" table:style-name="ce49">
            <text:p>94,7%</text:p>
          </table:table-cell>
          <table:table-cell office:value-type="float" office:value="96341" table:style-name="ce48">
            <text:p>96.341</text:p>
          </table:table-cell>
          <table:table-cell office:value-type="percentage" office:value="0.91125866651532783" table:style-name="ce49">
            <text:p>91,1%</text:p>
          </table:table-cell>
          <table:table-cell office:value-type="float" office:value="65573" table:style-name="ce48">
            <text:p>65.573</text:p>
          </table:table-cell>
          <table:table-cell office:value-type="percentage" office:value="0.85460516884098581" table:style-name="ce49">
            <text:p>85,5%</text:p>
          </table:table-cell>
          <table:table-cell office:value-type="float" office:value="59168" table:style-name="ce48">
            <text:p>59.168</text:p>
          </table:table-cell>
          <table:table-cell office:value-type="percentage" office:value="0.85997500072672306" table:style-name="ce49">
            <text:p>86,0%</text:p>
          </table:table-cell>
          <table:table-cell office:value-type="float" office:value="55673" table:style-name="ce48">
            <text:p>55.673</text:p>
          </table:table-cell>
          <table:table-cell office:value-type="percentage" office:value="0.9678726030493211" table:style-name="ce49">
            <text:p>96,8%</text:p>
          </table:table-cell>
          <table:table-cell office:value-type="float" office:value="540065" table:style-name="ce48">
            <text:p>540.065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86729153667691" table:style-name="ce49">
            <text:p>93,1%</text:p>
          </table:table-cell>
          <table:table-cell office:value-type="percentage" office:value="0.82119929324538432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163" table:style-name="ce48">
            <text:p>163.163</text:p>
          </table:table-cell>
          <table:table-cell office:value-type="percentage" office:value="1.0227987914195804" table:style-name="ce49">
            <text:p>102,3%</text:p>
          </table:table-cell>
          <table:table-cell office:value-type="float" office:value="213785" table:style-name="ce48">
            <text:p>213.785</text:p>
          </table:table-cell>
          <table:table-cell office:value-type="percentage" office:value="0.98807113871865271" table:style-name="ce49">
            <text:p>98,8%</text:p>
          </table:table-cell>
          <table:table-cell office:value-type="float" office:value="277039" table:style-name="ce48">
            <text:p>277.039</text:p>
          </table:table-cell>
          <table:table-cell office:value-type="percentage" office:value="0.97492988179319617" table:style-name="ce49">
            <text:p>97,5%</text:p>
          </table:table-cell>
          <table:table-cell office:value-type="float" office:value="326039" table:style-name="ce48">
            <text:p>326.039</text:p>
          </table:table-cell>
          <table:table-cell office:value-type="percentage" office:value="0.96613594810751868" table:style-name="ce49">
            <text:p>96,6%</text:p>
          </table:table-cell>
          <table:table-cell office:value-type="float" office:value="324334" table:style-name="ce48">
            <text:p>324.334</text:p>
          </table:table-cell>
          <table:table-cell office:value-type="percentage" office:value="0.93182288314792683" table:style-name="ce49">
            <text:p>93,2%</text:p>
          </table:table-cell>
          <table:table-cell office:value-type="float" office:value="209205" table:style-name="ce48">
            <text:p>209.205</text:p>
          </table:table-cell>
          <table:table-cell office:value-type="percentage" office:value="0.88036274117869839" table:style-name="ce49">
            <text:p>88,0%</text:p>
          </table:table-cell>
          <table:table-cell office:value-type="float" office:value="172804" table:style-name="ce48">
            <text:p>172.804</text:p>
          </table:table-cell>
          <table:table-cell office:value-type="percentage" office:value="0.86742464171874611" table:style-name="ce49">
            <text:p>86,7%</text:p>
          </table:table-cell>
          <table:table-cell office:value-type="float" office:value="165360" table:style-name="ce48">
            <text:p>165.360</text:p>
          </table:table-cell>
          <table:table-cell office:value-type="percentage" office:value="0.95685030986534891" table:style-name="ce49">
            <text:p>95,7%</text:p>
          </table:table-cell>
          <table:table-cell office:value-type="float" office:value="1851729" table:style-name="ce48">
            <text:p>1.851.729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705339922761911" table:style-name="ce49">
            <text:p>94,7%</text:p>
          </table:table-cell>
          <table:table-cell office:value-type="percentage" office:value="0.84712119631750282" table:style-name="ce49">
            <text:p>84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1" table:style-name="ce48">
            <text:p>2.391</text:p>
          </table:table-cell>
          <table:table-cell office:value-type="percentage" office:value="0.84279168135354243" table:style-name="ce49">
            <text:p>84,3%</text:p>
          </table:table-cell>
          <table:table-cell office:value-type="float" office:value="3888" table:style-name="ce48">
            <text:p>3.888</text:p>
          </table:table-cell>
          <table:table-cell office:value-type="percentage" office:value="0.8828337874659401" table:style-name="ce49">
            <text:p>88,3%</text:p>
          </table:table-cell>
          <table:table-cell office:value-type="float" office:value="7618" table:style-name="ce48">
            <text:p>7.618</text:p>
          </table:table-cell>
          <table:table-cell office:value-type="percentage" office:value="0.91463561051746911" table:style-name="ce49">
            <text:p>91,5%</text:p>
          </table:table-cell>
          <table:table-cell office:value-type="float" office:value="10565" table:style-name="ce48">
            <text:p>10.565</text:p>
          </table:table-cell>
          <table:table-cell office:value-type="percentage" office:value="0.91416457558189845" table:style-name="ce49">
            <text:p>91,4%</text:p>
          </table:table-cell>
          <table:table-cell office:value-type="float" office:value="11109" table:style-name="ce48">
            <text:p>11.109</text:p>
          </table:table-cell>
          <table:table-cell office:value-type="percentage" office:value="0.89900461277008981" table:style-name="ce49">
            <text:p>89,9%</text:p>
          </table:table-cell>
          <table:table-cell office:value-type="float" office:value="9160" table:style-name="ce48">
            <text:p>9.160</text:p>
          </table:table-cell>
          <table:table-cell office:value-type="percentage" office:value="0.80357926133871393" table:style-name="ce49">
            <text:p>80,4%</text:p>
          </table:table-cell>
          <table:table-cell office:value-type="float" office:value="8926" table:style-name="ce48">
            <text:p>8.926</text:p>
          </table:table-cell>
          <table:table-cell office:value-type="percentage" office:value="0.82153704555913487" table:style-name="ce49">
            <text:p>82,2%</text:p>
          </table:table-cell>
          <table:table-cell office:value-type="float" office:value="8758" table:style-name="ce48">
            <text:p>8.758</text:p>
          </table:table-cell>
          <table:table-cell office:value-type="percentage" office:value="0.94364831375929314" table:style-name="ce49">
            <text:p>94,4%</text:p>
          </table:table-cell>
          <table:table-cell office:value-type="float" office:value="62415" table:style-name="ce48">
            <text:p>62.415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7872559095580682" table:style-name="ce49">
            <text:p>87,9%</text:p>
          </table:table-cell>
          <table:table-cell office:value-type="percentage" office:value="0.74733287833614714" table:style-name="ce49">
            <text:p>74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2" table:style-name="ce48">
            <text:p>2.052</text:p>
          </table:table-cell>
          <table:table-cell office:value-type="percentage" office:value="0.81720430107526887" table:style-name="ce49">
            <text:p>81,7%</text:p>
          </table:table-cell>
          <table:table-cell office:value-type="float" office:value="3364" table:style-name="ce48">
            <text:p>3.364</text:p>
          </table:table-cell>
          <table:table-cell office:value-type="percentage" office:value="0.88456481724953984" table:style-name="ce49">
            <text:p>88,5%</text:p>
          </table:table-cell>
          <table:table-cell office:value-type="float" office:value="7395" table:style-name="ce48">
            <text:p>7.395</text:p>
          </table:table-cell>
          <table:table-cell office:value-type="percentage" office:value="0.92379762648344788" table:style-name="ce49">
            <text:p>92,4%</text:p>
          </table:table-cell>
          <table:table-cell office:value-type="float" office:value="10031" table:style-name="ce48">
            <text:p>10.031</text:p>
          </table:table-cell>
          <table:table-cell office:value-type="percentage" office:value="0.92871030460142578" table:style-name="ce49">
            <text:p>92,9%</text:p>
          </table:table-cell>
          <table:table-cell office:value-type="float" office:value="10489" table:style-name="ce48">
            <text:p>10.489</text:p>
          </table:table-cell>
          <table:table-cell office:value-type="percentage" office:value="0.96026732582623819" table:style-name="ce49">
            <text:p>96,0%</text:p>
          </table:table-cell>
          <table:table-cell office:value-type="float" office:value="9005" table:style-name="ce48">
            <text:p>9.005</text:p>
          </table:table-cell>
          <table:table-cell office:value-type="percentage" office:value="0.82222425127830534" table:style-name="ce49">
            <text:p>82,2%</text:p>
          </table:table-cell>
          <table:table-cell office:value-type="float" office:value="9271" table:style-name="ce48">
            <text:p>9.271</text:p>
          </table:table-cell>
          <table:table-cell office:value-type="percentage" office:value="0.79300316482764521" table:style-name="ce49">
            <text:p>79,3%</text:p>
          </table:table-cell>
          <table:table-cell office:value-type="float" office:value="8573" table:style-name="ce48">
            <text:p>8.573</text:p>
          </table:table-cell>
          <table:table-cell office:value-type="percentage" office:value="0.89488517745302709" table:style-name="ce49">
            <text:p>89,5%</text:p>
          </table:table-cell>
          <table:table-cell office:value-type="float" office:value="60180" table:style-name="ce48">
            <text:p>60.180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8155157765212555" table:style-name="ce49">
            <text:p>88,2%</text:p>
          </table:table-cell>
          <table:table-cell office:value-type="percentage" office:value="0.71624098450405849" table:style-name="ce49">
            <text:p>71,6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88" table:style-name="ce48">
            <text:p>3.788</text:p>
          </table:table-cell>
          <table:table-cell office:value-type="string" table:style-name="ce49">
            <text:p>-</text:p>
          </table:table-cell>
          <table:table-cell office:value-type="float" office:value="10047" table:style-name="ce48">
            <text:p>10.047</text:p>
          </table:table-cell>
          <table:table-cell office:value-type="string" table:style-name="ce49">
            <text:p>-</text:p>
          </table:table-cell>
          <table:table-cell office:value-type="float" office:value="23264" table:style-name="ce48">
            <text:p>23.264</text:p>
          </table:table-cell>
          <table:table-cell office:value-type="string" table:style-name="ce49">
            <text:p>-</text:p>
          </table:table-cell>
          <table:table-cell office:value-type="float" office:value="33049" table:style-name="ce48">
            <text:p>33.049</text:p>
          </table:table-cell>
          <table:table-cell office:value-type="string" table:style-name="ce49">
            <text:p>-</text:p>
          </table:table-cell>
          <table:table-cell office:value-type="float" office:value="24903" table:style-name="ce48">
            <text:p>24.903</text:p>
          </table:table-cell>
          <table:table-cell office:value-type="string" table:style-name="ce49">
            <text:p>-</text:p>
          </table:table-cell>
          <table:table-cell office:value-type="float" office:value="1351" table:style-name="ce48">
            <text:p>1.351</text:p>
          </table:table-cell>
          <table:table-cell office:value-type="string" table:style-name="ce49">
            <text:p>-</text:p>
          </table:table-cell>
          <table:table-cell office:value-type="float" office:value="96444" table:style-name="ce48">
            <text:p>96.444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2" table:style-name="ce51">
            <text:p>32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14" table:style-name="ce51">
            <text:p>314</text:p>
          </table:table-cell>
          <table:table-cell office:value-type="string" table:style-name="ce52">
            <text:p>-</text:p>
          </table:table-cell>
          <table:table-cell office:value-type="float" office:value="948" table:style-name="ce51">
            <text:p>948</text:p>
          </table:table-cell>
          <table:table-cell office:value-type="string" table:style-name="ce52">
            <text:p>-</text:p>
          </table:table-cell>
          <table:table-cell office:value-type="float" office:value="1987" table:style-name="ce51">
            <text:p>1.987</text:p>
          </table:table-cell>
          <table:table-cell office:value-type="string" table:style-name="ce52">
            <text:p>-</text:p>
          </table:table-cell>
          <table:table-cell office:value-type="float" office:value="2473" table:style-name="ce51">
            <text:p>2.473</text:p>
          </table:table-cell>
          <table:table-cell office:value-type="string" table:style-name="ce52">
            <text:p>-</text:p>
          </table:table-cell>
          <table:table-cell office:value-type="float" office:value="2179" table:style-name="ce51">
            <text:p>2.179</text:p>
          </table:table-cell>
          <table:table-cell office:value-type="string" table:style-name="ce52">
            <text:p>-</text:p>
          </table:table-cell>
          <table:table-cell office:value-type="float" office:value="259" table:style-name="ce51">
            <text:p>259</text:p>
          </table:table-cell>
          <table:table-cell office:value-type="string" table:style-name="ce52">
            <text:p>-</text:p>
          </table:table-cell>
          <table:table-cell office:value-type="float" office:value="8241" table:style-name="ce51">
            <text:p>8.241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4872" table:style-name="ce55">
            <text:p>2.924.872</text:p>
          </table:table-cell>
          <table:table-cell office:value-type="percentage" office:value="1" table:style-name="ce56">
            <text:p>100,0%</text:p>
          </table:table-cell>
          <table:table-cell office:value-type="float" office:value="3951724" table:style-name="ce55">
            <text:p>3.951.724</text:p>
          </table:table-cell>
          <table:table-cell office:value-type="percentage" office:value="0.98871480366060194" table:style-name="ce56">
            <text:p>98,9%</text:p>
          </table:table-cell>
          <table:table-cell office:value-type="float" office:value="5315141" table:style-name="ce55">
            <text:p>5.315.141</text:p>
          </table:table-cell>
          <table:table-cell office:value-type="percentage" office:value="0.96504522791893477" table:style-name="ce56">
            <text:p>96,5%</text:p>
          </table:table-cell>
          <table:table-cell office:value-type="float" office:value="6765667" table:style-name="ce55">
            <text:p>6.765.667</text:p>
          </table:table-cell>
          <table:table-cell office:value-type="percentage" office:value="0.94893946657607864" table:style-name="ce56">
            <text:p>94,9%</text:p>
          </table:table-cell>
          <table:table-cell office:value-type="float" office:value="7089142" table:style-name="ce55">
            <text:p>7.089.142</text:p>
          </table:table-cell>
          <table:table-cell office:value-type="percentage" office:value="0.90691008401383277" table:style-name="ce56">
            <text:p>90,7%</text:p>
          </table:table-cell>
          <table:table-cell office:value-type="float" office:value="5049934" table:style-name="ce55">
            <text:p>5.049.934</text:p>
          </table:table-cell>
          <table:table-cell office:value-type="percentage" office:value="0.84986822663000128" table:style-name="ce56">
            <text:p>85,0%</text:p>
          </table:table-cell>
          <table:table-cell office:value-type="float" office:value="4155037" table:style-name="ce55">
            <text:p>4.155.037</text:p>
          </table:table-cell>
          <table:table-cell office:value-type="percentage" office:value="0.84373000474149706" table:style-name="ce56">
            <text:p>84,4%</text:p>
          </table:table-cell>
          <table:table-cell office:value-type="float" office:value="3776029" table:style-name="ce55">
            <text:p>3.776.029</text:p>
          </table:table-cell>
          <table:table-cell office:value-type="percentage" office:value="0.94780748410752913" table:style-name="ce56">
            <text:p>94,8%</text:p>
          </table:table-cell>
          <table:table-cell office:value-type="float" office:value="39027546" table:style-name="ce55">
            <text:p>39.027.546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515148678442427" table:style-name="ce56">
            <text:p>92,5%</text:p>
          </table:table-cell>
          <table:table-cell office:value-type="percentage" office:value="0.82338858386761138" table:style-name="ce56">
            <text:p>82,3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7546" table:style-name="ce61">
            <text:p>997.546</text:p>
          </table:table-cell>
          <table:table-cell office:value-type="percentage" office:value="0.92046021811363721" table:style-name="ce62">
            <text:p>92,0%</text:p>
          </table:table-cell>
          <table:table-cell office:value-type="float" office:value="869054" table:style-name="ce61">
            <text:p>869.054</text:p>
          </table:table-cell>
          <table:table-cell office:value-type="percentage" office:value="0.93068388699693716" table:style-name="ce62">
            <text:p>93,1%</text:p>
          </table:table-cell>
          <table:table-cell office:value-type="float" office:value="877717" table:style-name="ce61">
            <text:p>877.717</text:p>
          </table:table-cell>
          <table:table-cell office:value-type="percentage" office:value="0.71800709240164096" table:style-name="ce62">
            <text:p>71,8%</text:p>
          </table:table-cell>
          <table:table-cell office:value-type="float" office:value="704156" table:style-name="ce61">
            <text:p>704.156</text:p>
          </table:table-cell>
          <table:table-cell office:value-type="percentage" office:value="0.55573348065426276" table:style-name="ce62">
            <text:p>55,6%</text:p>
          </table:table-cell>
          <table:table-cell office:value-type="float" office:value="386286" table:style-name="ce61">
            <text:p>386.286</text:p>
          </table:table-cell>
          <table:table-cell office:value-type="percentage" office:value="0.40564500207922916" table:style-name="ce62">
            <text:p>40,6%</text:p>
          </table:table-cell>
          <table:table-cell office:value-type="float" office:value="270719" table:style-name="ce61">
            <text:p>270.719</text:p>
          </table:table-cell>
          <table:table-cell office:value-type="percentage" office:value="0.3414663987598589" table:style-name="ce62">
            <text:p>34,1%</text:p>
          </table:table-cell>
          <table:table-cell office:value-type="float" office:value="29685" table:style-name="ce61">
            <text:p>29.685</text:p>
          </table:table-cell>
          <table:table-cell office:value-type="percentage" office:value="0.17786525740580961" table:style-name="ce46">
            <text:p>17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0735" table:style-name="ce7">
            <text:p>200.735</text:p>
          </table:table-cell>
          <table:table-cell office:value-type="percentage" office:value="0.91334100763942283" table:style-name="ce49">
            <text:p>91,3%</text:p>
          </table:table-cell>
          <table:table-cell office:value-type="float" office:value="142798" table:style-name="ce7">
            <text:p>142.798</text:p>
          </table:table-cell>
          <table:table-cell office:value-type="percentage" office:value="0.91829739619171336" table:style-name="ce49">
            <text:p>91,8%</text:p>
          </table:table-cell>
          <table:table-cell office:value-type="float" office:value="135155" table:style-name="ce7">
            <text:p>135.155</text:p>
          </table:table-cell>
          <table:table-cell office:value-type="percentage" office:value="0.71732992240491689" table:style-name="ce49">
            <text:p>71,7%</text:p>
          </table:table-cell>
          <table:table-cell office:value-type="float" office:value="104281" table:style-name="ce7">
            <text:p>104.281</text:p>
          </table:table-cell>
          <table:table-cell office:value-type="percentage" office:value="0.54578808258969458" table:style-name="ce49">
            <text:p>54,6%</text:p>
          </table:table-cell>
          <table:table-cell office:value-type="float" office:value="51126" table:style-name="ce7">
            <text:p>51.126</text:p>
          </table:table-cell>
          <table:table-cell office:value-type="percentage" office:value="0.39338586069988613" table:style-name="ce49">
            <text:p>39,3%</text:p>
          </table:table-cell>
          <table:table-cell office:value-type="float" office:value="38071" table:style-name="ce7">
            <text:p>38.071</text:p>
          </table:table-cell>
          <table:table-cell office:value-type="percentage" office:value="0.35159121552982031" table:style-name="ce49">
            <text:p>35,2%</text:p>
          </table:table-cell>
          <table:table-cell office:value-type="float" office:value="8532" table:style-name="ce7">
            <text:p>8.532</text:p>
          </table:table-cell>
          <table:table-cell office:value-type="percentage" office:value="0.37815796471943974" table:style-name="ce49">
            <text:p>37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1738" table:style-name="ce7">
            <text:p>191.738</text:p>
          </table:table-cell>
          <table:table-cell office:value-type="percentage" office:value="0.94332790506600017" table:style-name="ce49">
            <text:p>94,3%</text:p>
          </table:table-cell>
          <table:table-cell office:value-type="float" office:value="141900" table:style-name="ce7">
            <text:p>141.900</text:p>
          </table:table-cell>
          <table:table-cell office:value-type="percentage" office:value="0.9490496127556548" table:style-name="ce49">
            <text:p>94,9%</text:p>
          </table:table-cell>
          <table:table-cell office:value-type="float" office:value="143624" table:style-name="ce7">
            <text:p>143.624</text:p>
          </table:table-cell>
          <table:table-cell office:value-type="percentage" office:value="0.92642116737942737" table:style-name="ce49">
            <text:p>92,6%</text:p>
          </table:table-cell>
          <table:table-cell office:value-type="float" office:value="125191" table:style-name="ce7">
            <text:p>125.191</text:p>
          </table:table-cell>
          <table:table-cell office:value-type="percentage" office:value="0.82115074315549197" table:style-name="ce49">
            <text:p>82,1%</text:p>
          </table:table-cell>
          <table:table-cell office:value-type="float" office:value="60147" table:style-name="ce7">
            <text:p>60.147</text:p>
          </table:table-cell>
          <table:table-cell office:value-type="percentage" office:value="0.65380727213435508" table:style-name="ce49">
            <text:p>65,4%</text:p>
          </table:table-cell>
          <table:table-cell office:value-type="float" office:value="41916" table:style-name="ce7">
            <text:p>41.916</text:p>
          </table:table-cell>
          <table:table-cell office:value-type="percentage" office:value="0.62040792161274094" table:style-name="ce49">
            <text:p>62,0%</text:p>
          </table:table-cell>
          <table:table-cell office:value-type="float" office:value="9311" table:style-name="ce7">
            <text:p>9.311</text:p>
          </table:table-cell>
          <table:table-cell office:value-type="percentage" office:value="0.64520823227773538" table:style-name="ce49">
            <text:p>64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19984" table:style-name="ce7">
            <text:p>119.984</text:p>
          </table:table-cell>
          <table:table-cell office:value-type="percentage" office:value="0.91407327274250927" table:style-name="ce49">
            <text:p>91,4%</text:p>
          </table:table-cell>
          <table:table-cell office:value-type="float" office:value="98368" table:style-name="ce7">
            <text:p>98.368</text:p>
          </table:table-cell>
          <table:table-cell office:value-type="percentage" office:value="0.87722051794249845" table:style-name="ce49">
            <text:p>87,7%</text:p>
          </table:table-cell>
          <table:table-cell office:value-type="float" office:value="108121" table:style-name="ce7">
            <text:p>108.121</text:p>
          </table:table-cell>
          <table:table-cell office:value-type="percentage" office:value="0.70649773258929149" table:style-name="ce49">
            <text:p>70,6%</text:p>
          </table:table-cell>
          <table:table-cell office:value-type="float" office:value="80986" table:style-name="ce7">
            <text:p>80.986</text:p>
          </table:table-cell>
          <table:table-cell office:value-type="percentage" office:value="0.46880191721032005" table:style-name="ce49">
            <text:p>46,9%</text:p>
          </table:table-cell>
          <table:table-cell office:value-type="float" office:value="36413" table:style-name="ce7">
            <text:p>36.413</text:p>
          </table:table-cell>
          <table:table-cell office:value-type="percentage" office:value="0.27294874293510035" table:style-name="ce49">
            <text:p>27,3%</text:p>
          </table:table-cell>
          <table:table-cell office:value-type="float" office:value="24477" table:style-name="ce7">
            <text:p>24.477</text:p>
          </table:table-cell>
          <table:table-cell office:value-type="percentage" office:value="0.23824448359435074" table:style-name="ce49">
            <text:p>23,8%</text:p>
          </table:table-cell>
          <table:table-cell office:value-type="float" office:value="2598" table:style-name="ce7">
            <text:p>2.598</text:p>
          </table:table-cell>
          <table:table-cell office:value-type="percentage" office:value="0.13079595227307053" table:style-name="ce49">
            <text:p>13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3591" table:style-name="ce7">
            <text:p>223.591</text:p>
          </table:table-cell>
          <table:table-cell office:value-type="percentage" office:value="0.91339550882181131" table:style-name="ce49">
            <text:p>91,3%</text:p>
          </table:table-cell>
          <table:table-cell office:value-type="float" office:value="197815" table:style-name="ce7">
            <text:p>197.815</text:p>
          </table:table-cell>
          <table:table-cell office:value-type="percentage" office:value="0.87775776077811896" table:style-name="ce49">
            <text:p>87,8%</text:p>
          </table:table-cell>
          <table:table-cell office:value-type="float" office:value="241031" table:style-name="ce7">
            <text:p>241.031</text:p>
          </table:table-cell>
          <table:table-cell office:value-type="percentage" office:value="0.74348684413461241" table:style-name="ce49">
            <text:p>74,3%</text:p>
          </table:table-cell>
          <table:table-cell office:value-type="float" office:value="184731" table:style-name="ce7">
            <text:p>184.731</text:p>
          </table:table-cell>
          <table:table-cell office:value-type="percentage" office:value="0.57404817839430211" table:style-name="ce49">
            <text:p>57,4%</text:p>
          </table:table-cell>
          <table:table-cell office:value-type="float" office:value="78588" table:style-name="ce7">
            <text:p>78.588</text:p>
          </table:table-cell>
          <table:table-cell office:value-type="percentage" office:value="0.33690293484691297" table:style-name="ce49">
            <text:p>33,7%</text:p>
          </table:table-cell>
          <table:table-cell office:value-type="float" office:value="45993" table:style-name="ce7">
            <text:p>45.993</text:p>
          </table:table-cell>
          <table:table-cell office:value-type="percentage" office:value="0.24046867157436841" table:style-name="ce49">
            <text:p>24,0%</text:p>
          </table:table-cell>
          <table:table-cell office:value-type="float" office:value="4568" table:style-name="ce7">
            <text:p>4.568</text:p>
          </table:table-cell>
          <table:table-cell office:value-type="percentage" office:value="0.11201020057868667" table:style-name="ce49">
            <text:p>11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2026" table:style-name="ce7">
            <text:p>92.026</text:p>
          </table:table-cell>
          <table:table-cell office:value-type="percentage" office:value="0.93541370197194551" table:style-name="ce49">
            <text:p>93,5%</text:p>
          </table:table-cell>
          <table:table-cell office:value-type="float" office:value="75464" table:style-name="ce7">
            <text:p>75.464</text:p>
          </table:table-cell>
          <table:table-cell office:value-type="percentage" office:value="0.97794365394085481" table:style-name="ce49">
            <text:p>97,8%</text:p>
          </table:table-cell>
          <table:table-cell office:value-type="float" office:value="71204" table:style-name="ce7">
            <text:p>71.204</text:p>
          </table:table-cell>
          <table:table-cell office:value-type="percentage" office:value="0.83680808555646957" table:style-name="ce49">
            <text:p>83,7%</text:p>
          </table:table-cell>
          <table:table-cell office:value-type="float" office:value="60883" table:style-name="ce7">
            <text:p>60.883</text:p>
          </table:table-cell>
          <table:table-cell office:value-type="percentage" office:value="0.68187978093115464" table:style-name="ce49">
            <text:p>68,2%</text:p>
          </table:table-cell>
          <table:table-cell office:value-type="float" office:value="30290" table:style-name="ce7">
            <text:p>30.290</text:p>
          </table:table-cell>
          <table:table-cell office:value-type="percentage" office:value="0.53447910784867303" table:style-name="ce49">
            <text:p>53,4%</text:p>
          </table:table-cell>
          <table:table-cell office:value-type="float" office:value="18551" table:style-name="ce7">
            <text:p>18.551</text:p>
          </table:table-cell>
          <table:table-cell office:value-type="percentage" office:value="0.4285384277761094" table:style-name="ce49">
            <text:p>42,9%</text:p>
          </table:table-cell>
          <table:table-cell office:value-type="float" office:value="2370" table:style-name="ce7">
            <text:p>2.370</text:p>
          </table:table-cell>
          <table:table-cell office:value-type="percentage" office:value="0.2391523713420787" table:style-name="ce49">
            <text:p>23,9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4787" table:style-name="ce7">
            <text:p>444.787</text:p>
          </table:table-cell>
          <table:table-cell office:value-type="percentage" office:value="0.92880098061530691" table:style-name="ce49">
            <text:p>92,9%</text:p>
          </table:table-cell>
          <table:table-cell office:value-type="float" office:value="294547" table:style-name="ce7">
            <text:p>294.547</text:p>
          </table:table-cell>
          <table:table-cell office:value-type="percentage" office:value="0.90962067613097686" table:style-name="ce49">
            <text:p>91,0%</text:p>
          </table:table-cell>
          <table:table-cell office:value-type="float" office:value="298344" table:style-name="ce7">
            <text:p>298.344</text:p>
          </table:table-cell>
          <table:table-cell office:value-type="percentage" office:value="0.83962986311239196" table:style-name="ce49">
            <text:p>84,0%</text:p>
          </table:table-cell>
          <table:table-cell office:value-type="float" office:value="223658" table:style-name="ce7">
            <text:p>223.658</text:p>
          </table:table-cell>
          <table:table-cell office:value-type="percentage" office:value="0.69093369250920589" table:style-name="ce49">
            <text:p>69,1%</text:p>
          </table:table-cell>
          <table:table-cell office:value-type="float" office:value="117641" table:style-name="ce7">
            <text:p>117.641</text:p>
          </table:table-cell>
          <table:table-cell office:value-type="percentage" office:value="0.54479315726346111" table:style-name="ce49">
            <text:p>54,5%</text:p>
          </table:table-cell>
          <table:table-cell office:value-type="float" office:value="87525" table:style-name="ce7">
            <text:p>87.525</text:p>
          </table:table-cell>
          <table:table-cell office:value-type="percentage" office:value="0.49188481381155236" table:style-name="ce49">
            <text:p>49,2%</text:p>
          </table:table-cell>
          <table:table-cell office:value-type="float" office:value="10271" table:style-name="ce7">
            <text:p>10.271</text:p>
          </table:table-cell>
          <table:table-cell office:value-type="percentage" office:value="0.27648119734043985" table:style-name="ce49">
            <text:p>27,6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3874" table:style-name="ce7">
            <text:p>273.874</text:p>
          </table:table-cell>
          <table:table-cell office:value-type="percentage" office:value="0.92789890057766256" table:style-name="ce49">
            <text:p>92,8%</text:p>
          </table:table-cell>
          <table:table-cell office:value-type="float" office:value="208541" table:style-name="ce7">
            <text:p>208.541</text:p>
          </table:table-cell>
          <table:table-cell office:value-type="percentage" office:value="0.93573630436635957" table:style-name="ce49">
            <text:p>93,6%</text:p>
          </table:table-cell>
          <table:table-cell office:value-type="float" office:value="225102" table:style-name="ce7">
            <text:p>225.102</text:p>
          </table:table-cell>
          <table:table-cell office:value-type="percentage" office:value="0.78486079391921337" table:style-name="ce49">
            <text:p>78,5%</text:p>
          </table:table-cell>
          <table:table-cell office:value-type="float" office:value="178846" table:style-name="ce7">
            <text:p>178.846</text:p>
          </table:table-cell>
          <table:table-cell office:value-type="percentage" office:value="0.62260794491267279" table:style-name="ce49">
            <text:p>62,3%</text:p>
          </table:table-cell>
          <table:table-cell office:value-type="float" office:value="92646" table:style-name="ce7">
            <text:p>92.646</text:p>
          </table:table-cell>
          <table:table-cell office:value-type="percentage" office:value="0.44846865424550908" table:style-name="ce49">
            <text:p>44,8%</text:p>
          </table:table-cell>
          <table:table-cell office:value-type="float" office:value="65280" table:style-name="ce7">
            <text:p>65.280</text:p>
          </table:table-cell>
          <table:table-cell office:value-type="percentage" office:value="0.37537304421328643" table:style-name="ce49">
            <text:p>37,5%</text:p>
          </table:table-cell>
          <table:table-cell office:value-type="float" office:value="8533" table:style-name="ce7">
            <text:p>8.533</text:p>
          </table:table-cell>
          <table:table-cell office:value-type="percentage" office:value="0.23222839102982801" table:style-name="ce49">
            <text:p>23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4246" table:style-name="ce7">
            <text:p>974.246</text:p>
          </table:table-cell>
          <table:table-cell office:value-type="percentage" office:value="0.90709722111010349" table:style-name="ce49">
            <text:p>90,7%</text:p>
          </table:table-cell>
          <table:table-cell office:value-type="float" office:value="724556" table:style-name="ce7">
            <text:p>724.556</text:p>
          </table:table-cell>
          <table:table-cell office:value-type="percentage" office:value="0.90337445686393081" table:style-name="ce49">
            <text:p>90,3%</text:p>
          </table:table-cell>
          <table:table-cell office:value-type="float" office:value="764742" table:style-name="ce7">
            <text:p>764.742</text:p>
          </table:table-cell>
          <table:table-cell office:value-type="percentage" office:value="0.73575473495234744" table:style-name="ce49">
            <text:p>73,6%</text:p>
          </table:table-cell>
          <table:table-cell office:value-type="float" office:value="649624" table:style-name="ce7">
            <text:p>649.624</text:p>
          </table:table-cell>
          <table:table-cell office:value-type="percentage" office:value="0.5623125982452617" table:style-name="ce49">
            <text:p>56,2%</text:p>
          </table:table-cell>
          <table:table-cell office:value-type="float" office:value="319853" table:style-name="ce7">
            <text:p>319.853</text:p>
          </table:table-cell>
          <table:table-cell office:value-type="percentage" office:value="0.39108240225171359" table:style-name="ce49">
            <text:p>39,1%</text:p>
          </table:table-cell>
          <table:table-cell office:value-type="float" office:value="206898" table:style-name="ce7">
            <text:p>206.898</text:p>
          </table:table-cell>
          <table:table-cell office:value-type="percentage" office:value="0.30313348404687845" table:style-name="ce49">
            <text:p>30,3%</text:p>
          </table:table-cell>
          <table:table-cell office:value-type="float" office:value="23745" table:style-name="ce7">
            <text:p>23.745</text:p>
          </table:table-cell>
          <table:table-cell office:value-type="percentage" office:value="0.16761965268953832" table:style-name="ce49">
            <text:p>16,8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81917" table:style-name="ce7">
            <text:p>681.917</text:p>
          </table:table-cell>
          <table:table-cell office:value-type="percentage" office:value="0.93284350808266381" table:style-name="ce49">
            <text:p>93,3%</text:p>
          </table:table-cell>
          <table:table-cell office:value-type="float" office:value="548253" table:style-name="ce7">
            <text:p>548.253</text:p>
          </table:table-cell>
          <table:table-cell office:value-type="percentage" office:value="0.94617081201979825" table:style-name="ce49">
            <text:p>94,6%</text:p>
          </table:table-cell>
          <table:table-cell office:value-type="float" office:value="589538" table:style-name="ce7">
            <text:p>589.538</text:p>
          </table:table-cell>
          <table:table-cell office:value-type="percentage" office:value="0.80394541978382827" table:style-name="ce49">
            <text:p>80,4%</text:p>
          </table:table-cell>
          <table:table-cell office:value-type="float" office:value="505393" table:style-name="ce7">
            <text:p>505.393</text:p>
          </table:table-cell>
          <table:table-cell office:value-type="percentage" office:value="0.65698251835520705" table:style-name="ce49">
            <text:p>65,7%</text:p>
          </table:table-cell>
          <table:table-cell office:value-type="float" office:value="272867" table:style-name="ce7">
            <text:p>272.867</text:p>
          </table:table-cell>
          <table:table-cell office:value-type="percentage" office:value="0.51531301166912491" table:style-name="ce49">
            <text:p>51,5%</text:p>
          </table:table-cell>
          <table:table-cell office:value-type="float" office:value="207227" table:style-name="ce7">
            <text:p>207.227</text:p>
          </table:table-cell>
          <table:table-cell office:value-type="percentage" office:value="0.46441481720531319" table:style-name="ce49">
            <text:p>46,4%</text:p>
          </table:table-cell>
          <table:table-cell office:value-type="float" office:value="41807" table:style-name="ce7">
            <text:p>41.807</text:p>
          </table:table-cell>
          <table:table-cell office:value-type="percentage" office:value="0.43866073489601914" table:style-name="ce49">
            <text:p>43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738" table:style-name="ce7">
            <text:p>154.738</text:p>
          </table:table-cell>
          <table:table-cell office:value-type="percentage" office:value="0.8921907793076409" table:style-name="ce49">
            <text:p>89,2%</text:p>
          </table:table-cell>
          <table:table-cell office:value-type="float" office:value="126535" table:style-name="ce7">
            <text:p>126.535</text:p>
          </table:table-cell>
          <table:table-cell office:value-type="percentage" office:value="0.95244367835126043" table:style-name="ce49">
            <text:p>95,2%</text:p>
          </table:table-cell>
          <table:table-cell office:value-type="float" office:value="132218" table:style-name="ce7">
            <text:p>132.218</text:p>
          </table:table-cell>
          <table:table-cell office:value-type="percentage" office:value="0.81840859150134626" table:style-name="ce49">
            <text:p>81,8%</text:p>
          </table:table-cell>
          <table:table-cell office:value-type="float" office:value="101422" table:style-name="ce7">
            <text:p>101.422</text:p>
          </table:table-cell>
          <table:table-cell office:value-type="percentage" office:value="0.69394401757062807" table:style-name="ce49">
            <text:p>69,4%</text:p>
          </table:table-cell>
          <table:table-cell office:value-type="float" office:value="66479" table:style-name="ce7">
            <text:p>66.479</text:p>
          </table:table-cell>
          <table:table-cell office:value-type="percentage" office:value="0.58709398237278554" table:style-name="ce49">
            <text:p>58,7%</text:p>
          </table:table-cell>
          <table:table-cell office:value-type="float" office:value="44256" table:style-name="ce7">
            <text:p>44.256</text:p>
          </table:table-cell>
          <table:table-cell office:value-type="percentage" office:value="0.47364027483464971" table:style-name="ce49">
            <text:p>47,4%</text:p>
          </table:table-cell>
          <table:table-cell office:value-type="float" office:value="4563" table:style-name="ce7">
            <text:p>4.563</text:p>
          </table:table-cell>
          <table:table-cell office:value-type="percentage" office:value="0.23755726780508121" table:style-name="ce49">
            <text:p>23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6881" table:style-name="ce7">
            <text:p>506.881</text:p>
          </table:table-cell>
          <table:table-cell office:value-type="percentage" office:value="0.95062527193890567" table:style-name="ce49">
            <text:p>95,1%</text:p>
          </table:table-cell>
          <table:table-cell office:value-type="float" office:value="336692" table:style-name="ce7">
            <text:p>336.692</text:p>
          </table:table-cell>
          <table:table-cell office:value-type="percentage" office:value="0.96727504646880202" table:style-name="ce49">
            <text:p>96,7%</text:p>
          </table:table-cell>
          <table:table-cell office:value-type="float" office:value="375058" table:style-name="ce7">
            <text:p>375.058</text:p>
          </table:table-cell>
          <table:table-cell office:value-type="percentage" office:value="0.95461810999572394" table:style-name="ce49">
            <text:p>95,5%</text:p>
          </table:table-cell>
          <table:table-cell office:value-type="float" office:value="378672" table:style-name="ce7">
            <text:p>378.672</text:p>
          </table:table-cell>
          <table:table-cell office:value-type="percentage" office:value="0.92088822309175755" table:style-name="ce49">
            <text:p>92,1%</text:p>
          </table:table-cell>
          <table:table-cell office:value-type="float" office:value="189437" table:style-name="ce7">
            <text:p>189.437</text:p>
          </table:table-cell>
          <table:table-cell office:value-type="percentage" office:value="0.70903714793674555" table:style-name="ce49">
            <text:p>70,9%</text:p>
          </table:table-cell>
          <table:table-cell office:value-type="float" office:value="132860" table:style-name="ce7">
            <text:p>132.860</text:p>
          </table:table-cell>
          <table:table-cell office:value-type="percentage" office:value="0.65673117322854102" table:style-name="ce49">
            <text:p>65,7%</text:p>
          </table:table-cell>
          <table:table-cell office:value-type="float" office:value="16778" table:style-name="ce7">
            <text:p>16.778</text:p>
          </table:table-cell>
          <table:table-cell office:value-type="percentage" office:value="0.40261080315791997" table:style-name="ce49">
            <text:p>40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5760" table:style-name="ce7">
            <text:p>45.760</text:p>
          </table:table-cell>
          <table:table-cell office:value-type="percentage" office:value="0.81976317156625644" table:style-name="ce49">
            <text:p>82,0%</text:p>
          </table:table-cell>
          <table:table-cell office:value-type="float" office:value="36115" table:style-name="ce7">
            <text:p>36.115</text:p>
          </table:table-cell>
          <table:table-cell office:value-type="percentage" office:value="0.9099269337364575" table:style-name="ce49">
            <text:p>91,0%</text:p>
          </table:table-cell>
          <table:table-cell office:value-type="float" office:value="34239" table:style-name="ce7">
            <text:p>34.239</text:p>
          </table:table-cell>
          <table:table-cell office:value-type="percentage" office:value="0.73987077814032887" table:style-name="ce49">
            <text:p>74,0%</text:p>
          </table:table-cell>
          <table:table-cell office:value-type="float" office:value="29538" table:style-name="ce7">
            <text:p>29.538</text:p>
          </table:table-cell>
          <table:table-cell office:value-type="percentage" office:value="0.60777777777777775" table:style-name="ce49">
            <text:p>60,8%</text:p>
          </table:table-cell>
          <table:table-cell office:value-type="float" office:value="14219" table:style-name="ce7">
            <text:p>14.219</text:p>
          </table:table-cell>
          <table:table-cell office:value-type="percentage" office:value="0.43899351651744367" table:style-name="ce49">
            <text:p>43,9%</text:p>
          </table:table-cell>
          <table:table-cell office:value-type="float" office:value="8349" table:style-name="ce7">
            <text:p>8.349</text:p>
          </table:table-cell>
          <table:table-cell office:value-type="percentage" office:value="0.32862315988349211" table:style-name="ce49">
            <text:p>32,9%</text:p>
          </table:table-cell>
          <table:table-cell office:value-type="float" office:value="968" table:style-name="ce7">
            <text:p>968</text:p>
          </table:table-cell>
          <table:table-cell office:value-type="percentage" office:value="0.17491868449584388" table:style-name="ce49">
            <text:p>17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27862" table:style-name="ce7">
            <text:p>827.862</text:p>
          </table:table-cell>
          <table:table-cell office:value-type="percentage" office:value="0.9377695262454987" table:style-name="ce49">
            <text:p>93,8%</text:p>
          </table:table-cell>
          <table:table-cell office:value-type="float" office:value="610540" table:style-name="ce7">
            <text:p>610.540</text:p>
          </table:table-cell>
          <table:table-cell office:value-type="percentage" office:value="0.88429462389886826" table:style-name="ce49">
            <text:p>88,4%</text:p>
          </table:table-cell>
          <table:table-cell office:value-type="float" office:value="677091" table:style-name="ce7">
            <text:p>677.091</text:p>
          </table:table-cell>
          <table:table-cell office:value-type="percentage" office:value="0.70521056611319766" table:style-name="ce49">
            <text:p>70,5%</text:p>
          </table:table-cell>
          <table:table-cell office:value-type="float" office:value="562872" table:style-name="ce7">
            <text:p>562.872</text:p>
          </table:table-cell>
          <table:table-cell office:value-type="percentage" office:value="0.5358435171513678" table:style-name="ce49">
            <text:p>53,6%</text:p>
          </table:table-cell>
          <table:table-cell office:value-type="float" office:value="305011" table:style-name="ce7">
            <text:p>305.011</text:p>
          </table:table-cell>
          <table:table-cell office:value-type="percentage" office:value="0.39607805962512888" table:style-name="ce49">
            <text:p>39,6%</text:p>
          </table:table-cell>
          <table:table-cell office:value-type="float" office:value="208673" table:style-name="ce7">
            <text:p>208.673</text:p>
          </table:table-cell>
          <table:table-cell office:value-type="percentage" office:value="0.33377479842160235" table:style-name="ce49">
            <text:p>33,4%</text:p>
          </table:table-cell>
          <table:table-cell office:value-type="float" office:value="20493" table:style-name="ce7">
            <text:p>20.493</text:p>
          </table:table-cell>
          <table:table-cell office:value-type="percentage" office:value="0.16840470379409808" table:style-name="ce49">
            <text:p>16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0920" table:style-name="ce7">
            <text:p>160.920</text:p>
          </table:table-cell>
          <table:table-cell office:value-type="percentage" office:value="0.87428012604585459" table:style-name="ce49">
            <text:p>87,4%</text:p>
          </table:table-cell>
          <table:table-cell office:value-type="float" office:value="132306" table:style-name="ce7">
            <text:p>132.306</text:p>
          </table:table-cell>
          <table:table-cell office:value-type="percentage" office:value="0.86071156736079935" table:style-name="ce49">
            <text:p>86,1%</text:p>
          </table:table-cell>
          <table:table-cell office:value-type="float" office:value="149097" table:style-name="ce7">
            <text:p>149.097</text:p>
          </table:table-cell>
          <table:table-cell office:value-type="percentage" office:value="0.70449734449715551" table:style-name="ce49">
            <text:p>70,4%</text:p>
          </table:table-cell>
          <table:table-cell office:value-type="float" office:value="126087" table:style-name="ce7">
            <text:p>126.087</text:p>
          </table:table-cell>
          <table:table-cell office:value-type="percentage" office:value="0.53588368297575739" table:style-name="ce49">
            <text:p>53,6%</text:p>
          </table:table-cell>
          <table:table-cell office:value-type="float" office:value="59433" table:style-name="ce7">
            <text:p>59.433</text:p>
          </table:table-cell>
          <table:table-cell office:value-type="percentage" office:value="0.34733796972707615" table:style-name="ce49">
            <text:p>34,7%</text:p>
          </table:table-cell>
          <table:table-cell office:value-type="float" office:value="43804" table:style-name="ce7">
            <text:p>43.804</text:p>
          </table:table-cell>
          <table:table-cell office:value-type="percentage" office:value="0.30228417638534261" table:style-name="ce49">
            <text:p>30,2%</text:p>
          </table:table-cell>
          <table:table-cell office:value-type="float" office:value="4610" table:style-name="ce7">
            <text:p>4.610</text:p>
          </table:table-cell>
          <table:table-cell office:value-type="percentage" office:value="0.15122687311376459" table:style-name="ce49">
            <text:p>15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070" table:style-name="ce7">
            <text:p>93.070</text:p>
          </table:table-cell>
          <table:table-cell office:value-type="percentage" office:value="0.94762457490785423" table:style-name="ce49">
            <text:p>94,8%</text:p>
          </table:table-cell>
          <table:table-cell office:value-type="float" office:value="70838" table:style-name="ce7">
            <text:p>70.838</text:p>
          </table:table-cell>
          <table:table-cell office:value-type="percentage" office:value="0.97605268959435632" table:style-name="ce49">
            <text:p>97,6%</text:p>
          </table:table-cell>
          <table:table-cell office:value-type="float" office:value="72845" table:style-name="ce7">
            <text:p>72.845</text:p>
          </table:table-cell>
          <table:table-cell office:value-type="percentage" office:value="0.78734327712926933" table:style-name="ce49">
            <text:p>78,7%</text:p>
          </table:table-cell>
          <table:table-cell office:value-type="float" office:value="59435" table:style-name="ce7">
            <text:p>59.435</text:p>
          </table:table-cell>
          <table:table-cell office:value-type="percentage" office:value="0.61692322064333982" table:style-name="ce49">
            <text:p>61,7%</text:p>
          </table:table-cell>
          <table:table-cell office:value-type="float" office:value="28914" table:style-name="ce7">
            <text:p>28.914</text:p>
          </table:table-cell>
          <table:table-cell office:value-type="percentage" office:value="0.44094368108825277" table:style-name="ce49">
            <text:p>44,1%</text:p>
          </table:table-cell>
          <table:table-cell office:value-type="float" office:value="20945" table:style-name="ce7">
            <text:p>20.945</text:p>
          </table:table-cell>
          <table:table-cell office:value-type="percentage" office:value="0.35399202271498109" table:style-name="ce49">
            <text:p>35,4%</text:p>
          </table:table-cell>
          <table:table-cell office:value-type="float" office:value="2433" table:style-name="ce7">
            <text:p>2.433</text:p>
          </table:table-cell>
          <table:table-cell office:value-type="percentage" office:value="0.18283610130006764" table:style-name="ce49">
            <text:p>18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3456" table:style-name="ce7">
            <text:p>343.456</text:p>
          </table:table-cell>
          <table:table-cell office:value-type="percentage" office:value="0.91114954847883523" table:style-name="ce49">
            <text:p>91,1%</text:p>
          </table:table-cell>
          <table:table-cell office:value-type="float" office:value="251820" table:style-name="ce7">
            <text:p>251.820</text:p>
          </table:table-cell>
          <table:table-cell office:value-type="percentage" office:value="0.90896949526961912" table:style-name="ce49">
            <text:p>90,9%</text:p>
          </table:table-cell>
          <table:table-cell office:value-type="float" office:value="255435" table:style-name="ce7">
            <text:p>255.435</text:p>
          </table:table-cell>
          <table:table-cell office:value-type="percentage" office:value="0.78344921926517996" table:style-name="ce49">
            <text:p>78,3%</text:p>
          </table:table-cell>
          <table:table-cell office:value-type="float" office:value="181910" table:style-name="ce7">
            <text:p>181.910</text:p>
          </table:table-cell>
          <table:table-cell office:value-type="percentage" office:value="0.56087243397238651" table:style-name="ce49">
            <text:p>56,1%</text:p>
          </table:table-cell>
          <table:table-cell office:value-type="float" office:value="75810" table:style-name="ce7">
            <text:p>75.810</text:p>
          </table:table-cell>
          <table:table-cell office:value-type="percentage" office:value="0.36237183623718361" table:style-name="ce49">
            <text:p>36,2%</text:p>
          </table:table-cell>
          <table:table-cell office:value-type="float" office:value="48259" table:style-name="ce7">
            <text:p>48.259</text:p>
          </table:table-cell>
          <table:table-cell office:value-type="percentage" office:value="0.27927015578343095" table:style-name="ce49">
            <text:p>27,9%</text:p>
          </table:table-cell>
          <table:table-cell office:value-type="float" office:value="7211" table:style-name="ce7">
            <text:p>7.211</text:p>
          </table:table-cell>
          <table:table-cell office:value-type="percentage" office:value="0.18825218639864247" table:style-name="ce49">
            <text:p>18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502" table:style-name="ce7">
            <text:p>5.502</text:p>
          </table:table-cell>
          <table:table-cell office:value-type="percentage" office:value="0.87625418060200666" table:style-name="ce49">
            <text:p>87,6%</text:p>
          </table:table-cell>
          <table:table-cell office:value-type="float" office:value="6834" table:style-name="ce7">
            <text:p>6.834</text:p>
          </table:table-cell>
          <table:table-cell office:value-type="percentage" office:value="0.89708584930427937" table:style-name="ce49">
            <text:p>89,7%</text:p>
          </table:table-cell>
          <table:table-cell office:value-type="float" office:value="7939" table:style-name="ce7">
            <text:p>7.939</text:p>
          </table:table-cell>
          <table:table-cell office:value-type="percentage" office:value="0.75144344533838148" table:style-name="ce49">
            <text:p>75,1%</text:p>
          </table:table-cell>
          <table:table-cell office:value-type="float" office:value="6932" table:style-name="ce7">
            <text:p>6.932</text:p>
          </table:table-cell>
          <table:table-cell office:value-type="percentage" office:value="0.62399855972634799" table:style-name="ce49">
            <text:p>62,4%</text:p>
          </table:table-cell>
          <table:table-cell office:value-type="float" office:value="4086" table:style-name="ce7">
            <text:p>4.086</text:p>
          </table:table-cell>
          <table:table-cell office:value-type="percentage" office:value="0.44606986899563317" table:style-name="ce49">
            <text:p>44,6%</text:p>
          </table:table-cell>
          <table:table-cell office:value-type="float" office:value="2783" table:style-name="ce7">
            <text:p>2.783</text:p>
          </table:table-cell>
          <table:table-cell office:value-type="percentage" office:value="0.31178579430876091" table:style-name="ce49">
            <text:p>31,2%</text:p>
          </table:table-cell>
          <table:table-cell office:value-type="float" office:value="372" table:style-name="ce7">
            <text:p>372</text:p>
          </table:table-cell>
          <table:table-cell office:value-type="percentage" office:value="0.16496674057649668" table:style-name="ce49">
            <text:p>16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212" table:style-name="ce7">
            <text:p>4.212</text:p>
          </table:table-cell>
          <table:table-cell office:value-type="percentage" office:value="0.7776957163958641" table:style-name="ce49">
            <text:p>77,8%</text:p>
          </table:table-cell>
          <table:table-cell office:value-type="float" office:value="5163" table:style-name="ce7">
            <text:p>5.163</text:p>
          </table:table-cell>
          <table:table-cell office:value-type="percentage" office:value="0.69817444219066938" table:style-name="ce49">
            <text:p>69,8%</text:p>
          </table:table-cell>
          <table:table-cell office:value-type="float" office:value="6359" table:style-name="ce7">
            <text:p>6.359</text:p>
          </table:table-cell>
          <table:table-cell office:value-type="percentage" office:value="0.63393480211344833" table:style-name="ce49">
            <text:p>63,4%</text:p>
          </table:table-cell>
          <table:table-cell office:value-type="float" office:value="5479" table:style-name="ce7">
            <text:p>5.479</text:p>
          </table:table-cell>
          <table:table-cell office:value-type="percentage" office:value="0.52235675469539522" table:style-name="ce49">
            <text:p>52,2%</text:p>
          </table:table-cell>
          <table:table-cell office:value-type="float" office:value="2807" table:style-name="ce7">
            <text:p>2.807</text:p>
          </table:table-cell>
          <table:table-cell office:value-type="percentage" office:value="0.31171571349250415" table:style-name="ce49">
            <text:p>31,2%</text:p>
          </table:table-cell>
          <table:table-cell office:value-type="float" office:value="2146" table:style-name="ce7">
            <text:p>2.146</text:p>
          </table:table-cell>
          <table:table-cell office:value-type="percentage" office:value="0.23147449034624096" table:style-name="ce49">
            <text:p>23,1%</text:p>
          </table:table-cell>
          <table:table-cell office:value-type="float" office:value="428" table:style-name="ce7">
            <text:p>428</text:p>
          </table:table-cell>
          <table:table-cell office:value-type="percentage" office:value="0.18616789908655937" table:style-name="ce49">
            <text:p>18,6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50" table:style-name="ce7">
            <text:p>2.350</text:p>
          </table:table-cell>
          <table:table-cell office:value-type="percentage" office:value="0.62038014783526929" table:style-name="ce49">
            <text:p>62,0%</text:p>
          </table:table-cell>
          <table:table-cell office:value-type="float" office:value="7105" table:style-name="ce7">
            <text:p>7.105</text:p>
          </table:table-cell>
          <table:table-cell office:value-type="percentage" office:value="0.707176271523838" table:style-name="ce49">
            <text:p>70,7%</text:p>
          </table:table-cell>
          <table:table-cell office:value-type="float" office:value="14470" table:style-name="ce7">
            <text:p>14.470</text:p>
          </table:table-cell>
          <table:table-cell office:value-type="percentage" office:value="0.62199105914718023" table:style-name="ce49">
            <text:p>62,2%</text:p>
          </table:table-cell>
          <table:table-cell office:value-type="float" office:value="13847" table:style-name="ce7">
            <text:p>13.847</text:p>
          </table:table-cell>
          <table:table-cell office:value-type="percentage" office:value="0.41898393294804687" table:style-name="ce49">
            <text:p>41,9%</text:p>
          </table:table-cell>
          <table:table-cell office:value-type="float" office:value="9564" table:style-name="ce7">
            <text:p>9.564</text:p>
          </table:table-cell>
          <table:table-cell office:value-type="percentage" office:value="0.38405011444404291" table:style-name="ce49">
            <text:p>38,4%</text:p>
          </table:table-cell>
          <table:table-cell office:value-type="float" office:value="165" table:style-name="ce7">
            <text:p>165</text:p>
          </table:table-cell>
          <table:table-cell office:value-type="percentage" office:value="0.12509476876421532" table:style-name="ce49">
            <text:p>12,5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72" table:style-name="ce7">
            <text:p>72</text:p>
          </table:table-cell>
          <table:table-cell office:value-type="percentage" office:value="0.88888888888888884" table:style-name="ce52">
            <text:p>88,9%</text:p>
          </table:table-cell>
          <table:table-cell office:value-type="float" office:value="284" table:style-name="ce7">
            <text:p>284</text:p>
          </table:table-cell>
          <table:table-cell office:value-type="percentage" office:value="0.90445859872611467" table:style-name="ce52">
            <text:p>90,4%</text:p>
          </table:table-cell>
          <table:table-cell office:value-type="float" office:value="636" table:style-name="ce7">
            <text:p>636</text:p>
          </table:table-cell>
          <table:table-cell office:value-type="percentage" office:value="0.67088607594936711" table:style-name="ce52">
            <text:p>67,1%</text:p>
          </table:table-cell>
          <table:table-cell office:value-type="float" office:value="826" table:style-name="ce7">
            <text:p>826</text:p>
          </table:table-cell>
          <table:table-cell office:value-type="percentage" office:value="0.41570206341217919" table:style-name="ce52">
            <text:p>41,6%</text:p>
          </table:table-cell>
          <table:table-cell office:value-type="float" office:value="952" table:style-name="ce7">
            <text:p>952</text:p>
          </table:table-cell>
          <table:table-cell office:value-type="percentage" office:value="0.38495754144763444" table:style-name="ce52">
            <text:p>38,5%</text:p>
          </table:table-cell>
          <table:table-cell office:value-type="float" office:value="763" table:style-name="ce7">
            <text:p>763</text:p>
          </table:table-cell>
          <table:table-cell office:value-type="percentage" office:value="0.35016062413951354" table:style-name="ce52">
            <text:p>35,0%</text:p>
          </table:table-cell>
          <table:table-cell office:value-type="float" office:value="19" table:style-name="ce7">
            <text:p>19</text:p>
          </table:table-cell>
          <table:table-cell office:value-type="percentage" office:value="0.10982658959537572" table:style-name="ce52">
            <text:p>11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42924" table:style-name="ce66">
            <text:p>6.342.924</text:p>
          </table:table-cell>
          <table:table-cell office:value-type="percentage" office:value="0.92239299793095308" table:style-name="ce67">
            <text:p>92,24%</text:p>
          </table:table-cell>
          <table:table-cell office:value-type="float" office:value="4880773" table:style-name="ce66">
            <text:p>4.880.773</text:p>
          </table:table-cell>
          <table:table-cell office:value-type="percentage" office:value="0.91827723855303178" table:style-name="ce67">
            <text:p>91,83%</text:p>
          </table:table-cell>
          <table:table-cell office:value-type="float" office:value="5172600" table:style-name="ce66">
            <text:p>5.172.600</text:p>
          </table:table-cell>
          <table:table-cell office:value-type="percentage" office:value="0.7645365933617484" table:style-name="ce67">
            <text:p>76,45%</text:p>
          </table:table-cell>
          <table:table-cell office:value-type="float" office:value="4285392" table:style-name="ce66">
            <text:p>4.285.392</text:p>
          </table:table-cell>
          <table:table-cell office:value-type="percentage" office:value="0.60450079854515537" table:style-name="ce67">
            <text:p>60,45%</text:p>
          </table:table-cell>
          <table:table-cell office:value-type="float" office:value="2206852" table:style-name="ce66">
            <text:p>2.206.852</text:p>
          </table:table-cell>
          <table:table-cell office:value-type="percentage" office:value="0.43700610740655227" table:style-name="ce67">
            <text:p>43,70%</text:p>
          </table:table-cell>
          <table:table-cell office:value-type="float" office:value="1529059" table:style-name="ce66">
            <text:p>1.529.059</text:p>
          </table:table-cell>
          <table:table-cell office:value-type="percentage" office:value="0.36800129577666818" table:style-name="ce67">
            <text:p>36,80%</text:p>
          </table:table-cell>
          <table:table-cell office:value-type="float" office:value="199460" table:style-name="ce66">
            <text:p>199.460</text:p>
          </table:table-cell>
          <table:table-cell office:value-type="percentage" office:value="0.23151323952555222" table:style-name="ce67">
            <text:p>23,15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40885" table:style-name="ce8">
            <text:p>440.885</text:p>
          </table:table-cell>
          <table:table-cell office:value-type="percentage" office:value="0.60538258212900342" table:style-name="ce77">
            <text:p>60,5%</text:p>
          </table:table-cell>
          <table:table-cell office:value-type="float" office:value="331332" table:style-name="ce8">
            <text:p>331.332</text:p>
          </table:table-cell>
          <table:table-cell office:value-type="percentage" office:value="0.45495451580790225" table:style-name="ce77">
            <text:p>45,5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3814" table:style-name="ce8">
            <text:p>53.814</text:p>
          </table:table-cell>
          <table:table-cell office:value-type="percentage" office:value="0.51863916730917503" table:style-name="ce77">
            <text:p>51,9%</text:p>
          </table:table-cell>
          <table:table-cell office:value-type="float" office:value="40279" table:style-name="ce8">
            <text:p>40.279</text:p>
          </table:table-cell>
          <table:table-cell office:value-type="percentage" office:value="0.3881939090208173" table:style-name="ce77">
            <text:p>38,8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2703" table:style-name="ce8">
            <text:p>42.703</text:p>
          </table:table-cell>
          <table:table-cell office:value-type="percentage" office:value="0.68677527782691905" table:style-name="ce77">
            <text:p>68,7%</text:p>
          </table:table-cell>
          <table:table-cell office:value-type="float" office:value="34966" table:style-name="ce8">
            <text:p>34.966</text:p>
          </table:table-cell>
          <table:table-cell office:value-type="percentage" office:value="0.56234419981022532" table:style-name="ce77">
            <text:p>56,2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292" table:style-name="ce8">
            <text:p>33.292</text:p>
          </table:table-cell>
          <table:table-cell office:value-type="percentage" office:value="0.34033244055529432" table:style-name="ce77">
            <text:p>34,0%</text:p>
          </table:table-cell>
          <table:table-cell office:value-type="float" office:value="24676" table:style-name="ce8">
            <text:p>24.676</text:p>
          </table:table-cell>
          <table:table-cell office:value-type="percentage" office:value="0.25225409417104538" table:style-name="ce77">
            <text:p>25,2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79363" table:style-name="ce8">
            <text:p>79.363</text:p>
          </table:table-cell>
          <table:table-cell office:value-type="percentage" office:value="0.50839824732229799" table:style-name="ce77">
            <text:p>50,8%</text:p>
          </table:table-cell>
          <table:table-cell office:value-type="float" office:value="56672" table:style-name="ce8">
            <text:p>56.672</text:p>
          </table:table-cell>
          <table:table-cell office:value-type="percentage" office:value="0.36304002459898527" table:style-name="ce77">
            <text:p>36,3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5631" table:style-name="ce8">
            <text:p>25.631</text:p>
          </table:table-cell>
          <table:table-cell office:value-type="percentage" office:value="0.59702778877734042" table:style-name="ce77">
            <text:p>59,7%</text:p>
          </table:table-cell>
          <table:table-cell office:value-type="float" office:value="21638" table:style-name="ce8">
            <text:p>21.638</text:p>
          </table:table-cell>
          <table:table-cell office:value-type="percentage" office:value="0.50401807551652655" table:style-name="ce77">
            <text:p>50,4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2921" table:style-name="ce8">
            <text:p>102.921</text:p>
          </table:table-cell>
          <table:table-cell office:value-type="percentage" office:value="0.64833351181439647" table:style-name="ce77">
            <text:p>64,8%</text:p>
          </table:table-cell>
          <table:table-cell office:value-type="float" office:value="86524" table:style-name="ce8">
            <text:p>86.524</text:p>
          </table:table-cell>
          <table:table-cell office:value-type="percentage" office:value="0.54504337089834765" table:style-name="ce77">
            <text:p>54,5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2917" table:style-name="ce8">
            <text:p>102.917</text:p>
          </table:table-cell>
          <table:table-cell office:value-type="percentage" office:value="0.60070859064006632" table:style-name="ce77">
            <text:p>60,1%</text:p>
          </table:table-cell>
          <table:table-cell office:value-type="float" office:value="80737" table:style-name="ce8">
            <text:p>80.737</text:p>
          </table:table-cell>
          <table:table-cell office:value-type="percentage" office:value="0.47124779659829796" table:style-name="ce77">
            <text:p>47,1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55131" table:style-name="ce8">
            <text:p>255.131</text:p>
          </table:table-cell>
          <table:table-cell office:value-type="percentage" office:value="0.3936222734439847" table:style-name="ce77">
            <text:p>39,4%</text:p>
          </table:table-cell>
          <table:table-cell office:value-type="float" office:value="186016" table:style-name="ce8">
            <text:p>186.016</text:p>
          </table:table-cell>
          <table:table-cell office:value-type="percentage" office:value="0.28698998089983679" table:style-name="ce77">
            <text:p>28,7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57620" table:style-name="ce8">
            <text:p>257.620</text:p>
          </table:table-cell>
          <table:table-cell office:value-type="percentage" office:value="0.62796774602431726" table:style-name="ce77">
            <text:p>62,8%</text:p>
          </table:table-cell>
          <table:table-cell office:value-type="float" office:value="180327" table:style-name="ce8">
            <text:p>180.327</text:p>
          </table:table-cell>
          <table:table-cell office:value-type="percentage" office:value="0.43956035920086584" table:style-name="ce77">
            <text:p>44,0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58749" table:style-name="ce8">
            <text:p>58.749</text:p>
          </table:table-cell>
          <table:table-cell office:value-type="percentage" office:value="0.74760444370919921" table:style-name="ce77">
            <text:p>74,8%</text:p>
          </table:table-cell>
          <table:table-cell office:value-type="float" office:value="46534" table:style-name="ce8">
            <text:p>46.534</text:p>
          </table:table-cell>
          <table:table-cell office:value-type="percentage" office:value="0.59216369952788772" table:style-name="ce77">
            <text:p>59,2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4599" table:style-name="ce8">
            <text:p>134.599</text:p>
          </table:table-cell>
          <table:table-cell office:value-type="percentage" office:value="0.75797541348260189" table:style-name="ce77">
            <text:p>75,8%</text:p>
          </table:table-cell>
          <table:table-cell office:value-type="float" office:value="108910" table:style-name="ce8">
            <text:p>108.910</text:p>
          </table:table-cell>
          <table:table-cell office:value-type="percentage" office:value="0.61331140857205602" table:style-name="ce77">
            <text:p>61,3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651" table:style-name="ce8">
            <text:p>16.651</text:p>
          </table:table-cell>
          <table:table-cell office:value-type="percentage" office:value="0.6556286175532543" table:style-name="ce77">
            <text:p>65,6%</text:p>
          </table:table-cell>
          <table:table-cell office:value-type="float" office:value="13641" table:style-name="ce8">
            <text:p>13.641</text:p>
          </table:table-cell>
          <table:table-cell office:value-type="percentage" office:value="0.53711068236405879" table:style-name="ce77">
            <text:p>53,7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58079" table:style-name="ce8">
            <text:p>258.079</text:p>
          </table:table-cell>
          <table:table-cell office:value-type="percentage" office:value="0.45482486672247435" table:style-name="ce77">
            <text:p>45,5%</text:p>
          </table:table-cell>
          <table:table-cell office:value-type="float" office:value="202961" table:style-name="ce8">
            <text:p>202.961</text:p>
          </table:table-cell>
          <table:table-cell office:value-type="percentage" office:value="0.35768780014979951" table:style-name="ce77">
            <text:p>35,8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0521" table:style-name="ce8">
            <text:p>70.521</text:p>
          </table:table-cell>
          <table:table-cell office:value-type="percentage" office:value="0.50462976214328648" table:style-name="ce77">
            <text:p>50,5%</text:p>
          </table:table-cell>
          <table:table-cell office:value-type="float" office:value="46977" table:style-name="ce8">
            <text:p>46.977</text:p>
          </table:table-cell>
          <table:table-cell office:value-type="percentage" office:value="0.3361550791424564" table:style-name="ce77">
            <text:p>33,6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090" table:style-name="ce8">
            <text:p>29.090</text:p>
          </table:table-cell>
          <table:table-cell office:value-type="percentage" office:value="0.51549680140348386" table:style-name="ce77">
            <text:p>51,5%</text:p>
          </table:table-cell>
          <table:table-cell office:value-type="float" office:value="24462" table:style-name="ce8">
            <text:p>24.462</text:p>
          </table:table-cell>
          <table:table-cell office:value-type="percentage" office:value="0.43348514114582409" table:style-name="ce77">
            <text:p>43,3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4922" table:style-name="ce8">
            <text:p>84.922</text:p>
          </table:table-cell>
          <table:table-cell office:value-type="percentage" office:value="0.49901867456427973" table:style-name="ce77">
            <text:p>49,9%</text:p>
          </table:table-cell>
          <table:table-cell office:value-type="float" office:value="63999" table:style-name="ce8">
            <text:p>63.999</text:p>
          </table:table-cell>
          <table:table-cell office:value-type="percentage" office:value="0.37607093748898213" table:style-name="ce77">
            <text:p>37,6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129" table:style-name="ce8">
            <text:p>3.129</text:p>
          </table:table-cell>
          <table:table-cell office:value-type="percentage" office:value="0.34007173133355068" table:style-name="ce77">
            <text:p>34,0%</text:p>
          </table:table-cell>
          <table:table-cell office:value-type="float" office:value="2087" table:style-name="ce8">
            <text:p>2.087</text:p>
          </table:table-cell>
          <table:table-cell office:value-type="percentage" office:value="0.22682317139441366" table:style-name="ce77">
            <text:p>22,7%</text:p>
          </table:table-cell>
          <table:table-cell office:value-type="date" office:date-value="2022-04-12T00:00:00" table:style-name="ce11">
            <text:p>12/04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555" table:style-name="ce8">
            <text:p>3.555</text:p>
          </table:table-cell>
          <table:table-cell office:value-type="percentage" office:value="0.32102221419541266" table:style-name="ce77">
            <text:p>32,1%</text:p>
          </table:table-cell>
          <table:table-cell office:value-type="float" office:value="1917" table:style-name="ce8">
            <text:p>1.917</text:p>
          </table:table-cell>
          <table:table-cell office:value-type="percentage" office:value="0.17310818132562761" table:style-name="ce77">
            <text:p>17,3%</text:p>
          </table:table-cell>
          <table:table-cell office:value-type="date" office:date-value="2022-04-11T00:00:00" table:style-name="ce11">
            <text:p>11/04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4-08T00:00:00" table:style-name="ce11">
            <text:p>08/04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4-08T00:00:00" table:style-name="ce11">
            <text:p>08/04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053572" table:style-name="ce82">
            <text:p>2.053.572</text:p>
          </table:table-cell>
          <table:table-cell office:value-type="percentage" office:value="0.53826572068723655" table:style-name="ce83">
            <text:p>53,8%</text:p>
          </table:table-cell>
          <table:table-cell office:value-type="float" office:value="1554655" table:style-name="ce82">
            <text:p>1.554.655</text:p>
          </table:table-cell>
          <table:table-cell office:value-type="percentage" office:value="0.40749362281673868" table:style-name="ce83">
            <text:p>40,7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4-13T13:31:05Z</dc:date>
  </office:meta>
</office:document-meta>
</file>